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159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42cm"/>
    </style:style>
    <style:style style:name="co7" style:family="table-column">
      <style:table-column-properties fo:break-before="auto" style:column-width="1.884cm"/>
    </style:style>
    <style:style style:name="co8" style:family="table-column">
      <style:table-column-properties fo:break-before="auto" style:column-width="2.699cm"/>
    </style:style>
    <style:style style:name="co9" style:family="table-column">
      <style:table-column-properties fo:break-before="auto" style:column-width="2.252cm"/>
    </style:style>
    <style:style style:name="co10" style:family="table-column">
      <style:table-column-properties fo:break-before="auto" style:column-width="2.067cm"/>
    </style:style>
    <style:style style:name="co11" style:family="table-column">
      <style:table-column-properties fo:break-before="auto" style:column-width="1.857cm"/>
    </style:style>
    <style:style style:name="co12" style:family="table-column">
      <style:table-column-properties fo:break-before="auto" style:column-width="1.199cm"/>
    </style:style>
    <style:style style:name="co13" style:family="table-column">
      <style:table-column-properties fo:break-before="auto" style:column-width="1.699cm"/>
    </style:style>
    <style:style style:name="co14" style:family="table-column">
      <style:table-column-properties fo:break-before="auto" style:column-width="3.838cm"/>
    </style:style>
    <style:style style:name="co15" style:family="table-column">
      <style:table-column-properties fo:break-before="auto" style:column-width="2.595cm"/>
    </style:style>
    <style:style style:name="co16" style:family="table-column">
      <style:table-column-properties fo:break-before="auto" style:column-width="2.514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Applic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IMAGE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image$basel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6405109" calcext:value-type="float">
            <text:p>0,6405109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image$noi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29.36676" calcext:value-type="float">
            <text:p>29,36676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image$work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924" calcext:value-type="float">
            <text:p>17924</text:p>
          </table:table-cell>
          <table:table-cell office:value-type="float" office:value="35876" calcext:value-type="float">
            <text:p>35876</text:p>
          </table:table-cell>
          <table:table-cell office:value-type="float" office:value="17953" calcext:value-type="float">
            <text:p>17953</text:p>
          </table:table-cell>
          <table:table-cell office:value-type="float" office:value="0.526135" calcext:value-type="float">
            <text:p>0,52613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876" calcext:value-type="float">
            <text:p>50876</text:p>
          </table:table-cell>
          <table:table-cell office:value-type="float" office:value="68777" calcext:value-type="float">
            <text:p>68777</text:p>
          </table:table-cell>
          <table:table-cell office:value-type="float" office:value="17902" calcext:value-type="float">
            <text:p>17902</text:p>
          </table:table-cell>
          <table:table-cell office:value-type="float" office:value="0.5375302" calcext:value-type="float">
            <text:p>0,537530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3777" calcext:value-type="float">
            <text:p>83777</text:p>
          </table:table-cell>
          <table:table-cell office:value-type="float" office:value="101638" calcext:value-type="float">
            <text:p>101638</text:p>
          </table:table-cell>
          <table:table-cell office:value-type="float" office:value="17862" calcext:value-type="float">
            <text:p>17862</text:p>
          </table:table-cell>
          <table:table-cell office:value-type="float" office:value="0.6411322" calcext:value-type="float">
            <text:p>0,641132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6638" calcext:value-type="float">
            <text:p>116638</text:p>
          </table:table-cell>
          <table:table-cell office:value-type="float" office:value="134618" calcext:value-type="float">
            <text:p>134618</text:p>
          </table:table-cell>
          <table:table-cell office:value-type="float" office:value="17981" calcext:value-type="float">
            <text:p>17981</text:p>
          </table:table-cell>
          <table:table-cell office:value-type="float" office:value="0.5360916" calcext:value-type="float">
            <text:p>0,536091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9618" calcext:value-type="float">
            <text:p>149618</text:p>
          </table:table-cell>
          <table:table-cell office:value-type="float" office:value="167557" calcext:value-type="float">
            <text:p>167557</text:p>
          </table:table-cell>
          <table:table-cell office:value-type="float" office:value="17940" calcext:value-type="float">
            <text:p>17940</text:p>
          </table:table-cell>
          <table:table-cell office:value-type="float" office:value="0.4832234" calcext:value-type="float">
            <text:p>0,483223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2557" calcext:value-type="float">
            <text:p>182557</text:p>
          </table:table-cell>
          <table:table-cell office:value-type="float" office:value="200596" calcext:value-type="float">
            <text:p>200596</text:p>
          </table:table-cell>
          <table:table-cell office:value-type="float" office:value="18040" calcext:value-type="float">
            <text:p>18040</text:p>
          </table:table-cell>
          <table:table-cell office:value-type="float" office:value="0.5069943" calcext:value-type="float">
            <text:p>0,506994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15596" calcext:value-type="float">
            <text:p>215596</text:p>
          </table:table-cell>
          <table:table-cell office:value-type="float" office:value="233520" calcext:value-type="float">
            <text:p>233520</text:p>
          </table:table-cell>
          <table:table-cell office:value-type="float" office:value="17925" calcext:value-type="float">
            <text:p>17925</text:p>
          </table:table-cell>
          <table:table-cell office:value-type="float" office:value="0.5220922" calcext:value-type="float">
            <text:p>0,522092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48520" calcext:value-type="float">
            <text:p>248520</text:p>
          </table:table-cell>
          <table:table-cell office:value-type="float" office:value="266446" calcext:value-type="float">
            <text:p>266446</text:p>
          </table:table-cell>
          <table:table-cell office:value-type="float" office:value="17927" calcext:value-type="float">
            <text:p>17927</text:p>
          </table:table-cell>
          <table:table-cell office:value-type="float" office:value="0.5368172" calcext:value-type="float">
            <text:p>0,536817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81446" calcext:value-type="float">
            <text:p>281446</text:p>
          </table:table-cell>
          <table:table-cell office:value-type="float" office:value="299347" calcext:value-type="float">
            <text:p>299347</text:p>
          </table:table-cell>
          <table:table-cell office:value-type="float" office:value="17902" calcext:value-type="float">
            <text:p>17902</text:p>
          </table:table-cell>
          <table:table-cell office:value-type="float" office:value="0.5391748" calcext:value-type="float">
            <text:p>0,539174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14347" calcext:value-type="float">
            <text:p>314347</text:p>
          </table:table-cell>
          <table:table-cell office:value-type="float" office:value="332317" calcext:value-type="float">
            <text:p>332317</text:p>
          </table:table-cell>
          <table:table-cell office:value-type="float" office:value="17971" calcext:value-type="float">
            <text:p>17971</text:p>
          </table:table-cell>
          <table:table-cell office:value-type="float" office:value="0.5534126" calcext:value-type="float">
            <text:p>0,553412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47317" calcext:value-type="float">
            <text:p>347317</text:p>
          </table:table-cell>
          <table:table-cell office:value-type="float" office:value="365367" calcext:value-type="float">
            <text:p>365367</text:p>
          </table:table-cell>
          <table:table-cell office:value-type="float" office:value="18051" calcext:value-type="float">
            <text:p>18051</text:p>
          </table:table-cell>
          <table:table-cell office:value-type="float" office:value="0.5720623" calcext:value-type="float">
            <text:p>0,572062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80367" calcext:value-type="float">
            <text:p>380367</text:p>
          </table:table-cell>
          <table:table-cell office:value-type="float" office:value="398458" calcext:value-type="float">
            <text:p>398458</text:p>
          </table:table-cell>
          <table:table-cell office:value-type="float" office:value="18092" calcext:value-type="float">
            <text:p>18092</text:p>
          </table:table-cell>
          <table:table-cell office:value-type="float" office:value="0.5154049" calcext:value-type="float">
            <text:p>0,515404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13458" calcext:value-type="float">
            <text:p>413458</text:p>
          </table:table-cell>
          <table:table-cell office:value-type="float" office:value="431504" calcext:value-type="float">
            <text:p>431504</text:p>
          </table:table-cell>
          <table:table-cell office:value-type="float" office:value="18047" calcext:value-type="float">
            <text:p>18047</text:p>
          </table:table-cell>
          <table:table-cell office:value-type="float" office:value="0.5136409" calcext:value-type="float">
            <text:p>0,513640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46504" calcext:value-type="float">
            <text:p>446504</text:p>
          </table:table-cell>
          <table:table-cell office:value-type="float" office:value="464467" calcext:value-type="float">
            <text:p>464467</text:p>
          </table:table-cell>
          <table:table-cell office:value-type="float" office:value="17964" calcext:value-type="float">
            <text:p>17964</text:p>
          </table:table-cell>
          <table:table-cell office:value-type="float" office:value="0.4772493" calcext:value-type="float">
            <text:p>0,477249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79467" calcext:value-type="float">
            <text:p>479467</text:p>
          </table:table-cell>
          <table:table-cell office:value-type="float" office:value="497476" calcext:value-type="float">
            <text:p>497476</text:p>
          </table:table-cell>
          <table:table-cell office:value-type="float" office:value="18010" calcext:value-type="float">
            <text:p>18010</text:p>
          </table:table-cell>
          <table:table-cell office:value-type="float" office:value="0.4945427" calcext:value-type="float">
            <text:p>0,4945427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12476" calcext:value-type="float">
            <text:p>512476</text:p>
          </table:table-cell>
          <table:table-cell office:value-type="float" office:value="530358" calcext:value-type="float">
            <text:p>530358</text:p>
          </table:table-cell>
          <table:table-cell office:value-type="float" office:value="17883" calcext:value-type="float">
            <text:p>17883</text:p>
          </table:table-cell>
          <table:table-cell office:value-type="float" office:value="0.4897455" calcext:value-type="float">
            <text:p>0,489745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45358" calcext:value-type="float">
            <text:p>545358</text:p>
          </table:table-cell>
          <table:table-cell office:value-type="float" office:value="563406" calcext:value-type="float">
            <text:p>563406</text:p>
          </table:table-cell>
          <table:table-cell office:value-type="float" office:value="18049" calcext:value-type="float">
            <text:p>18049</text:p>
          </table:table-cell>
          <table:table-cell office:value-type="float" office:value="0.5039788" calcext:value-type="float">
            <text:p>0,503978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78406" calcext:value-type="float">
            <text:p>578406</text:p>
          </table:table-cell>
          <table:table-cell office:value-type="float" office:value="596406" calcext:value-type="float">
            <text:p>596406</text:p>
          </table:table-cell>
          <table:table-cell office:value-type="float" office:value="18001" calcext:value-type="float">
            <text:p>18001</text:p>
          </table:table-cell>
          <table:table-cell office:value-type="float" office:value="0.5256316" calcext:value-type="float">
            <text:p>0,525631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11406" calcext:value-type="float">
            <text:p>611406</text:p>
          </table:table-cell>
          <table:table-cell office:value-type="float" office:value="629306" calcext:value-type="float">
            <text:p>629306</text:p>
          </table:table-cell>
          <table:table-cell office:value-type="float" office:value="17901" calcext:value-type="float">
            <text:p>17901</text:p>
          </table:table-cell>
          <table:table-cell office:value-type="float" office:value="0.5898558" calcext:value-type="float">
            <text:p>0,589855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44306" calcext:value-type="float">
            <text:p>644306</text:p>
          </table:table-cell>
          <table:table-cell office:value-type="float" office:value="662144" calcext:value-type="float">
            <text:p>662144</text:p>
          </table:table-cell>
          <table:table-cell office:value-type="float" office:value="17839" calcext:value-type="float">
            <text:p>17839</text:p>
          </table:table-cell>
          <table:table-cell office:value-type="float" office:value="0.5778411" calcext:value-type="float">
            <text:p>0,577841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77144" calcext:value-type="float">
            <text:p>677144</text:p>
          </table:table-cell>
          <table:table-cell office:value-type="float" office:value="695156" calcext:value-type="float">
            <text:p>695156</text:p>
          </table:table-cell>
          <table:table-cell office:value-type="float" office:value="18013" calcext:value-type="float">
            <text:p>18013</text:p>
          </table:table-cell>
          <table:table-cell office:value-type="float" office:value="0.5593589" calcext:value-type="float">
            <text:p>0,5593589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10156" calcext:value-type="float">
            <text:p>710156</text:p>
          </table:table-cell>
          <table:table-cell office:value-type="float" office:value="728163" calcext:value-type="float">
            <text:p>728163</text:p>
          </table:table-cell>
          <table:table-cell office:value-type="float" office:value="18008" calcext:value-type="float">
            <text:p>18008</text:p>
          </table:table-cell>
          <table:table-cell office:value-type="float" office:value="0.4964924" calcext:value-type="float">
            <text:p>0,496492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43163" calcext:value-type="float">
            <text:p>743163</text:p>
          </table:table-cell>
          <table:table-cell office:value-type="float" office:value="761205" calcext:value-type="float">
            <text:p>761205</text:p>
          </table:table-cell>
          <table:table-cell office:value-type="float" office:value="18043" calcext:value-type="float">
            <text:p>18043</text:p>
          </table:table-cell>
          <table:table-cell office:value-type="float" office:value="0.4925607" calcext:value-type="float">
            <text:p>0,4925607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76205" calcext:value-type="float">
            <text:p>776205</text:p>
          </table:table-cell>
          <table:table-cell office:value-type="float" office:value="794144" calcext:value-type="float">
            <text:p>794144</text:p>
          </table:table-cell>
          <table:table-cell office:value-type="float" office:value="17940" calcext:value-type="float">
            <text:p>17940</text:p>
          </table:table-cell>
          <table:table-cell office:value-type="float" office:value="0.5026746" calcext:value-type="float">
            <text:p>0,502674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809144" calcext:value-type="float">
            <text:p>809144</text:p>
          </table:table-cell>
          <table:table-cell office:value-type="float" office:value="827085" calcext:value-type="float">
            <text:p>827085</text:p>
          </table:table-cell>
          <table:table-cell office:value-type="float" office:value="17942" calcext:value-type="float">
            <text:p>17942</text:p>
          </table:table-cell>
          <table:table-cell office:value-type="float" office:value="0.5099211" calcext:value-type="float">
            <text:p>0,509921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842085" calcext:value-type="float">
            <text:p>842085</text:p>
          </table:table-cell>
          <table:table-cell office:value-type="float" office:value="859998" calcext:value-type="float">
            <text:p>859998</text:p>
          </table:table-cell>
          <table:table-cell office:value-type="float" office:value="17914" calcext:value-type="float">
            <text:p>17914</text:p>
          </table:table-cell>
          <table:table-cell office:value-type="float" office:value="0.4961926" calcext:value-type="float">
            <text:p>0,4961926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874998" calcext:value-type="float">
            <text:p>874998</text:p>
          </table:table-cell>
          <table:table-cell office:value-type="float" office:value="893057" calcext:value-type="float">
            <text:p>893057</text:p>
          </table:table-cell>
          <table:table-cell office:value-type="float" office:value="18060" calcext:value-type="float">
            <text:p>18060</text:p>
          </table:table-cell>
          <table:table-cell office:value-type="float" office:value="0.5427869" calcext:value-type="float">
            <text:p>0,542786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908057" calcext:value-type="float">
            <text:p>908057</text:p>
          </table:table-cell>
          <table:table-cell office:value-type="float" office:value="926066" calcext:value-type="float">
            <text:p>926066</text:p>
          </table:table-cell>
          <table:table-cell office:value-type="float" office:value="18010" calcext:value-type="float">
            <text:p>18010</text:p>
          </table:table-cell>
          <table:table-cell office:value-type="float" office:value="0.5766296" calcext:value-type="float">
            <text:p>0,576629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941066" calcext:value-type="float">
            <text:p>941066</text:p>
          </table:table-cell>
          <table:table-cell office:value-type="float" office:value="958966" calcext:value-type="float">
            <text:p>958966</text:p>
          </table:table-cell>
          <table:table-cell office:value-type="float" office:value="17901" calcext:value-type="float">
            <text:p>17901</text:p>
          </table:table-cell>
          <table:table-cell office:value-type="float" office:value="0.5371227" calcext:value-type="float">
            <text:p>0,5371227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DEV.ST</text:p>
          </table:table-cell>
          <table:table-cell table:formula="of:=STDEV([.D10:.D38])" office:value-type="float" office:value="66.6769840128086" calcext:value-type="float">
            <text:p>66,6769840128</text:p>
          </table:table-cell>
          <table:table-cell table:formula="of:=STDEV([.E10:.E38])" office:value-type="float" office:value="0.0370602106926166" calcext:value-type="float">
            <text:p>0,037060210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EDIA</text:p>
          </table:table-cell>
          <table:table-cell table:formula="of:=AVERAGE([.D10:.D38])" office:value-type="float" office:value="17967.9655172414" calcext:value-type="float">
            <text:p>17967,9655172414</text:p>
          </table:table-cell>
          <table:table-cell table:formula="of:=AVERAGE([.E10:.E38])" office:value-type="float" office:value="0.529527444827586" calcext:value-type="float">
            <text:p>0,529527444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=P*T</text:p>
          </table:table-cell>
          <table:table-cell table:formula="of:=[.D41]*[.E41]/1000" office:value-type="float" office:value="9.51453086909501" calcext:value-type="float">
            <text:p>9,5145308691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table:style-name="ce2" office:value-type="string" calcext:value-type="string" table:number-columns-spanned="5" table:number-rows-spanned="1">
            <text:p>WEBIMAGE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webimage$basel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6400508" calcext:value-type="float">
            <text:p>0,6400508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webimage$noi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33.62748" calcext:value-type="float">
            <text:p>33,62748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webimage$work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050" calcext:value-type="float">
            <text:p>18050</text:p>
          </table:table-cell>
          <table:table-cell office:value-type="float" office:value="35985" calcext:value-type="float">
            <text:p>35985</text:p>
          </table:table-cell>
          <table:table-cell office:value-type="float" office:value="17936" calcext:value-type="float">
            <text:p>17936</text:p>
          </table:table-cell>
          <table:table-cell office:value-type="float" office:value="0.4687664" calcext:value-type="float">
            <text:p>0,468766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985" calcext:value-type="float">
            <text:p>50985</text:p>
          </table:table-cell>
          <table:table-cell office:value-type="float" office:value="68927" calcext:value-type="float">
            <text:p>68927</text:p>
          </table:table-cell>
          <table:table-cell office:value-type="float" office:value="17943" calcext:value-type="float">
            <text:p>17943</text:p>
          </table:table-cell>
          <table:table-cell office:value-type="float" office:value="0.4567379" calcext:value-type="float">
            <text:p>0,456737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3927" calcext:value-type="float">
            <text:p>83927</text:p>
          </table:table-cell>
          <table:table-cell office:value-type="float" office:value="101957" calcext:value-type="float">
            <text:p>101957</text:p>
          </table:table-cell>
          <table:table-cell office:value-type="float" office:value="18031" calcext:value-type="float">
            <text:p>18031</text:p>
          </table:table-cell>
          <table:table-cell office:value-type="float" office:value="0.4773786" calcext:value-type="float">
            <text:p>0,477378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6957" calcext:value-type="float">
            <text:p>116957</text:p>
          </table:table-cell>
          <table:table-cell office:value-type="float" office:value="134928" calcext:value-type="float">
            <text:p>134928</text:p>
          </table:table-cell>
          <table:table-cell office:value-type="float" office:value="17972" calcext:value-type="float">
            <text:p>17972</text:p>
          </table:table-cell>
          <table:table-cell office:value-type="float" office:value="0.5290269" calcext:value-type="float">
            <text:p>0,529026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9928" calcext:value-type="float">
            <text:p>149928</text:p>
          </table:table-cell>
          <table:table-cell office:value-type="float" office:value="167838" calcext:value-type="float">
            <text:p>167838</text:p>
          </table:table-cell>
          <table:table-cell office:value-type="float" office:value="17911" calcext:value-type="float">
            <text:p>17911</text:p>
          </table:table-cell>
          <table:table-cell office:value-type="float" office:value="0.525914" calcext:value-type="float">
            <text:p>0,52591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2838" calcext:value-type="float">
            <text:p>182838</text:p>
          </table:table-cell>
          <table:table-cell office:value-type="float" office:value="200725" calcext:value-type="float">
            <text:p>200725</text:p>
          </table:table-cell>
          <table:table-cell office:value-type="float" office:value="17888" calcext:value-type="float">
            <text:p>17888</text:p>
          </table:table-cell>
          <table:table-cell office:value-type="float" office:value="0.4682136" calcext:value-type="float">
            <text:p>0,468213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15725" calcext:value-type="float">
            <text:p>215725</text:p>
          </table:table-cell>
          <table:table-cell office:value-type="float" office:value="233715" calcext:value-type="float">
            <text:p>233715</text:p>
          </table:table-cell>
          <table:table-cell office:value-type="float" office:value="17991" calcext:value-type="float">
            <text:p>17991</text:p>
          </table:table-cell>
          <table:table-cell office:value-type="float" office:value="0.5352974" calcext:value-type="float">
            <text:p>0,535297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48715" calcext:value-type="float">
            <text:p>248715</text:p>
          </table:table-cell>
          <table:table-cell office:value-type="float" office:value="266637" calcext:value-type="float">
            <text:p>266637</text:p>
          </table:table-cell>
          <table:table-cell office:value-type="float" office:value="17923" calcext:value-type="float">
            <text:p>17923</text:p>
          </table:table-cell>
          <table:table-cell office:value-type="float" office:value="0.4777093" calcext:value-type="float">
            <text:p>0,477709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81637" calcext:value-type="float">
            <text:p>281637</text:p>
          </table:table-cell>
          <table:table-cell office:value-type="float" office:value="299597" calcext:value-type="float">
            <text:p>299597</text:p>
          </table:table-cell>
          <table:table-cell office:value-type="float" office:value="17961" calcext:value-type="float">
            <text:p>17961</text:p>
          </table:table-cell>
          <table:table-cell office:value-type="float" office:value="0.5049751" calcext:value-type="float">
            <text:p>0,504975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14597" calcext:value-type="float">
            <text:p>314597</text:p>
          </table:table-cell>
          <table:table-cell office:value-type="float" office:value="332566" calcext:value-type="float">
            <text:p>332566</text:p>
          </table:table-cell>
          <table:table-cell office:value-type="float" office:value="17970" calcext:value-type="float">
            <text:p>17970</text:p>
          </table:table-cell>
          <table:table-cell office:value-type="float" office:value="0.4890345" calcext:value-type="float">
            <text:p>0,489034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47566" calcext:value-type="float">
            <text:p>347566</text:p>
          </table:table-cell>
          <table:table-cell office:value-type="float" office:value="365509" calcext:value-type="float">
            <text:p>365509</text:p>
          </table:table-cell>
          <table:table-cell office:value-type="float" office:value="17944" calcext:value-type="float">
            <text:p>17944</text:p>
          </table:table-cell>
          <table:table-cell office:value-type="float" office:value="0.4768611" calcext:value-type="float">
            <text:p>0,476861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80509" calcext:value-type="float">
            <text:p>380509</text:p>
          </table:table-cell>
          <table:table-cell office:value-type="float" office:value="398517" calcext:value-type="float">
            <text:p>398517</text:p>
          </table:table-cell>
          <table:table-cell office:value-type="float" office:value="18009" calcext:value-type="float">
            <text:p>18009</text:p>
          </table:table-cell>
          <table:table-cell office:value-type="float" office:value="0.4850282" calcext:value-type="float">
            <text:p>0,485028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13517" calcext:value-type="float">
            <text:p>413517</text:p>
          </table:table-cell>
          <table:table-cell office:value-type="float" office:value="431527" calcext:value-type="float">
            <text:p>431527</text:p>
          </table:table-cell>
          <table:table-cell office:value-type="float" office:value="18011" calcext:value-type="float">
            <text:p>18011</text:p>
          </table:table-cell>
          <table:table-cell office:value-type="float" office:value="0.4808838" calcext:value-type="float">
            <text:p>0,480883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46527" calcext:value-type="float">
            <text:p>446527</text:p>
          </table:table-cell>
          <table:table-cell office:value-type="float" office:value="464506" calcext:value-type="float">
            <text:p>464506</text:p>
          </table:table-cell>
          <table:table-cell office:value-type="float" office:value="17980" calcext:value-type="float">
            <text:p>17980</text:p>
          </table:table-cell>
          <table:table-cell office:value-type="float" office:value="0.4562214" calcext:value-type="float">
            <text:p>0,456221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79506" calcext:value-type="float">
            <text:p>479506</text:p>
          </table:table-cell>
          <table:table-cell office:value-type="float" office:value="497417" calcext:value-type="float">
            <text:p>497417</text:p>
          </table:table-cell>
          <table:table-cell office:value-type="float" office:value="17912" calcext:value-type="float">
            <text:p>17912</text:p>
          </table:table-cell>
          <table:table-cell office:value-type="float" office:value="0.4743461" calcext:value-type="float">
            <text:p>0,474346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12417" calcext:value-type="float">
            <text:p>512417</text:p>
          </table:table-cell>
          <table:table-cell office:value-type="float" office:value="530443" calcext:value-type="float">
            <text:p>530443</text:p>
          </table:table-cell>
          <table:table-cell office:value-type="float" office:value="18027" calcext:value-type="float">
            <text:p>18027</text:p>
          </table:table-cell>
          <table:table-cell office:value-type="float" office:value="0.4956912" calcext:value-type="float">
            <text:p>0,495691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45443" calcext:value-type="float">
            <text:p>545443</text:p>
          </table:table-cell>
          <table:table-cell office:value-type="float" office:value="563467" calcext:value-type="float">
            <text:p>563467</text:p>
          </table:table-cell>
          <table:table-cell office:value-type="float" office:value="18025" calcext:value-type="float">
            <text:p>18025</text:p>
          </table:table-cell>
          <table:table-cell office:value-type="float" office:value="0.5054835" calcext:value-type="float">
            <text:p>0,505483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78467" calcext:value-type="float">
            <text:p>578467</text:p>
          </table:table-cell>
          <table:table-cell office:value-type="float" office:value="596399" calcext:value-type="float">
            <text:p>596399</text:p>
          </table:table-cell>
          <table:table-cell office:value-type="float" office:value="17933" calcext:value-type="float">
            <text:p>17933</text:p>
          </table:table-cell>
          <table:table-cell office:value-type="float" office:value="0.4547231" calcext:value-type="float">
            <text:p>0,454723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11399" calcext:value-type="float">
            <text:p>611399</text:p>
          </table:table-cell>
          <table:table-cell office:value-type="float" office:value="629376" calcext:value-type="float">
            <text:p>629376</text:p>
          </table:table-cell>
          <table:table-cell office:value-type="float" office:value="17978" calcext:value-type="float">
            <text:p>17978</text:p>
          </table:table-cell>
          <table:table-cell office:value-type="float" office:value="0.5029806" calcext:value-type="float">
            <text:p>0,502980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44376" calcext:value-type="float">
            <text:p>644376</text:p>
          </table:table-cell>
          <table:table-cell office:value-type="float" office:value="662356" calcext:value-type="float">
            <text:p>662356</text:p>
          </table:table-cell>
          <table:table-cell office:value-type="float" office:value="17981" calcext:value-type="float">
            <text:p>17981</text:p>
          </table:table-cell>
          <table:table-cell office:value-type="float" office:value="0.5347482" calcext:value-type="float">
            <text:p>0,534748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77356" calcext:value-type="float">
            <text:p>677356</text:p>
          </table:table-cell>
          <table:table-cell office:value-type="float" office:value="695386" calcext:value-type="float">
            <text:p>695386</text:p>
          </table:table-cell>
          <table:table-cell office:value-type="float" office:value="18031" calcext:value-type="float">
            <text:p>18031</text:p>
          </table:table-cell>
          <table:table-cell office:value-type="float" office:value="0.4921656" calcext:value-type="float">
            <text:p>0,4921656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10386" calcext:value-type="float">
            <text:p>710386</text:p>
          </table:table-cell>
          <table:table-cell office:value-type="float" office:value="728376" calcext:value-type="float">
            <text:p>728376</text:p>
          </table:table-cell>
          <table:table-cell office:value-type="float" office:value="17991" calcext:value-type="float">
            <text:p>17991</text:p>
          </table:table-cell>
          <table:table-cell office:value-type="float" office:value="0.4666746" calcext:value-type="float">
            <text:p>0,4666746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43376" calcext:value-type="float">
            <text:p>743376</text:p>
          </table:table-cell>
          <table:table-cell office:value-type="float" office:value="761436" calcext:value-type="float">
            <text:p>761436</text:p>
          </table:table-cell>
          <table:table-cell office:value-type="float" office:value="18061" calcext:value-type="float">
            <text:p>18061</text:p>
          </table:table-cell>
          <table:table-cell office:value-type="float" office:value="0.465431" calcext:value-type="float">
            <text:p>0,46543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76436" calcext:value-type="float">
            <text:p>776436</text:p>
          </table:table-cell>
          <table:table-cell office:value-type="float" office:value="794354" calcext:value-type="float">
            <text:p>794354</text:p>
          </table:table-cell>
          <table:table-cell office:value-type="float" office:value="17919" calcext:value-type="float">
            <text:p>17919</text:p>
          </table:table-cell>
          <table:table-cell office:value-type="float" office:value="0.4561791" calcext:value-type="float">
            <text:p>0,456179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809354" calcext:value-type="float">
            <text:p>809354</text:p>
          </table:table-cell>
          <table:table-cell office:value-type="float" office:value="827317" calcext:value-type="float">
            <text:p>827317</text:p>
          </table:table-cell>
          <table:table-cell office:value-type="float" office:value="17964" calcext:value-type="float">
            <text:p>17964</text:p>
          </table:table-cell>
          <table:table-cell office:value-type="float" office:value="0.4468144" calcext:value-type="float">
            <text:p>0,4468144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842317" calcext:value-type="float">
            <text:p>842317</text:p>
          </table:table-cell>
          <table:table-cell office:value-type="float" office:value="860337" calcext:value-type="float">
            <text:p>860337</text:p>
          </table:table-cell>
          <table:table-cell office:value-type="float" office:value="18021" calcext:value-type="float">
            <text:p>18021</text:p>
          </table:table-cell>
          <table:table-cell office:value-type="float" office:value="0.4979304" calcext:value-type="float">
            <text:p>0,4979304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875337" calcext:value-type="float">
            <text:p>875337</text:p>
          </table:table-cell>
          <table:table-cell office:value-type="float" office:value="893248" calcext:value-type="float">
            <text:p>893248</text:p>
          </table:table-cell>
          <table:table-cell office:value-type="float" office:value="17912" calcext:value-type="float">
            <text:p>17912</text:p>
          </table:table-cell>
          <table:table-cell office:value-type="float" office:value="0.5063308" calcext:value-type="float">
            <text:p>0,506330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908248" calcext:value-type="float">
            <text:p>908248</text:p>
          </table:table-cell>
          <table:table-cell office:value-type="float" office:value="926345" calcext:value-type="float">
            <text:p>926345</text:p>
          </table:table-cell>
          <table:table-cell office:value-type="float" office:value="18098" calcext:value-type="float">
            <text:p>18098</text:p>
          </table:table-cell>
          <table:table-cell office:value-type="float" office:value="0.4578925" calcext:value-type="float">
            <text:p>0,457892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941345" calcext:value-type="float">
            <text:p>941345</text:p>
          </table:table-cell>
          <table:table-cell office:value-type="float" office:value="959406" calcext:value-type="float">
            <text:p>959406</text:p>
          </table:table-cell>
          <table:table-cell office:value-type="float" office:value="18062" calcext:value-type="float">
            <text:p>18062</text:p>
          </table:table-cell>
          <table:table-cell office:value-type="float" office:value="0.5290846" calcext:value-type="float">
            <text:p>0,5290846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74406" calcext:value-type="float">
            <text:p>974406</text:p>
          </table:table-cell>
          <table:table-cell office:value-type="float" office:value="992364" calcext:value-type="float">
            <text:p>992364</text:p>
          </table:table-cell>
          <table:table-cell office:value-type="float" office:value="17959" calcext:value-type="float">
            <text:p>17959</text:p>
          </table:table-cell>
          <table:table-cell office:value-type="float" office:value="0.4473339" calcext:value-type="float">
            <text:p>0,4473339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DEV.ST</text:p>
          </table:table-cell>
          <table:table-cell table:formula="of:=STDEV([.D53:.D82])" office:value-type="float" office:value="51.777197306532" calcext:value-type="float">
            <text:p>51,7771973065</text:p>
          </table:table-cell>
          <table:table-cell table:formula="of:=STDEV([.E53:.E82])" office:value-type="float" office:value="0.0269457304084612" calcext:value-type="float">
            <text:p>0,026945730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EDIA</text:p>
          </table:table-cell>
          <table:table-cell table:formula="of:=AVERAGE([.D53:.D82])" office:value-type="float" office:value="17978.1333333333" calcext:value-type="float">
            <text:p>17978,1333333333</text:p>
          </table:table-cell>
          <table:table-cell table:formula="of:=AVERAGE([.E53:.E82])" office:value-type="float" office:value="0.485528593333333" calcext:value-type="float">
            <text:p>0,485528593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=P*T</text:p>
          </table:table-cell>
          <table:table-cell table:formula="of:=[.D85]*[.E85]/1000" office:value-type="float" office:value="8.72889778809244" calcext:value-type="float">
            <text:p>8,7288977881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table:style-name="ce2" office:value-type="string" calcext:value-type="string" table:number-columns-spanned="5" table:number-rows-spanned="1">
            <text:p>WHITE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white$basel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6319445" calcext:value-type="float">
            <text:p>0,6319445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white$noi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30.2474" calcext:value-type="float">
            <text:p>30,2474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white$work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551" calcext:value-type="float">
            <text:p>17551</text:p>
          </table:table-cell>
          <table:table-cell office:value-type="float" office:value="35442" calcext:value-type="float">
            <text:p>35442</text:p>
          </table:table-cell>
          <table:table-cell office:value-type="float" office:value="17892" calcext:value-type="float">
            <text:p>17892</text:p>
          </table:table-cell>
          <table:table-cell office:value-type="float" office:value="0.4713595" calcext:value-type="float">
            <text:p>0,471359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442" calcext:value-type="float">
            <text:p>50442</text:p>
          </table:table-cell>
          <table:table-cell office:value-type="float" office:value="68502" calcext:value-type="float">
            <text:p>68502</text:p>
          </table:table-cell>
          <table:table-cell office:value-type="float" office:value="18061" calcext:value-type="float">
            <text:p>18061</text:p>
          </table:table-cell>
          <table:table-cell office:value-type="float" office:value="0.4922606" calcext:value-type="float">
            <text:p>0,492260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3502" calcext:value-type="float">
            <text:p>83502</text:p>
          </table:table-cell>
          <table:table-cell office:value-type="float" office:value="101474" calcext:value-type="float">
            <text:p>101474</text:p>
          </table:table-cell>
          <table:table-cell office:value-type="float" office:value="17973" calcext:value-type="float">
            <text:p>17973</text:p>
          </table:table-cell>
          <table:table-cell office:value-type="float" office:value="0.4546224" calcext:value-type="float">
            <text:p>0,454622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6474" calcext:value-type="float">
            <text:p>116474</text:p>
          </table:table-cell>
          <table:table-cell office:value-type="float" office:value="134414" calcext:value-type="float">
            <text:p>134414</text:p>
          </table:table-cell>
          <table:table-cell office:value-type="float" office:value="17941" calcext:value-type="float">
            <text:p>17941</text:p>
          </table:table-cell>
          <table:table-cell office:value-type="float" office:value="0.505513" calcext:value-type="float">
            <text:p>0,50551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9414" calcext:value-type="float">
            <text:p>149414</text:p>
          </table:table-cell>
          <table:table-cell office:value-type="float" office:value="167444" calcext:value-type="float">
            <text:p>167444</text:p>
          </table:table-cell>
          <table:table-cell office:value-type="float" office:value="18031" calcext:value-type="float">
            <text:p>18031</text:p>
          </table:table-cell>
          <table:table-cell office:value-type="float" office:value="0.5234146" calcext:value-type="float">
            <text:p>0,523414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2444" calcext:value-type="float">
            <text:p>182444</text:p>
          </table:table-cell>
          <table:table-cell office:value-type="float" office:value="200313" calcext:value-type="float">
            <text:p>200313</text:p>
          </table:table-cell>
          <table:table-cell office:value-type="float" office:value="17870" calcext:value-type="float">
            <text:p>17870</text:p>
          </table:table-cell>
          <table:table-cell office:value-type="float" office:value="0.4025034" calcext:value-type="float">
            <text:p>0,402503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15313" calcext:value-type="float">
            <text:p>215313</text:p>
          </table:table-cell>
          <table:table-cell office:value-type="float" office:value="233331" calcext:value-type="float">
            <text:p>233331</text:p>
          </table:table-cell>
          <table:table-cell office:value-type="float" office:value="18019" calcext:value-type="float">
            <text:p>18019</text:p>
          </table:table-cell>
          <table:table-cell office:value-type="float" office:value="0.4216404" calcext:value-type="float">
            <text:p>0,421640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48331" calcext:value-type="float">
            <text:p>248331</text:p>
          </table:table-cell>
          <table:table-cell office:value-type="float" office:value="266271" calcext:value-type="float">
            <text:p>266271</text:p>
          </table:table-cell>
          <table:table-cell office:value-type="float" office:value="17941" calcext:value-type="float">
            <text:p>17941</text:p>
          </table:table-cell>
          <table:table-cell office:value-type="float" office:value="0.4395242" calcext:value-type="float">
            <text:p>0,439524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81271" calcext:value-type="float">
            <text:p>281271</text:p>
          </table:table-cell>
          <table:table-cell office:value-type="float" office:value="299282" calcext:value-type="float">
            <text:p>299282</text:p>
          </table:table-cell>
          <table:table-cell office:value-type="float" office:value="18012" calcext:value-type="float">
            <text:p>18012</text:p>
          </table:table-cell>
          <table:table-cell office:value-type="float" office:value="0.4592548" calcext:value-type="float">
            <text:p>0,459254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14282" calcext:value-type="float">
            <text:p>314282</text:p>
          </table:table-cell>
          <table:table-cell office:value-type="float" office:value="332274" calcext:value-type="float">
            <text:p>332274</text:p>
          </table:table-cell>
          <table:table-cell office:value-type="float" office:value="17993" calcext:value-type="float">
            <text:p>17993</text:p>
          </table:table-cell>
          <table:table-cell office:value-type="float" office:value="0.4260266" calcext:value-type="float">
            <text:p>0,426026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47274" calcext:value-type="float">
            <text:p>347274</text:p>
          </table:table-cell>
          <table:table-cell office:value-type="float" office:value="365113" calcext:value-type="float">
            <text:p>365113</text:p>
          </table:table-cell>
          <table:table-cell office:value-type="float" office:value="17840" calcext:value-type="float">
            <text:p>17840</text:p>
          </table:table-cell>
          <table:table-cell office:value-type="float" office:value="0.4597567" calcext:value-type="float">
            <text:p>0,459756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80113" calcext:value-type="float">
            <text:p>380113</text:p>
          </table:table-cell>
          <table:table-cell office:value-type="float" office:value="397952" calcext:value-type="float">
            <text:p>397952</text:p>
          </table:table-cell>
          <table:table-cell office:value-type="float" office:value="17840" calcext:value-type="float">
            <text:p>17840</text:p>
          </table:table-cell>
          <table:table-cell office:value-type="float" office:value="0.5123985" calcext:value-type="float">
            <text:p>0,512398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12952" calcext:value-type="float">
            <text:p>412952</text:p>
          </table:table-cell>
          <table:table-cell office:value-type="float" office:value="430900" calcext:value-type="float">
            <text:p>430900</text:p>
          </table:table-cell>
          <table:table-cell office:value-type="float" office:value="17949" calcext:value-type="float">
            <text:p>17949</text:p>
          </table:table-cell>
          <table:table-cell office:value-type="float" office:value="0.4233923" calcext:value-type="float">
            <text:p>0,423392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45900" calcext:value-type="float">
            <text:p>445900</text:p>
          </table:table-cell>
          <table:table-cell office:value-type="float" office:value="463822" calcext:value-type="float">
            <text:p>463822</text:p>
          </table:table-cell>
          <table:table-cell office:value-type="float" office:value="17923" calcext:value-type="float">
            <text:p>17923</text:p>
          </table:table-cell>
          <table:table-cell office:value-type="float" office:value="0.4445946" calcext:value-type="float">
            <text:p>0,444594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78822" calcext:value-type="float">
            <text:p>478822</text:p>
          </table:table-cell>
          <table:table-cell office:value-type="float" office:value="496732" calcext:value-type="float">
            <text:p>496732</text:p>
          </table:table-cell>
          <table:table-cell office:value-type="float" office:value="17911" calcext:value-type="float">
            <text:p>17911</text:p>
          </table:table-cell>
          <table:table-cell office:value-type="float" office:value="0.5025201" calcext:value-type="float">
            <text:p>0,502520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11732" calcext:value-type="float">
            <text:p>511732</text:p>
          </table:table-cell>
          <table:table-cell office:value-type="float" office:value="529592" calcext:value-type="float">
            <text:p>529592</text:p>
          </table:table-cell>
          <table:table-cell office:value-type="float" office:value="17861" calcext:value-type="float">
            <text:p>17861</text:p>
          </table:table-cell>
          <table:table-cell office:value-type="float" office:value="0.428173" calcext:value-type="float">
            <text:p>0,42817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44592" calcext:value-type="float">
            <text:p>544592</text:p>
          </table:table-cell>
          <table:table-cell office:value-type="float" office:value="562511" calcext:value-type="float">
            <text:p>562511</text:p>
          </table:table-cell>
          <table:table-cell office:value-type="float" office:value="17920" calcext:value-type="float">
            <text:p>17920</text:p>
          </table:table-cell>
          <table:table-cell office:value-type="float" office:value="0.4483706" calcext:value-type="float">
            <text:p>0,448370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77511" calcext:value-type="float">
            <text:p>577511</text:p>
          </table:table-cell>
          <table:table-cell office:value-type="float" office:value="595370" calcext:value-type="float">
            <text:p>595370</text:p>
          </table:table-cell>
          <table:table-cell office:value-type="float" office:value="17860" calcext:value-type="float">
            <text:p>17860</text:p>
          </table:table-cell>
          <table:table-cell office:value-type="float" office:value="0.497329" calcext:value-type="float">
            <text:p>0,497329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10370" calcext:value-type="float">
            <text:p>610370</text:p>
          </table:table-cell>
          <table:table-cell office:value-type="float" office:value="628262" calcext:value-type="float">
            <text:p>628262</text:p>
          </table:table-cell>
          <table:table-cell office:value-type="float" office:value="17893" calcext:value-type="float">
            <text:p>17893</text:p>
          </table:table-cell>
          <table:table-cell office:value-type="float" office:value="0.5028303" calcext:value-type="float">
            <text:p>0,502830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43262" calcext:value-type="float">
            <text:p>643262</text:p>
          </table:table-cell>
          <table:table-cell office:value-type="float" office:value="661331" calcext:value-type="float">
            <text:p>661331</text:p>
          </table:table-cell>
          <table:table-cell office:value-type="float" office:value="18070" calcext:value-type="float">
            <text:p>18070</text:p>
          </table:table-cell>
          <table:table-cell office:value-type="float" office:value="0.4928474" calcext:value-type="float">
            <text:p>0,492847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76331" calcext:value-type="float">
            <text:p>676331</text:p>
          </table:table-cell>
          <table:table-cell office:value-type="float" office:value="694313" calcext:value-type="float">
            <text:p>694313</text:p>
          </table:table-cell>
          <table:table-cell office:value-type="float" office:value="17983" calcext:value-type="float">
            <text:p>17983</text:p>
          </table:table-cell>
          <table:table-cell office:value-type="float" office:value="0.5221294" calcext:value-type="float">
            <text:p>0,522129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09313" calcext:value-type="float">
            <text:p>709313</text:p>
          </table:table-cell>
          <table:table-cell office:value-type="float" office:value="727272" calcext:value-type="float">
            <text:p>727272</text:p>
          </table:table-cell>
          <table:table-cell office:value-type="float" office:value="17960" calcext:value-type="float">
            <text:p>17960</text:p>
          </table:table-cell>
          <table:table-cell office:value-type="float" office:value="0.4371846" calcext:value-type="float">
            <text:p>0,4371846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42272" calcext:value-type="float">
            <text:p>742272</text:p>
          </table:table-cell>
          <table:table-cell office:value-type="float" office:value="760240" calcext:value-type="float">
            <text:p>760240</text:p>
          </table:table-cell>
          <table:table-cell office:value-type="float" office:value="17969" calcext:value-type="float">
            <text:p>17969</text:p>
          </table:table-cell>
          <table:table-cell office:value-type="float" office:value="0.4520346" calcext:value-type="float">
            <text:p>0,4520346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75240" calcext:value-type="float">
            <text:p>775240</text:p>
          </table:table-cell>
          <table:table-cell office:value-type="float" office:value="793140" calcext:value-type="float">
            <text:p>793140</text:p>
          </table:table-cell>
          <table:table-cell office:value-type="float" office:value="17901" calcext:value-type="float">
            <text:p>17901</text:p>
          </table:table-cell>
          <table:table-cell office:value-type="float" office:value="0.4627595" calcext:value-type="float">
            <text:p>0,462759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808140" calcext:value-type="float">
            <text:p>808140</text:p>
          </table:table-cell>
          <table:table-cell office:value-type="float" office:value="826054" calcext:value-type="float">
            <text:p>826054</text:p>
          </table:table-cell>
          <table:table-cell office:value-type="float" office:value="17915" calcext:value-type="float">
            <text:p>17915</text:p>
          </table:table-cell>
          <table:table-cell office:value-type="float" office:value="0.5066116" calcext:value-type="float">
            <text:p>0,5066116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841054" calcext:value-type="float">
            <text:p>841054</text:p>
          </table:table-cell>
          <table:table-cell office:value-type="float" office:value="859013" calcext:value-type="float">
            <text:p>859013</text:p>
          </table:table-cell>
          <table:table-cell office:value-type="float" office:value="17960" calcext:value-type="float">
            <text:p>17960</text:p>
          </table:table-cell>
          <table:table-cell office:value-type="float" office:value="0.6499467" calcext:value-type="float">
            <text:p>0,649946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874013" calcext:value-type="float">
            <text:p>874013</text:p>
          </table:table-cell>
          <table:table-cell office:value-type="float" office:value="891962" calcext:value-type="float">
            <text:p>891962</text:p>
          </table:table-cell>
          <table:table-cell office:value-type="float" office:value="17950" calcext:value-type="float">
            <text:p>17950</text:p>
          </table:table-cell>
          <table:table-cell office:value-type="float" office:value="0.7316185" calcext:value-type="float">
            <text:p>0,731618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906962" calcext:value-type="float">
            <text:p>906962</text:p>
          </table:table-cell>
          <table:table-cell office:value-type="float" office:value="925053" calcext:value-type="float">
            <text:p>925053</text:p>
          </table:table-cell>
          <table:table-cell office:value-type="float" office:value="18092" calcext:value-type="float">
            <text:p>18092</text:p>
          </table:table-cell>
          <table:table-cell office:value-type="float" office:value="0.466495" calcext:value-type="float">
            <text:p>0,46649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940053" calcext:value-type="float">
            <text:p>940053</text:p>
          </table:table-cell>
          <table:table-cell office:value-type="float" office:value="958153" calcext:value-type="float">
            <text:p>958153</text:p>
          </table:table-cell>
          <table:table-cell office:value-type="float" office:value="18101" calcext:value-type="float">
            <text:p>18101</text:p>
          </table:table-cell>
          <table:table-cell office:value-type="float" office:value="0.5256086" calcext:value-type="float">
            <text:p>0,5256086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73153" calcext:value-type="float">
            <text:p>973153</text:p>
          </table:table-cell>
          <table:table-cell office:value-type="float" office:value="991101" calcext:value-type="float">
            <text:p>991101</text:p>
          </table:table-cell>
          <table:table-cell office:value-type="float" office:value="17949" calcext:value-type="float">
            <text:p>17949</text:p>
          </table:table-cell>
          <table:table-cell office:value-type="float" office:value="0.4205782" calcext:value-type="float">
            <text:p>0,4205782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DEV.ST</text:p>
          </table:table-cell>
          <table:table-cell table:formula="of:=STDEV([.D97:.D126])" office:value-type="float" office:value="71.6410272232971" calcext:value-type="float">
            <text:p>71,6410272233</text:p>
          </table:table-cell>
          <table:table-cell table:formula="of:=STDEV([.E97:.E126])" office:value-type="float" office:value="0.0674785189835212" calcext:value-type="float">
            <text:p>0,06747851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EDIA</text:p>
          </table:table-cell>
          <table:table-cell table:formula="of:=AVERAGE([.D97:.D126])" office:value-type="float" office:value="17952.6666666667" calcext:value-type="float">
            <text:p>17952,6666666667</text:p>
          </table:table-cell>
          <table:table-cell table:formula="of:=AVERAGE([.E97:.E126])" office:value-type="float" office:value="0.482776623333333" calcext:value-type="float">
            <text:p>0,482776623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=P*T</text:p>
          </table:table-cell>
          <table:table-cell table:formula="of:=[.D129]*[.E129]/1000" office:value-type="float" office:value="8.66712779316222" calcext:value-type="float">
            <text:p>8,6671277932</text:p>
          </table:table-cell>
          <table:table-cell/>
        </table:table-row>
      </table:table>
      <table:table table:name="Syscall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2" office:value-type="string" calcext:value-type="string" table:number-columns-spanned="5" table:number-rows-spanned="1">
            <text:p>CLOCK_GETTIME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CLOCK_GETTIME$baselin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6883502" calcext:value-type="float">
            <text:p>0,6883502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CLOCK_GETTIME$nois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15.4899" calcext:value-type="float">
            <text:p>115,4899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CLOCK_GETTIME$work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4266" calcext:value-type="float">
            <text:p>34266</text:p>
          </table:table-cell>
          <table:table-cell office:value-type="float" office:value="35575" calcext:value-type="float">
            <text:p>35575</text:p>
          </table:table-cell>
          <table:table-cell office:value-type="float" office:value="1310" calcext:value-type="float">
            <text:p>1310</text:p>
          </table:table-cell>
          <table:table-cell office:value-type="float" office:value="1.543426" calcext:value-type="float">
            <text:p>1,543426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575" calcext:value-type="float">
            <text:p>50575</text:p>
          </table:table-cell>
          <table:table-cell office:value-type="float" office:value="51915" calcext:value-type="float">
            <text:p>51915</text:p>
          </table:table-cell>
          <table:table-cell office:value-type="float" office:value="1341" calcext:value-type="float">
            <text:p>1341</text:p>
          </table:table-cell>
          <table:table-cell office:value-type="float" office:value="1.578992" calcext:value-type="float">
            <text:p>1,578992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6915" calcext:value-type="float">
            <text:p>66915</text:p>
          </table:table-cell>
          <table:table-cell office:value-type="float" office:value="68247" calcext:value-type="float">
            <text:p>68247</text:p>
          </table:table-cell>
          <table:table-cell office:value-type="float" office:value="1333" calcext:value-type="float">
            <text:p>1333</text:p>
          </table:table-cell>
          <table:table-cell office:value-type="float" office:value="1.582064" calcext:value-type="float">
            <text:p>1,582064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3247" calcext:value-type="float">
            <text:p>83247</text:p>
          </table:table-cell>
          <table:table-cell office:value-type="float" office:value="84627" calcext:value-type="float">
            <text:p>84627</text:p>
          </table:table-cell>
          <table:table-cell office:value-type="float" office:value="1381" calcext:value-type="float">
            <text:p>1381</text:p>
          </table:table-cell>
          <table:table-cell office:value-type="float" office:value="1.552239" calcext:value-type="float">
            <text:p>1,552239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9627" calcext:value-type="float">
            <text:p>99627</text:p>
          </table:table-cell>
          <table:table-cell office:value-type="float" office:value="100926" calcext:value-type="float">
            <text:p>100926</text:p>
          </table:table-cell>
          <table:table-cell office:value-type="float" office:value="1300" calcext:value-type="float">
            <text:p>1300</text:p>
          </table:table-cell>
          <table:table-cell office:value-type="float" office:value="1.681705" calcext:value-type="float">
            <text:p>1,681705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5926" calcext:value-type="float">
            <text:p>115926</text:p>
          </table:table-cell>
          <table:table-cell office:value-type="float" office:value="117267" calcext:value-type="float">
            <text:p>117267</text:p>
          </table:table-cell>
          <table:table-cell office:value-type="float" office:value="1342" calcext:value-type="float">
            <text:p>1342</text:p>
          </table:table-cell>
          <table:table-cell office:value-type="float" office:value="1.571338" calcext:value-type="float">
            <text:p>1,571338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32267" calcext:value-type="float">
            <text:p>132267</text:p>
          </table:table-cell>
          <table:table-cell office:value-type="float" office:value="133595" calcext:value-type="float">
            <text:p>133595</text:p>
          </table:table-cell>
          <table:table-cell office:value-type="float" office:value="1329" calcext:value-type="float">
            <text:p>1329</text:p>
          </table:table-cell>
          <table:table-cell office:value-type="float" office:value="1.581956" calcext:value-type="float">
            <text:p>1,581956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8595" calcext:value-type="float">
            <text:p>148595</text:p>
          </table:table-cell>
          <table:table-cell office:value-type="float" office:value="149945" calcext:value-type="float">
            <text:p>149945</text:p>
          </table:table-cell>
          <table:table-cell office:value-type="float" office:value="1351" calcext:value-type="float">
            <text:p>1351</text:p>
          </table:table-cell>
          <table:table-cell office:value-type="float" office:value="1.544875" calcext:value-type="float">
            <text:p>1,544875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4945" calcext:value-type="float">
            <text:p>164945</text:p>
          </table:table-cell>
          <table:table-cell office:value-type="float" office:value="166286" calcext:value-type="float">
            <text:p>166286</text:p>
          </table:table-cell>
          <table:table-cell office:value-type="float" office:value="1342" calcext:value-type="float">
            <text:p>1342</text:p>
          </table:table-cell>
          <table:table-cell office:value-type="float" office:value="1.584101" calcext:value-type="float">
            <text:p>1,584101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81286" calcext:value-type="float">
            <text:p>181286</text:p>
          </table:table-cell>
          <table:table-cell office:value-type="float" office:value="182626" calcext:value-type="float">
            <text:p>182626</text:p>
          </table:table-cell>
          <table:table-cell office:value-type="float" office:value="1341" calcext:value-type="float">
            <text:p>1341</text:p>
          </table:table-cell>
          <table:table-cell office:value-type="float" office:value="1.564633" calcext:value-type="float">
            <text:p>1,564633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97626" calcext:value-type="float">
            <text:p>197626</text:p>
          </table:table-cell>
          <table:table-cell office:value-type="float" office:value="198957" calcext:value-type="float">
            <text:p>198957</text:p>
          </table:table-cell>
          <table:table-cell office:value-type="float" office:value="1332" calcext:value-type="float">
            <text:p>1332</text:p>
          </table:table-cell>
          <table:table-cell office:value-type="float" office:value="1.612133" calcext:value-type="float">
            <text:p>1,612133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13957" calcext:value-type="float">
            <text:p>213957</text:p>
          </table:table-cell>
          <table:table-cell office:value-type="float" office:value="215305" calcext:value-type="float">
            <text:p>215305</text:p>
          </table:table-cell>
          <table:table-cell office:value-type="float" office:value="1349" calcext:value-type="float">
            <text:p>1349</text:p>
          </table:table-cell>
          <table:table-cell office:value-type="float" office:value="1.546133" calcext:value-type="float">
            <text:p>1,546133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30305" calcext:value-type="float">
            <text:p>230305</text:p>
          </table:table-cell>
          <table:table-cell office:value-type="float" office:value="231655" calcext:value-type="float">
            <text:p>231655</text:p>
          </table:table-cell>
          <table:table-cell office:value-type="float" office:value="1351" calcext:value-type="float">
            <text:p>1351</text:p>
          </table:table-cell>
          <table:table-cell office:value-type="float" office:value="1.497928" calcext:value-type="float">
            <text:p>1,497928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46655" calcext:value-type="float">
            <text:p>246655</text:p>
          </table:table-cell>
          <table:table-cell office:value-type="float" office:value="248027" calcext:value-type="float">
            <text:p>248027</text:p>
          </table:table-cell>
          <table:table-cell office:value-type="float" office:value="1373" calcext:value-type="float">
            <text:p>1373</text:p>
          </table:table-cell>
          <table:table-cell office:value-type="float" office:value="1.544192" calcext:value-type="float">
            <text:p>1,544192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63027" calcext:value-type="float">
            <text:p>263027</text:p>
          </table:table-cell>
          <table:table-cell office:value-type="float" office:value="264388" calcext:value-type="float">
            <text:p>264388</text:p>
          </table:table-cell>
          <table:table-cell office:value-type="float" office:value="1362" calcext:value-type="float">
            <text:p>1362</text:p>
          </table:table-cell>
          <table:table-cell office:value-type="float" office:value="1.669826" calcext:value-type="float">
            <text:p>1,669826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79388" calcext:value-type="float">
            <text:p>279388</text:p>
          </table:table-cell>
          <table:table-cell office:value-type="float" office:value="280718" calcext:value-type="float">
            <text:p>280718</text:p>
          </table:table-cell>
          <table:table-cell office:value-type="float" office:value="1331" calcext:value-type="float">
            <text:p>1331</text:p>
          </table:table-cell>
          <table:table-cell office:value-type="float" office:value="1.701623" calcext:value-type="float">
            <text:p>1,701623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95718" calcext:value-type="float">
            <text:p>295718</text:p>
          </table:table-cell>
          <table:table-cell office:value-type="float" office:value="297064" calcext:value-type="float">
            <text:p>297064</text:p>
          </table:table-cell>
          <table:table-cell office:value-type="float" office:value="1347" calcext:value-type="float">
            <text:p>1347</text:p>
          </table:table-cell>
          <table:table-cell office:value-type="float" office:value="1.549941" calcext:value-type="float">
            <text:p>1,549941</text:p>
          </table: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12064" calcext:value-type="float">
            <text:p>312064</text:p>
          </table:table-cell>
          <table:table-cell office:value-type="float" office:value="313467" calcext:value-type="float">
            <text:p>313467</text:p>
          </table:table-cell>
          <table:table-cell office:value-type="float" office:value="1404" calcext:value-type="float">
            <text:p>1404</text:p>
          </table:table-cell>
          <table:table-cell office:value-type="float" office:value="1.547678" calcext:value-type="float">
            <text:p>1,547678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28467" calcext:value-type="float">
            <text:p>328467</text:p>
          </table:table-cell>
          <table:table-cell office:value-type="float" office:value="329798" calcext:value-type="float">
            <text:p>329798</text:p>
          </table:table-cell>
          <table:table-cell office:value-type="float" office:value="1332" calcext:value-type="float">
            <text:p>1332</text:p>
          </table:table-cell>
          <table:table-cell office:value-type="float" office:value="1.572857" calcext:value-type="float">
            <text:p>1,572857</text:p>
          </table:table-cell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44798" calcext:value-type="float">
            <text:p>344798</text:p>
          </table:table-cell>
          <table:table-cell office:value-type="float" office:value="346107" calcext:value-type="float">
            <text:p>346107</text:p>
          </table:table-cell>
          <table:table-cell office:value-type="float" office:value="1310" calcext:value-type="float">
            <text:p>1310</text:p>
          </table:table-cell>
          <table:table-cell office:value-type="float" office:value="1.541511" calcext:value-type="float">
            <text:p>1,541511</text:p>
          </table:table-cell>
          <table:table-cell table:number-columns-repeated="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61107" calcext:value-type="float">
            <text:p>361107</text:p>
          </table:table-cell>
          <table:table-cell office:value-type="float" office:value="362457" calcext:value-type="float">
            <text:p>362457</text:p>
          </table:table-cell>
          <table:table-cell office:value-type="float" office:value="1351" calcext:value-type="float">
            <text:p>1351</text:p>
          </table:table-cell>
          <table:table-cell office:value-type="float" office:value="1.506148" calcext:value-type="float">
            <text:p>1,506148</text:p>
          </table:table-cell>
          <table:table-cell table:number-columns-repeated="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77457" calcext:value-type="float">
            <text:p>377457</text:p>
          </table:table-cell>
          <table:table-cell office:value-type="float" office:value="378804" calcext:value-type="float">
            <text:p>378804</text:p>
          </table:table-cell>
          <table:table-cell office:value-type="float" office:value="1348" calcext:value-type="float">
            <text:p>1348</text:p>
          </table:table-cell>
          <table:table-cell office:value-type="float" office:value="1.556806" calcext:value-type="float">
            <text:p>1,556806</text:p>
          </table:table-cell>
          <table:table-cell table:number-columns-repeated="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93804" calcext:value-type="float">
            <text:p>393804</text:p>
          </table:table-cell>
          <table:table-cell office:value-type="float" office:value="395138" calcext:value-type="float">
            <text:p>395138</text:p>
          </table:table-cell>
          <table:table-cell office:value-type="float" office:value="1335" calcext:value-type="float">
            <text:p>1335</text:p>
          </table:table-cell>
          <table:table-cell office:value-type="float" office:value="1.571036" calcext:value-type="float">
            <text:p>1,571036</text:p>
          </table:table-cell>
          <table:table-cell table:number-columns-repeated="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10138" calcext:value-type="float">
            <text:p>410138</text:p>
          </table:table-cell>
          <table:table-cell office:value-type="float" office:value="411497" calcext:value-type="float">
            <text:p>411497</text:p>
          </table:table-cell>
          <table:table-cell office:value-type="float" office:value="1360" calcext:value-type="float">
            <text:p>1360</text:p>
          </table:table-cell>
          <table:table-cell office:value-type="float" office:value="1.53681" calcext:value-type="float">
            <text:p>1,53681</text:p>
          </table:table-cell>
          <table:table-cell table:number-columns-repeated="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26497" calcext:value-type="float">
            <text:p>426497</text:p>
          </table:table-cell>
          <table:table-cell office:value-type="float" office:value="427825" calcext:value-type="float">
            <text:p>427825</text:p>
          </table:table-cell>
          <table:table-cell office:value-type="float" office:value="1329" calcext:value-type="float">
            <text:p>1329</text:p>
          </table:table-cell>
          <table:table-cell office:value-type="float" office:value="1.547929" calcext:value-type="float">
            <text:p>1,547929</text:p>
          </table:table-cell>
          <table:table-cell table:number-columns-repeated="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42825" calcext:value-type="float">
            <text:p>442825</text:p>
          </table:table-cell>
          <table:table-cell office:value-type="float" office:value="444185" calcext:value-type="float">
            <text:p>444185</text:p>
          </table:table-cell>
          <table:table-cell office:value-type="float" office:value="1361" calcext:value-type="float">
            <text:p>1361</text:p>
          </table:table-cell>
          <table:table-cell office:value-type="float" office:value="1.559816" calcext:value-type="float">
            <text:p>1,559816</text:p>
          </table:table-cell>
          <table:table-cell table:number-columns-repeated="4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59185" calcext:value-type="float">
            <text:p>459185</text:p>
          </table:table-cell>
          <table:table-cell office:value-type="float" office:value="460537" calcext:value-type="float">
            <text:p>460537</text:p>
          </table:table-cell>
          <table:table-cell office:value-type="float" office:value="1353" calcext:value-type="float">
            <text:p>1353</text:p>
          </table:table-cell>
          <table:table-cell office:value-type="float" office:value="1.702091" calcext:value-type="float">
            <text:p>1,702091</text:p>
          </table:table-cell>
          <table:table-cell table:number-columns-repeated="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75537" calcext:value-type="float">
            <text:p>475537</text:p>
          </table:table-cell>
          <table:table-cell office:value-type="float" office:value="476905" calcext:value-type="float">
            <text:p>476905</text:p>
          </table:table-cell>
          <table:table-cell office:value-type="float" office:value="1369" calcext:value-type="float">
            <text:p>1369</text:p>
          </table:table-cell>
          <table:table-cell office:value-type="float" office:value="1.551755" calcext:value-type="float">
            <text:p>1,551755</text:p>
          </table:table-cell>
          <table:table-cell table:number-columns-repeated="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491905" calcext:value-type="float">
            <text:p>491905</text:p>
          </table:table-cell>
          <table:table-cell office:value-type="float" office:value="493215" calcext:value-type="float">
            <text:p>493215</text:p>
          </table:table-cell>
          <table:table-cell office:value-type="float" office:value="1311" calcext:value-type="float">
            <text:p>1311</text:p>
          </table:table-cell>
          <table:table-cell office:value-type="float" office:value="1.58847" calcext:value-type="float">
            <text:p>1,58847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08215" calcext:value-type="float">
            <text:p>508215</text:p>
          </table:table-cell>
          <table:table-cell office:value-type="float" office:value="509607" calcext:value-type="float">
            <text:p>509607</text:p>
          </table:table-cell>
          <table:table-cell office:value-type="float" office:value="1393" calcext:value-type="float">
            <text:p>1393</text:p>
          </table:table-cell>
          <table:table-cell office:value-type="float" office:value="1.498132" calcext:value-type="float">
            <text:p>1,498132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DEV.ST</text:p>
          </table:table-cell>
          <table:table-cell table:formula="of:=STDEV([.D10:.D39])" office:value-type="float" office:value="23.7576122102166" calcext:value-type="float">
            <text:p>23,7576122102</text:p>
          </table:table-cell>
          <table:table-cell table:formula="of:=STDEV([.E10:.E39])" office:value-type="float" office:value="0.0528230385609272" calcext:value-type="float">
            <text:p>0,052823038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MEDIA</text:p>
          </table:table-cell>
          <table:table-cell table:formula="of:=AVERAGE([.D10:.D39])" office:value-type="float" office:value="1345.7" calcext:value-type="float">
            <text:p>1345,7</text:p>
          </table:table-cell>
          <table:table-cell table:formula="of:=AVERAGE([.E10:.E39])" office:value-type="float" office:value="1.57293813333333" calcext:value-type="float">
            <text:p>1,5729381333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1">
          <table:table-cell table:style-name="ce2" office:value-type="string" calcext:value-type="string" table:number-columns-spanned="5" table:number-rows-spanned="1">
            <text:p>EPOLL_PWAIT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EPOLL_PWAIT$baselin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6498104" calcext:value-type="float">
            <text:p>0,6498104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EPOLL_PWAIT$nois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67.79581" calcext:value-type="float">
            <text:p>67,79581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EPOLL_PWAIT$work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924" calcext:value-type="float">
            <text:p>32924</text:p>
          </table:table-cell>
          <table:table-cell office:value-type="float" office:value="42924" calcext:value-type="float">
            <text:p>42924</text:p>
          </table:table-cell>
          <table:table-cell office:value-type="float" office:value="10001" calcext:value-type="float">
            <text:p>10001</text:p>
          </table:table-cell>
          <table:table-cell office:value-type="float" office:value="0.05573686" calcext:value-type="float">
            <text:p>0,05573686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924" calcext:value-type="float">
            <text:p>57924</text:p>
          </table:table-cell>
          <table:table-cell office:value-type="float" office:value="67916" calcext:value-type="float">
            <text:p>67916</text:p>
          </table:table-cell>
          <table:table-cell office:value-type="float" office:value="9993" calcext:value-type="float">
            <text:p>9993</text:p>
          </table:table-cell>
          <table:table-cell office:value-type="float" office:value="0.05629322" calcext:value-type="float">
            <text:p>0,05629322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2916" calcext:value-type="float">
            <text:p>82916</text:p>
          </table:table-cell>
          <table:table-cell office:value-type="float" office:value="92933" calcext:value-type="float">
            <text:p>92933</text:p>
          </table:table-cell>
          <table:table-cell office:value-type="float" office:value="10018" calcext:value-type="float">
            <text:p>10018</text:p>
          </table:table-cell>
          <table:table-cell office:value-type="float" office:value="0.03407502" calcext:value-type="float">
            <text:p>0,03407502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7933" calcext:value-type="float">
            <text:p>107933</text:p>
          </table:table-cell>
          <table:table-cell office:value-type="float" office:value="117943" calcext:value-type="float">
            <text:p>117943</text:p>
          </table:table-cell>
          <table:table-cell office:value-type="float" office:value="10011" calcext:value-type="float">
            <text:p>10011</text:p>
          </table:table-cell>
          <table:table-cell office:value-type="float" office:value="0.01773566" calcext:value-type="float">
            <text:p>0,01773566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2943" calcext:value-type="float">
            <text:p>132943</text:p>
          </table:table-cell>
          <table:table-cell office:value-type="float" office:value="142985" calcext:value-type="float">
            <text:p>142985</text:p>
          </table:table-cell>
          <table:table-cell office:value-type="float" office:value="10043" calcext:value-type="float">
            <text:p>10043</text:p>
          </table:table-cell>
          <table:table-cell office:value-type="float" office:value="0.04577917" calcext:value-type="float">
            <text:p>0,04577917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57985" calcext:value-type="float">
            <text:p>157985</text:p>
          </table:table-cell>
          <table:table-cell office:value-type="float" office:value="167965" calcext:value-type="float">
            <text:p>167965</text:p>
          </table:table-cell>
          <table:table-cell office:value-type="float" office:value="9981" calcext:value-type="float">
            <text:p>9981</text:p>
          </table:table-cell>
          <table:table-cell office:value-type="float" office:value="0.07614325" calcext:value-type="float">
            <text:p>0,07614325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82965" calcext:value-type="float">
            <text:p>182965</text:p>
          </table:table-cell>
          <table:table-cell office:value-type="float" office:value="192975" calcext:value-type="float">
            <text:p>192975</text:p>
          </table:table-cell>
          <table:table-cell office:value-type="float" office:value="10011" calcext:value-type="float">
            <text:p>10011</text:p>
          </table:table-cell>
          <table:table-cell office:value-type="float" office:value="0.0573871" calcext:value-type="float">
            <text:p>0,0573871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7975" calcext:value-type="float">
            <text:p>207975</text:p>
          </table:table-cell>
          <table:table-cell office:value-type="float" office:value="217926" calcext:value-type="float">
            <text:p>217926</text:p>
          </table:table-cell>
          <table:table-cell office:value-type="float" office:value="9952" calcext:value-type="float">
            <text:p>9952</text:p>
          </table:table-cell>
          <table:table-cell office:value-type="float" office:value="0.01467211" calcext:value-type="float">
            <text:p>0,01467211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32926" calcext:value-type="float">
            <text:p>232926</text:p>
          </table:table-cell>
          <table:table-cell office:value-type="float" office:value="243003" calcext:value-type="float">
            <text:p>243003</text:p>
          </table:table-cell>
          <table:table-cell office:value-type="float" office:value="10078" calcext:value-type="float">
            <text:p>10078</text:p>
          </table:table-cell>
          <table:table-cell office:value-type="float" office:value="0.03467452" calcext:value-type="float">
            <text:p>0,03467452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58003" calcext:value-type="float">
            <text:p>258003</text:p>
          </table:table-cell>
          <table:table-cell office:value-type="float" office:value="268014" calcext:value-type="float">
            <text:p>268014</text:p>
          </table:table-cell>
          <table:table-cell office:value-type="float" office:value="10012" calcext:value-type="float">
            <text:p>10012</text:p>
          </table:table-cell>
          <table:table-cell office:value-type="float" office:value="0.03079938" calcext:value-type="float">
            <text:p>0,03079938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83014" calcext:value-type="float">
            <text:p>283014</text:p>
          </table:table-cell>
          <table:table-cell office:value-type="float" office:value="293024" calcext:value-type="float">
            <text:p>293024</text:p>
          </table:table-cell>
          <table:table-cell office:value-type="float" office:value="10011" calcext:value-type="float">
            <text:p>10011</text:p>
          </table:table-cell>
          <table:table-cell office:value-type="float" office:value="0.03435582" calcext:value-type="float">
            <text:p>0,03435582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08024" calcext:value-type="float">
            <text:p>308024</text:p>
          </table:table-cell>
          <table:table-cell office:value-type="float" office:value="318034" calcext:value-type="float">
            <text:p>318034</text:p>
          </table:table-cell>
          <table:table-cell office:value-type="float" office:value="10011" calcext:value-type="float">
            <text:p>10011</text:p>
          </table:table-cell>
          <table:table-cell office:value-type="float" office:value="0.01353699" calcext:value-type="float">
            <text:p>0,01353699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33034" calcext:value-type="float">
            <text:p>333034</text:p>
          </table:table-cell>
          <table:table-cell office:value-type="float" office:value="343052" calcext:value-type="float">
            <text:p>343052</text:p>
          </table:table-cell>
          <table:table-cell office:value-type="float" office:value="10019" calcext:value-type="float">
            <text:p>10019</text:p>
          </table:table-cell>
          <table:table-cell office:value-type="float" office:value="0.04865654" calcext:value-type="float">
            <text:p>0,04865654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58052" calcext:value-type="float">
            <text:p>358052</text:p>
          </table:table-cell>
          <table:table-cell office:value-type="float" office:value="368053" calcext:value-type="float">
            <text:p>368053</text:p>
          </table:table-cell>
          <table:table-cell office:value-type="float" office:value="10002" calcext:value-type="float">
            <text:p>10002</text:p>
          </table:table-cell>
          <table:table-cell office:value-type="float" office:value="0.05381085" calcext:value-type="float">
            <text:p>0,05381085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83053" calcext:value-type="float">
            <text:p>383053</text:p>
          </table:table-cell>
          <table:table-cell office:value-type="float" office:value="393103" calcext:value-type="float">
            <text:p>393103</text:p>
          </table:table-cell>
          <table:table-cell office:value-type="float" office:value="10051" calcext:value-type="float">
            <text:p>10051</text:p>
          </table:table-cell>
          <table:table-cell office:value-type="float" office:value="0.06457317" calcext:value-type="float">
            <text:p>0,06457317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08103" calcext:value-type="float">
            <text:p>408103</text:p>
          </table:table-cell>
          <table:table-cell office:value-type="float" office:value="418104" calcext:value-type="float">
            <text:p>418104</text:p>
          </table:table-cell>
          <table:table-cell office:value-type="float" office:value="10002" calcext:value-type="float">
            <text:p>10002</text:p>
          </table:table-cell>
          <table:table-cell office:value-type="float" office:value="0.10356385" calcext:value-type="float">
            <text:p>0,10356385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33104" calcext:value-type="float">
            <text:p>433104</text:p>
          </table:table-cell>
          <table:table-cell office:value-type="float" office:value="443091" calcext:value-type="float">
            <text:p>443091</text:p>
          </table:table-cell>
          <table:table-cell office:value-type="float" office:value="9988" calcext:value-type="float">
            <text:p>9988</text:p>
          </table:table-cell>
          <table:table-cell office:value-type="float" office:value="0.06589679" calcext:value-type="float">
            <text:p>0,06589679</text:p>
          </table: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58091" calcext:value-type="float">
            <text:p>458091</text:p>
          </table:table-cell>
          <table:table-cell office:value-type="float" office:value="468093" calcext:value-type="float">
            <text:p>468093</text:p>
          </table:table-cell>
          <table:table-cell office:value-type="float" office:value="10003" calcext:value-type="float">
            <text:p>10003</text:p>
          </table:table-cell>
          <table:table-cell office:value-type="float" office:value="0.07322246" calcext:value-type="float">
            <text:p>0,07322246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83093" calcext:value-type="float">
            <text:p>483093</text:p>
          </table:table-cell>
          <table:table-cell office:value-type="float" office:value="493111" calcext:value-type="float">
            <text:p>493111</text:p>
          </table:table-cell>
          <table:table-cell office:value-type="float" office:value="10019" calcext:value-type="float">
            <text:p>10019</text:p>
          </table:table-cell>
          <table:table-cell office:value-type="float" office:value="0.03060957" calcext:value-type="float">
            <text:p>0,03060957</text:p>
          </table:table-cell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08111" calcext:value-type="float">
            <text:p>508111</text:p>
          </table:table-cell>
          <table:table-cell office:value-type="float" office:value="517812" calcext:value-type="float">
            <text:p>517812</text:p>
          </table:table-cell>
          <table:table-cell office:value-type="float" office:value="9702" calcext:value-type="float">
            <text:p>9702</text:p>
          </table:table-cell>
          <table:table-cell office:value-type="float" office:value="0.02139434" calcext:value-type="float">
            <text:p>0,02139434</text:p>
          </table:table-cell>
          <table:table-cell table:number-columns-repeated="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32812" calcext:value-type="float">
            <text:p>532812</text:p>
          </table:table-cell>
          <table:table-cell office:value-type="float" office:value="543142" calcext:value-type="float">
            <text:p>543142</text:p>
          </table:table-cell>
          <table:table-cell office:value-type="float" office:value="10331" calcext:value-type="float">
            <text:p>10331</text:p>
          </table:table-cell>
          <table:table-cell office:value-type="float" office:value="0.0704197" calcext:value-type="float">
            <text:p>0,0704197</text:p>
          </table:table-cell>
          <table:table-cell table:number-columns-repeated="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58142" calcext:value-type="float">
            <text:p>558142</text:p>
          </table:table-cell>
          <table:table-cell office:value-type="float" office:value="568143" calcext:value-type="float">
            <text:p>568143</text:p>
          </table:table-cell>
          <table:table-cell office:value-type="float" office:value="10002" calcext:value-type="float">
            <text:p>10002</text:p>
          </table:table-cell>
          <table:table-cell office:value-type="float" office:value="0.05843944" calcext:value-type="float">
            <text:p>0,05843944</text:p>
          </table:table-cell>
          <table:table-cell table:number-columns-repeated="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83143" calcext:value-type="float">
            <text:p>583143</text:p>
          </table:table-cell>
          <table:table-cell office:value-type="float" office:value="593154" calcext:value-type="float">
            <text:p>593154</text:p>
          </table:table-cell>
          <table:table-cell office:value-type="float" office:value="10012" calcext:value-type="float">
            <text:p>10012</text:p>
          </table:table-cell>
          <table:table-cell office:value-type="float" office:value="0.13116697" calcext:value-type="float">
            <text:p>0,13116697</text:p>
          </table:table-cell>
          <table:table-cell table:number-columns-repeated="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08154" calcext:value-type="float">
            <text:p>608154</text:p>
          </table:table-cell>
          <table:table-cell office:value-type="float" office:value="618162" calcext:value-type="float">
            <text:p>618162</text:p>
          </table:table-cell>
          <table:table-cell office:value-type="float" office:value="10009" calcext:value-type="float">
            <text:p>10009</text:p>
          </table:table-cell>
          <table:table-cell office:value-type="float" office:value="0.0367844" calcext:value-type="float">
            <text:p>0,0367844</text:p>
          </table:table-cell>
          <table:table-cell table:number-columns-repeated="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33162" calcext:value-type="float">
            <text:p>633162</text:p>
          </table:table-cell>
          <table:table-cell office:value-type="float" office:value="643182" calcext:value-type="float">
            <text:p>643182</text:p>
          </table:table-cell>
          <table:table-cell office:value-type="float" office:value="10021" calcext:value-type="float">
            <text:p>10021</text:p>
          </table:table-cell>
          <table:table-cell office:value-type="float" office:value="0.08420481" calcext:value-type="float">
            <text:p>0,08420481</text:p>
          </table:table-cell>
          <table:table-cell table:number-columns-repeated="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58182" calcext:value-type="float">
            <text:p>658182</text:p>
          </table:table-cell>
          <table:table-cell office:value-type="float" office:value="668192" calcext:value-type="float">
            <text:p>668192</text:p>
          </table:table-cell>
          <table:table-cell office:value-type="float" office:value="10011" calcext:value-type="float">
            <text:p>10011</text:p>
          </table:table-cell>
          <table:table-cell office:value-type="float" office:value="0.05776039" calcext:value-type="float">
            <text:p>0,05776039</text:p>
          </table:table-cell>
          <table:table-cell table:number-columns-repeated="4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83192" calcext:value-type="float">
            <text:p>683192</text:p>
          </table:table-cell>
          <table:table-cell office:value-type="float" office:value="693202" calcext:value-type="float">
            <text:p>693202</text:p>
          </table:table-cell>
          <table:table-cell office:value-type="float" office:value="10011" calcext:value-type="float">
            <text:p>10011</text:p>
          </table:table-cell>
          <table:table-cell office:value-type="float" office:value="0.05718984" calcext:value-type="float">
            <text:p>0,05718984</text:p>
          </table:table-cell>
          <table:table-cell table:number-columns-repeated="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708202" calcext:value-type="float">
            <text:p>708202</text:p>
          </table:table-cell>
          <table:table-cell office:value-type="float" office:value="718214" calcext:value-type="float">
            <text:p>718214</text:p>
          </table:table-cell>
          <table:table-cell office:value-type="float" office:value="10013" calcext:value-type="float">
            <text:p>10013</text:p>
          </table:table-cell>
          <table:table-cell office:value-type="float" office:value="0.04496361" calcext:value-type="float">
            <text:p>0,04496361</text:p>
          </table:table-cell>
          <table:table-cell table:number-columns-repeated="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33214" calcext:value-type="float">
            <text:p>733214</text:p>
          </table:table-cell>
          <table:table-cell office:value-type="float" office:value="743264" calcext:value-type="float">
            <text:p>743264</text:p>
          </table:table-cell>
          <table:table-cell office:value-type="float" office:value="10051" calcext:value-type="float">
            <text:p>10051</text:p>
          </table:table-cell>
          <table:table-cell office:value-type="float" office:value="0.06370069" calcext:value-type="float">
            <text:p>0,06370069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58264" calcext:value-type="float">
            <text:p>758264</text:p>
          </table:table-cell>
          <table:table-cell office:value-type="float" office:value="768242" calcext:value-type="float">
            <text:p>768242</text:p>
          </table:table-cell>
          <table:table-cell office:value-type="float" office:value="9979" calcext:value-type="float">
            <text:p>9979</text:p>
          </table:table-cell>
          <table:table-cell office:value-type="float" office:value="0.06430048" calcext:value-type="float">
            <text:p>0,06430048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DEV.ST</text:p>
          </table:table-cell>
          <table:table-cell table:formula="of:=STDEV([.D53:.D82])" office:value-type="float" office:value="85.8095726514279" calcext:value-type="float">
            <text:p>85,8095726514</text:p>
          </table:table-cell>
          <table:table-cell table:formula="of:=STDEV([.E53:.E82])" office:value-type="float" office:value="0.0257558320614584" calcext:value-type="float">
            <text:p>0,025755832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MEDIA</text:p>
          </table:table-cell>
          <table:table-cell table:formula="of:=AVERAGE([.D53:.D82])" office:value-type="float" office:value="10011.6" calcext:value-type="float">
            <text:p>10011,6</text:p>
          </table:table-cell>
          <table:table-cell table:formula="of:=AVERAGE([.E53:.E82])" office:value-type="float" office:value="0.0533949" calcext:value-type="float">
            <text:p>0,0533949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1">
          <table:table-cell table:style-name="ce2" office:value-type="string" calcext:value-type="string" table:number-columns-spanned="5" table:number-rows-spanned="1">
            <text:p>FUTEX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FUTEX$baselin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6516017" calcext:value-type="float">
            <text:p>0,6516017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FUTEX$nois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8.12348" calcext:value-type="float">
            <text:p>18,12348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FUTEX$work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4696" calcext:value-type="float">
            <text:p>34696</text:p>
          </table:table-cell>
          <table:table-cell office:value-type="float" office:value="43263" calcext:value-type="float">
            <text:p>43263</text:p>
          </table:table-cell>
          <table:table-cell office:value-type="float" office:value="8568" calcext:value-type="float">
            <text:p>8568</text:p>
          </table:table-cell>
          <table:table-cell office:value-type="float" office:value="0.01440712" calcext:value-type="float">
            <text:p>0,01440712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8263" calcext:value-type="float">
            <text:p>58263</text:p>
          </table:table-cell>
          <table:table-cell office:value-type="float" office:value="68241" calcext:value-type="float">
            <text:p>68241</text:p>
          </table:table-cell>
          <table:table-cell office:value-type="float" office:value="9979" calcext:value-type="float">
            <text:p>9979</text:p>
          </table:table-cell>
          <table:table-cell office:value-type="float" office:value="0.03733888" calcext:value-type="float">
            <text:p>0,03733888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3241" calcext:value-type="float">
            <text:p>83241</text:p>
          </table:table-cell>
          <table:table-cell office:value-type="float" office:value="93264" calcext:value-type="float">
            <text:p>93264</text:p>
          </table:table-cell>
          <table:table-cell office:value-type="float" office:value="10024" calcext:value-type="float">
            <text:p>10024</text:p>
          </table:table-cell>
          <table:table-cell office:value-type="float" office:value="0.1599554" calcext:value-type="float">
            <text:p>0,1599554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8264" calcext:value-type="float">
            <text:p>108264</text:p>
          </table:table-cell>
          <table:table-cell office:value-type="float" office:value="118272" calcext:value-type="float">
            <text:p>118272</text:p>
          </table:table-cell>
          <table:table-cell office:value-type="float" office:value="10009" calcext:value-type="float">
            <text:p>10009</text:p>
          </table:table-cell>
          <table:table-cell office:value-type="float" office:value="0.2127315" calcext:value-type="float">
            <text:p>0,2127315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3272" calcext:value-type="float">
            <text:p>133272</text:p>
          </table:table-cell>
          <table:table-cell office:value-type="float" office:value="143272" calcext:value-type="float">
            <text:p>143272</text:p>
          </table:table-cell>
          <table:table-cell office:value-type="float" office:value="10001" calcext:value-type="float">
            <text:p>10001</text:p>
          </table:table-cell>
          <table:table-cell office:value-type="float" office:value="0.04754436" calcext:value-type="float">
            <text:p>0,04754436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58272" calcext:value-type="float">
            <text:p>158272</text:p>
          </table:table-cell>
          <table:table-cell office:value-type="float" office:value="168281" calcext:value-type="float">
            <text:p>168281</text:p>
          </table:table-cell>
          <table:table-cell office:value-type="float" office:value="10010" calcext:value-type="float">
            <text:p>10010</text:p>
          </table:table-cell>
          <table:table-cell office:value-type="float" office:value="0.024605" calcext:value-type="float">
            <text:p>0,024605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83281" calcext:value-type="float">
            <text:p>183281</text:p>
          </table:table-cell>
          <table:table-cell office:value-type="float" office:value="193283" calcext:value-type="float">
            <text:p>193283</text:p>
          </table:table-cell>
          <table:table-cell office:value-type="float" office:value="10003" calcext:value-type="float">
            <text:p>10003</text:p>
          </table:table-cell>
          <table:table-cell office:value-type="float" office:value="0.057717" calcext:value-type="float">
            <text:p>0,057717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8283" calcext:value-type="float">
            <text:p>208283</text:p>
          </table:table-cell>
          <table:table-cell office:value-type="float" office:value="218283" calcext:value-type="float">
            <text:p>218283</text:p>
          </table:table-cell>
          <table:table-cell office:value-type="float" office:value="10001" calcext:value-type="float">
            <text:p>10001</text:p>
          </table:table-cell>
          <table:table-cell office:value-type="float" office:value="0.16335118" calcext:value-type="float">
            <text:p>0,16335118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33283" calcext:value-type="float">
            <text:p>233283</text:p>
          </table:table-cell>
          <table:table-cell office:value-type="float" office:value="243292" calcext:value-type="float">
            <text:p>243292</text:p>
          </table:table-cell>
          <table:table-cell office:value-type="float" office:value="10010" calcext:value-type="float">
            <text:p>10010</text:p>
          </table:table-cell>
          <table:table-cell office:value-type="float" office:value="0.02489744" calcext:value-type="float">
            <text:p>0,02489744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58292" calcext:value-type="float">
            <text:p>258292</text:p>
          </table:table-cell>
          <table:table-cell office:value-type="float" office:value="268319" calcext:value-type="float">
            <text:p>268319</text:p>
          </table:table-cell>
          <table:table-cell office:value-type="float" office:value="10028" calcext:value-type="float">
            <text:p>10028</text:p>
          </table:table-cell>
          <table:table-cell office:value-type="float" office:value="0.02802807" calcext:value-type="float">
            <text:p>0,02802807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83319" calcext:value-type="float">
            <text:p>283319</text:p>
          </table:table-cell>
          <table:table-cell office:value-type="float" office:value="293313" calcext:value-type="float">
            <text:p>293313</text:p>
          </table:table-cell>
          <table:table-cell office:value-type="float" office:value="9995" calcext:value-type="float">
            <text:p>9995</text:p>
          </table:table-cell>
          <table:table-cell office:value-type="float" office:value="0.0596445" calcext:value-type="float">
            <text:p>0,0596445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08313" calcext:value-type="float">
            <text:p>308313</text:p>
          </table:table-cell>
          <table:table-cell office:value-type="float" office:value="318302" calcext:value-type="float">
            <text:p>318302</text:p>
          </table:table-cell>
          <table:table-cell office:value-type="float" office:value="9990" calcext:value-type="float">
            <text:p>9990</text:p>
          </table:table-cell>
          <table:table-cell office:value-type="float" office:value="0.03049451" calcext:value-type="float">
            <text:p>0,03049451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33302" calcext:value-type="float">
            <text:p>333302</text:p>
          </table:table-cell>
          <table:table-cell office:value-type="float" office:value="343311" calcext:value-type="float">
            <text:p>343311</text:p>
          </table:table-cell>
          <table:table-cell office:value-type="float" office:value="10010" calcext:value-type="float">
            <text:p>10010</text:p>
          </table:table-cell>
          <table:table-cell office:value-type="float" office:value="0.04530325" calcext:value-type="float">
            <text:p>0,04530325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58311" calcext:value-type="float">
            <text:p>358311</text:p>
          </table:table-cell>
          <table:table-cell office:value-type="float" office:value="368348" calcext:value-type="float">
            <text:p>368348</text:p>
          </table:table-cell>
          <table:table-cell office:value-type="float" office:value="10038" calcext:value-type="float">
            <text:p>10038</text:p>
          </table:table-cell>
          <table:table-cell office:value-type="float" office:value="0.05862834" calcext:value-type="float">
            <text:p>0,05862834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83348" calcext:value-type="float">
            <text:p>383348</text:p>
          </table:table-cell>
          <table:table-cell office:value-type="float" office:value="393312" calcext:value-type="float">
            <text:p>393312</text:p>
          </table:table-cell>
          <table:table-cell office:value-type="float" office:value="9965" calcext:value-type="float">
            <text:p>9965</text:p>
          </table:table-cell>
          <table:table-cell office:value-type="float" office:value="0.06697412" calcext:value-type="float">
            <text:p>0,06697412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08312" calcext:value-type="float">
            <text:p>408312</text:p>
          </table:table-cell>
          <table:table-cell office:value-type="float" office:value="418305" calcext:value-type="float">
            <text:p>418305</text:p>
          </table:table-cell>
          <table:table-cell office:value-type="float" office:value="9994" calcext:value-type="float">
            <text:p>9994</text:p>
          </table:table-cell>
          <table:table-cell office:value-type="float" office:value="0.05499774" calcext:value-type="float">
            <text:p>0,05499774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33305" calcext:value-type="float">
            <text:p>433305</text:p>
          </table:table-cell>
          <table:table-cell office:value-type="float" office:value="443312" calcext:value-type="float">
            <text:p>443312</text:p>
          </table:table-cell>
          <table:table-cell office:value-type="float" office:value="10008" calcext:value-type="float">
            <text:p>10008</text:p>
          </table:table-cell>
          <table:table-cell office:value-type="float" office:value="0.02142694" calcext:value-type="float">
            <text:p>0,02142694</text:p>
          </table: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58312" calcext:value-type="float">
            <text:p>458312</text:p>
          </table:table-cell>
          <table:table-cell office:value-type="float" office:value="468323" calcext:value-type="float">
            <text:p>468323</text:p>
          </table:table-cell>
          <table:table-cell office:value-type="float" office:value="10012" calcext:value-type="float">
            <text:p>10012</text:p>
          </table:table-cell>
          <table:table-cell office:value-type="float" office:value="0.03541176" calcext:value-type="float">
            <text:p>0,03541176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83323" calcext:value-type="float">
            <text:p>483323</text:p>
          </table:table-cell>
          <table:table-cell office:value-type="float" office:value="493353" calcext:value-type="float">
            <text:p>493353</text:p>
          </table:table-cell>
          <table:table-cell office:value-type="float" office:value="10031" calcext:value-type="float">
            <text:p>10031</text:p>
          </table:table-cell>
          <table:table-cell office:value-type="float" office:value="0.06021145" calcext:value-type="float">
            <text:p>0,06021145</text:p>
          </table:table-cell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08353" calcext:value-type="float">
            <text:p>508353</text:p>
          </table:table-cell>
          <table:table-cell office:value-type="float" office:value="518353" calcext:value-type="float">
            <text:p>518353</text:p>
          </table:table-cell>
          <table:table-cell office:value-type="float" office:value="10001" calcext:value-type="float">
            <text:p>10001</text:p>
          </table:table-cell>
          <table:table-cell office:value-type="float" office:value="0.19344251" calcext:value-type="float">
            <text:p>0,19344251</text:p>
          </table:table-cell>
          <table:table-cell table:number-columns-repeated="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33353" calcext:value-type="float">
            <text:p>533353</text:p>
          </table:table-cell>
          <table:table-cell office:value-type="float" office:value="543330" calcext:value-type="float">
            <text:p>543330</text:p>
          </table:table-cell>
          <table:table-cell office:value-type="float" office:value="9978" calcext:value-type="float">
            <text:p>9978</text:p>
          </table:table-cell>
          <table:table-cell office:value-type="float" office:value="0.0315985" calcext:value-type="float">
            <text:p>0,0315985</text:p>
          </table:table-cell>
          <table:table-cell table:number-columns-repeated="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58330" calcext:value-type="float">
            <text:p>558330</text:p>
          </table:table-cell>
          <table:table-cell office:value-type="float" office:value="568333" calcext:value-type="float">
            <text:p>568333</text:p>
          </table:table-cell>
          <table:table-cell office:value-type="float" office:value="10004" calcext:value-type="float">
            <text:p>10004</text:p>
          </table:table-cell>
          <table:table-cell office:value-type="float" office:value="0.02500662" calcext:value-type="float">
            <text:p>0,02500662</text:p>
          </table:table-cell>
          <table:table-cell table:number-columns-repeated="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83333" calcext:value-type="float">
            <text:p>583333</text:p>
          </table:table-cell>
          <table:table-cell office:value-type="float" office:value="593342" calcext:value-type="float">
            <text:p>593342</text:p>
          </table:table-cell>
          <table:table-cell office:value-type="float" office:value="10010" calcext:value-type="float">
            <text:p>10010</text:p>
          </table:table-cell>
          <table:table-cell office:value-type="float" office:value="0.036639" calcext:value-type="float">
            <text:p>0,036639</text:p>
          </table:table-cell>
          <table:table-cell table:number-columns-repeated="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08342" calcext:value-type="float">
            <text:p>608342</text:p>
          </table:table-cell>
          <table:table-cell office:value-type="float" office:value="618353" calcext:value-type="float">
            <text:p>618353</text:p>
          </table:table-cell>
          <table:table-cell office:value-type="float" office:value="10012" calcext:value-type="float">
            <text:p>10012</text:p>
          </table:table-cell>
          <table:table-cell office:value-type="float" office:value="0.09800523" calcext:value-type="float">
            <text:p>0,09800523</text:p>
          </table:table-cell>
          <table:table-cell table:number-columns-repeated="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33353" calcext:value-type="float">
            <text:p>633353</text:p>
          </table:table-cell>
          <table:table-cell office:value-type="float" office:value="643324" calcext:value-type="float">
            <text:p>643324</text:p>
          </table:table-cell>
          <table:table-cell office:value-type="float" office:value="9972" calcext:value-type="float">
            <text:p>9972</text:p>
          </table:table-cell>
          <table:table-cell office:value-type="float" office:value="0.04137788" calcext:value-type="float">
            <text:p>0,04137788</text:p>
          </table:table-cell>
          <table:table-cell table:number-columns-repeated="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58324" calcext:value-type="float">
            <text:p>658324</text:p>
          </table:table-cell>
          <table:table-cell office:value-type="float" office:value="668331" calcext:value-type="float">
            <text:p>668331</text:p>
          </table:table-cell>
          <table:table-cell office:value-type="float" office:value="10008" calcext:value-type="float">
            <text:p>10008</text:p>
          </table:table-cell>
          <table:table-cell office:value-type="float" office:value="0.02201028" calcext:value-type="float">
            <text:p>0,02201028</text:p>
          </table:table-cell>
          <table:table-cell table:number-columns-repeated="4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83331" calcext:value-type="float">
            <text:p>683331</text:p>
          </table:table-cell>
          <table:table-cell office:value-type="float" office:value="693330" calcext:value-type="float">
            <text:p>69333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5500839" calcext:value-type="float">
            <text:p>0,05500839</text:p>
          </table:table-cell>
          <table:table-cell table:number-columns-repeated="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708330" calcext:value-type="float">
            <text:p>708330</text:p>
          </table:table-cell>
          <table:table-cell office:value-type="float" office:value="718322" calcext:value-type="float">
            <text:p>718322</text:p>
          </table:table-cell>
          <table:table-cell office:value-type="float" office:value="9993" calcext:value-type="float">
            <text:p>9993</text:p>
          </table:table-cell>
          <table:table-cell office:value-type="float" office:value="0.05660928" calcext:value-type="float">
            <text:p>0,05660928</text:p>
          </table:table-cell>
          <table:table-cell table:number-columns-repeated="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33322" calcext:value-type="float">
            <text:p>733322</text:p>
          </table:table-cell>
          <table:table-cell office:value-type="float" office:value="743342" calcext:value-type="float">
            <text:p>743342</text:p>
          </table:table-cell>
          <table:table-cell office:value-type="float" office:value="10021" calcext:value-type="float">
            <text:p>10021</text:p>
          </table:table-cell>
          <table:table-cell office:value-type="float" office:value="0.01398789" calcext:value-type="float">
            <text:p>0,01398789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58342" calcext:value-type="float">
            <text:p>758342</text:p>
          </table:table-cell>
          <table:table-cell office:value-type="float" office:value="768351" calcext:value-type="float">
            <text:p>768351</text:p>
          </table:table-cell>
          <table:table-cell office:value-type="float" office:value="10010" calcext:value-type="float">
            <text:p>10010</text:p>
          </table:table-cell>
          <table:table-cell office:value-type="float" office:value="0.01835052" calcext:value-type="float">
            <text:p>0,01835052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DEV.ST</text:p>
          </table:table-cell>
          <table:table-cell table:formula="of:=STDEV([.D96:.D125])" office:value-type="float" office:value="262.70201859657" calcext:value-type="float">
            <text:p>262,7020185966</text:p>
          </table:table-cell>
          <table:table-cell table:formula="of:=STDEV([.E96:.E125])" office:value-type="float" office:value="0.0528562817195693" calcext:value-type="float">
            <text:p>0,052856281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MEDIA</text:p>
          </table:table-cell>
          <table:table-cell table:formula="of:=AVERAGE([.D96:.D125])" office:value-type="float" office:value="9956.16666666667" calcext:value-type="float">
            <text:p>9956,1666666667</text:p>
          </table:table-cell>
          <table:table-cell table:formula="of:=AVERAGE([.E96:.E125])" office:value-type="float" office:value="0.059856822" calcext:value-type="float">
            <text:p>0,059856822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1">
          <table:table-cell table:style-name="ce2" office:value-type="string" calcext:value-type="string" table:number-columns-spanned="5" table:number-rows-spanned="1">
            <text:p>GETTIMEOFDAY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GETTIMEOFDAY$baselin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6751622" calcext:value-type="float">
            <text:p>0,6751622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GETTIMEOFDAY$nois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03.0699" calcext:value-type="float">
            <text:p>103,0699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GETTIMEOFDAY$work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5266" calcext:value-type="float">
            <text:p>35266</text:p>
          </table:table-cell>
          <table:table-cell office:value-type="float" office:value="36577" calcext:value-type="float">
            <text:p>36577</text:p>
          </table:table-cell>
          <table:table-cell office:value-type="float" office:value="1312" calcext:value-type="float">
            <text:p>1312</text:p>
          </table:table-cell>
          <table:table-cell office:value-type="float" office:value="1.538686" calcext:value-type="float">
            <text:p>1,538686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1577" calcext:value-type="float">
            <text:p>51577</text:p>
          </table:table-cell>
          <table:table-cell office:value-type="float" office:value="52915" calcext:value-type="float">
            <text:p>52915</text:p>
          </table:table-cell>
          <table:table-cell office:value-type="float" office:value="1339" calcext:value-type="float">
            <text:p>1339</text:p>
          </table:table-cell>
          <table:table-cell office:value-type="float" office:value="1.573033" calcext:value-type="float">
            <text:p>1,573033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7915" calcext:value-type="float">
            <text:p>67915</text:p>
          </table:table-cell>
          <table:table-cell office:value-type="float" office:value="69207" calcext:value-type="float">
            <text:p>69207</text:p>
          </table:table-cell>
          <table:table-cell office:value-type="float" office:value="1293" calcext:value-type="float">
            <text:p>1293</text:p>
          </table:table-cell>
          <table:table-cell office:value-type="float" office:value="1.580417" calcext:value-type="float">
            <text:p>1,580417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4207" calcext:value-type="float">
            <text:p>84207</text:p>
          </table:table-cell>
          <table:table-cell office:value-type="float" office:value="85524" calcext:value-type="float">
            <text:p>85524</text:p>
          </table:table-cell>
          <table:table-cell office:value-type="float" office:value="1318" calcext:value-type="float">
            <text:p>1318</text:p>
          </table:table-cell>
          <table:table-cell office:value-type="float" office:value="1.585651" calcext:value-type="float">
            <text:p>1,585651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0524" calcext:value-type="float">
            <text:p>100524</text:p>
          </table:table-cell>
          <table:table-cell office:value-type="float" office:value="101847" calcext:value-type="float">
            <text:p>101847</text:p>
          </table:table-cell>
          <table:table-cell office:value-type="float" office:value="1324" calcext:value-type="float">
            <text:p>1324</text:p>
          </table:table-cell>
          <table:table-cell office:value-type="float" office:value="1.636231" calcext:value-type="float">
            <text:p>1,636231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6847" calcext:value-type="float">
            <text:p>116847</text:p>
          </table:table-cell>
          <table:table-cell office:value-type="float" office:value="118196" calcext:value-type="float">
            <text:p>118196</text:p>
          </table:table-cell>
          <table:table-cell office:value-type="float" office:value="1350" calcext:value-type="float">
            <text:p>1350</text:p>
          </table:table-cell>
          <table:table-cell office:value-type="float" office:value="1.549493" calcext:value-type="float">
            <text:p>1,549493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33196" calcext:value-type="float">
            <text:p>133196</text:p>
          </table:table-cell>
          <table:table-cell office:value-type="float" office:value="134556" calcext:value-type="float">
            <text:p>134556</text:p>
          </table:table-cell>
          <table:table-cell office:value-type="float" office:value="1361" calcext:value-type="float">
            <text:p>1361</text:p>
          </table:table-cell>
          <table:table-cell office:value-type="float" office:value="1.940197" calcext:value-type="float">
            <text:p>1,940197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9556" calcext:value-type="float">
            <text:p>149556</text:p>
          </table:table-cell>
          <table:table-cell office:value-type="float" office:value="150866" calcext:value-type="float">
            <text:p>150866</text:p>
          </table:table-cell>
          <table:table-cell office:value-type="float" office:value="1311" calcext:value-type="float">
            <text:p>1311</text:p>
          </table:table-cell>
          <table:table-cell office:value-type="float" office:value="1.60064" calcext:value-type="float">
            <text:p>1,60064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5866" calcext:value-type="float">
            <text:p>165866</text:p>
          </table:table-cell>
          <table:table-cell office:value-type="float" office:value="167215" calcext:value-type="float">
            <text:p>167215</text:p>
          </table:table-cell>
          <table:table-cell office:value-type="float" office:value="1350" calcext:value-type="float">
            <text:p>1350</text:p>
          </table:table-cell>
          <table:table-cell office:value-type="float" office:value="1.60582" calcext:value-type="float">
            <text:p>1,60582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82215" calcext:value-type="float">
            <text:p>182215</text:p>
          </table:table-cell>
          <table:table-cell office:value-type="float" office:value="183495" calcext:value-type="float">
            <text:p>183495</text:p>
          </table:table-cell>
          <table:table-cell office:value-type="float" office:value="1281" calcext:value-type="float">
            <text:p>1281</text:p>
          </table:table-cell>
          <table:table-cell office:value-type="float" office:value="1.595572" calcext:value-type="float">
            <text:p>1,595572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98495" calcext:value-type="float">
            <text:p>198495</text:p>
          </table:table-cell>
          <table:table-cell office:value-type="float" office:value="199816" calcext:value-type="float">
            <text:p>199816</text:p>
          </table:table-cell>
          <table:table-cell office:value-type="float" office:value="1322" calcext:value-type="float">
            <text:p>1322</text:p>
          </table:table-cell>
          <table:table-cell office:value-type="float" office:value="1.600747" calcext:value-type="float">
            <text:p>1,600747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14816" calcext:value-type="float">
            <text:p>214816</text:p>
          </table:table-cell>
          <table:table-cell office:value-type="float" office:value="216154" calcext:value-type="float">
            <text:p>216154</text:p>
          </table:table-cell>
          <table:table-cell office:value-type="float" office:value="1339" calcext:value-type="float">
            <text:p>1339</text:p>
          </table:table-cell>
          <table:table-cell office:value-type="float" office:value="1.5687" calcext:value-type="float">
            <text:p>1,5687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31154" calcext:value-type="float">
            <text:p>231154</text:p>
          </table:table-cell>
          <table:table-cell office:value-type="float" office:value="232454" calcext:value-type="float">
            <text:p>232454</text:p>
          </table:table-cell>
          <table:table-cell office:value-type="float" office:value="1301" calcext:value-type="float">
            <text:p>1301</text:p>
          </table:table-cell>
          <table:table-cell office:value-type="float" office:value="1.581289" calcext:value-type="float">
            <text:p>1,581289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47454" calcext:value-type="float">
            <text:p>247454</text:p>
          </table:table-cell>
          <table:table-cell office:value-type="float" office:value="248796" calcext:value-type="float">
            <text:p>248796</text:p>
          </table:table-cell>
          <table:table-cell office:value-type="float" office:value="1343" calcext:value-type="float">
            <text:p>1343</text:p>
          </table:table-cell>
          <table:table-cell office:value-type="float" office:value="1.581199" calcext:value-type="float">
            <text:p>1,581199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63796" calcext:value-type="float">
            <text:p>263796</text:p>
          </table:table-cell>
          <table:table-cell office:value-type="float" office:value="265153" calcext:value-type="float">
            <text:p>265153</text:p>
          </table:table-cell>
          <table:table-cell office:value-type="float" office:value="1358" calcext:value-type="float">
            <text:p>1358</text:p>
          </table:table-cell>
          <table:table-cell office:value-type="float" office:value="1.560554" calcext:value-type="float">
            <text:p>1,560554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80153" calcext:value-type="float">
            <text:p>280153</text:p>
          </table:table-cell>
          <table:table-cell office:value-type="float" office:value="281427" calcext:value-type="float">
            <text:p>281427</text:p>
          </table:table-cell>
          <table:table-cell office:value-type="float" office:value="1275" calcext:value-type="float">
            <text:p>1275</text:p>
          </table:table-cell>
          <table:table-cell office:value-type="float" office:value="1.612475" calcext:value-type="float">
            <text:p>1,612475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96427" calcext:value-type="float">
            <text:p>296427</text:p>
          </table:table-cell>
          <table:table-cell office:value-type="float" office:value="297744" calcext:value-type="float">
            <text:p>297744</text:p>
          </table:table-cell>
          <table:table-cell office:value-type="float" office:value="1318" calcext:value-type="float">
            <text:p>1318</text:p>
          </table:table-cell>
          <table:table-cell office:value-type="float" office:value="1.627212" calcext:value-type="float">
            <text:p>1,627212</text:p>
          </table: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12744" calcext:value-type="float">
            <text:p>312744</text:p>
          </table:table-cell>
          <table:table-cell office:value-type="float" office:value="314077" calcext:value-type="float">
            <text:p>314077</text:p>
          </table:table-cell>
          <table:table-cell office:value-type="float" office:value="1334" calcext:value-type="float">
            <text:p>1334</text:p>
          </table:table-cell>
          <table:table-cell office:value-type="float" office:value="1.675817" calcext:value-type="float">
            <text:p>1,675817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29077" calcext:value-type="float">
            <text:p>329077</text:p>
          </table:table-cell>
          <table:table-cell office:value-type="float" office:value="330395" calcext:value-type="float">
            <text:p>330395</text:p>
          </table:table-cell>
          <table:table-cell office:value-type="float" office:value="1319" calcext:value-type="float">
            <text:p>1319</text:p>
          </table:table-cell>
          <table:table-cell office:value-type="float" office:value="1.583742" calcext:value-type="float">
            <text:p>1,583742</text:p>
          </table:table-cell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45395" calcext:value-type="float">
            <text:p>345395</text:p>
          </table:table-cell>
          <table:table-cell office:value-type="float" office:value="346717" calcext:value-type="float">
            <text:p>346717</text:p>
          </table:table-cell>
          <table:table-cell office:value-type="float" office:value="1323" calcext:value-type="float">
            <text:p>1323</text:p>
          </table:table-cell>
          <table:table-cell office:value-type="float" office:value="1.590149" calcext:value-type="float">
            <text:p>1,590149</text:p>
          </table:table-cell>
          <table:table-cell table:number-columns-repeated="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61717" calcext:value-type="float">
            <text:p>361717</text:p>
          </table:table-cell>
          <table:table-cell office:value-type="float" office:value="363014" calcext:value-type="float">
            <text:p>363014</text:p>
          </table:table-cell>
          <table:table-cell office:value-type="float" office:value="1298" calcext:value-type="float">
            <text:p>1298</text:p>
          </table:table-cell>
          <table:table-cell office:value-type="float" office:value="1.618521" calcext:value-type="float">
            <text:p>1,618521</text:p>
          </table:table-cell>
          <table:table-cell table:number-columns-repeated="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78014" calcext:value-type="float">
            <text:p>378014</text:p>
          </table:table-cell>
          <table:table-cell office:value-type="float" office:value="379373" calcext:value-type="float">
            <text:p>379373</text:p>
          </table:table-cell>
          <table:table-cell office:value-type="float" office:value="1360" calcext:value-type="float">
            <text:p>1360</text:p>
          </table:table-cell>
          <table:table-cell office:value-type="float" office:value="1.565426" calcext:value-type="float">
            <text:p>1,565426</text:p>
          </table:table-cell>
          <table:table-cell table:number-columns-repeated="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94373" calcext:value-type="float">
            <text:p>394373</text:p>
          </table:table-cell>
          <table:table-cell office:value-type="float" office:value="395654" calcext:value-type="float">
            <text:p>395654</text:p>
          </table:table-cell>
          <table:table-cell office:value-type="float" office:value="1282" calcext:value-type="float">
            <text:p>1282</text:p>
          </table:table-cell>
          <table:table-cell office:value-type="float" office:value="1.641857" calcext:value-type="float">
            <text:p>1,641857</text:p>
          </table:table-cell>
          <table:table-cell table:number-columns-repeated="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10654" calcext:value-type="float">
            <text:p>410654</text:p>
          </table:table-cell>
          <table:table-cell office:value-type="float" office:value="411973" calcext:value-type="float">
            <text:p>411973</text:p>
          </table:table-cell>
          <table:table-cell office:value-type="float" office:value="1320" calcext:value-type="float">
            <text:p>1320</text:p>
          </table:table-cell>
          <table:table-cell office:value-type="float" office:value="1.640807" calcext:value-type="float">
            <text:p>1,640807</text:p>
          </table:table-cell>
          <table:table-cell table:number-columns-repeated="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26973" calcext:value-type="float">
            <text:p>426973</text:p>
          </table:table-cell>
          <table:table-cell office:value-type="float" office:value="428264" calcext:value-type="float">
            <text:p>428264</text:p>
          </table:table-cell>
          <table:table-cell office:value-type="float" office:value="1292" calcext:value-type="float">
            <text:p>1292</text:p>
          </table:table-cell>
          <table:table-cell office:value-type="float" office:value="1.613668" calcext:value-type="float">
            <text:p>1,613668</text:p>
          </table:table-cell>
          <table:table-cell table:number-columns-repeated="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43264" calcext:value-type="float">
            <text:p>443264</text:p>
          </table:table-cell>
          <table:table-cell office:value-type="float" office:value="444584" calcext:value-type="float">
            <text:p>444584</text:p>
          </table:table-cell>
          <table:table-cell office:value-type="float" office:value="1321" calcext:value-type="float">
            <text:p>1321</text:p>
          </table:table-cell>
          <table:table-cell office:value-type="float" office:value="1.617829" calcext:value-type="float">
            <text:p>1,617829</text:p>
          </table:table-cell>
          <table:table-cell table:number-columns-repeated="4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59584" calcext:value-type="float">
            <text:p>459584</text:p>
          </table:table-cell>
          <table:table-cell office:value-type="float" office:value="460913" calcext:value-type="float">
            <text:p>460913</text:p>
          </table:table-cell>
          <table:table-cell office:value-type="float" office:value="1330" calcext:value-type="float">
            <text:p>1330</text:p>
          </table:table-cell>
          <table:table-cell office:value-type="float" office:value="1.656525" calcext:value-type="float">
            <text:p>1,656525</text:p>
          </table:table-cell>
          <table:table-cell table:number-columns-repeated="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75913" calcext:value-type="float">
            <text:p>475913</text:p>
          </table:table-cell>
          <table:table-cell office:value-type="float" office:value="477247" calcext:value-type="float">
            <text:p>477247</text:p>
          </table:table-cell>
          <table:table-cell office:value-type="float" office:value="1335" calcext:value-type="float">
            <text:p>1335</text:p>
          </table:table-cell>
          <table:table-cell office:value-type="float" office:value="1.607224" calcext:value-type="float">
            <text:p>1,607224</text:p>
          </table:table-cell>
          <table:table-cell table:number-columns-repeated="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492247" calcext:value-type="float">
            <text:p>492247</text:p>
          </table:table-cell>
          <table:table-cell office:value-type="float" office:value="493514" calcext:value-type="float">
            <text:p>493514</text:p>
          </table:table-cell>
          <table:table-cell office:value-type="float" office:value="1268" calcext:value-type="float">
            <text:p>1268</text:p>
          </table:table-cell>
          <table:table-cell office:value-type="float" office:value="1.878804" calcext:value-type="float">
            <text:p>1,878804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08514" calcext:value-type="float">
            <text:p>508514</text:p>
          </table:table-cell>
          <table:table-cell office:value-type="float" office:value="509857" calcext:value-type="float">
            <text:p>509857</text:p>
          </table:table-cell>
          <table:table-cell office:value-type="float" office:value="1344" calcext:value-type="float">
            <text:p>1344</text:p>
          </table:table-cell>
          <table:table-cell office:value-type="float" office:value="1.568955" calcext:value-type="float">
            <text:p>1,568955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DEV.ST</text:p>
          </table:table-cell>
          <table:table-cell table:formula="of:=STDEV([.D139:.D168])" office:value-type="float" office:value="25.6597766539585" calcext:value-type="float">
            <text:p>25,659776654</text:p>
          </table:table-cell>
          <table:table-cell table:formula="of:=STDEV([.E139:.E168])" office:value-type="float" office:value="0.0851947515483161" calcext:value-type="float">
            <text:p>0,085194751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MEDIA</text:p>
          </table:table-cell>
          <table:table-cell table:formula="of:=AVERAGE([.D139:.D168])" office:value-type="float" office:value="1320.7" calcext:value-type="float">
            <text:p>1320,7</text:p>
          </table:table-cell>
          <table:table-cell table:formula="of:=AVERAGE([.E139:.E168])" office:value-type="float" office:value="1.619908" calcext:value-type="float">
            <text:p>1,619908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1">
          <table:table-cell table:style-name="ce2" office:value-type="string" calcext:value-type="string" table:number-columns-spanned="5" table:number-rows-spanned="1">
            <text:p>GETUID32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GETUID32$baselin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7064744" calcext:value-type="float">
            <text:p>0,7064744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GETUID32$nois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04.268" calcext:value-type="float">
            <text:p>104,268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GETUID32$work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4425" calcext:value-type="float">
            <text:p>34425</text:p>
          </table:table-cell>
          <table:table-cell office:value-type="float" office:value="34843" calcext:value-type="float">
            <text:p>34843</text:p>
          </table:table-cell>
          <table:table-cell office:value-type="float" office:value="419" calcext:value-type="float">
            <text:p>419</text:p>
          </table:table-cell>
          <table:table-cell office:value-type="float" office:value="1.344856" calcext:value-type="float">
            <text:p>1,344856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9843" calcext:value-type="float">
            <text:p>49843</text:p>
          </table:table-cell>
          <table:table-cell office:value-type="float" office:value="50295" calcext:value-type="float">
            <text:p>50295</text:p>
          </table:table-cell>
          <table:table-cell office:value-type="float" office:value="453" calcext:value-type="float">
            <text:p>453</text:p>
          </table:table-cell>
          <table:table-cell office:value-type="float" office:value="1.265654" calcext:value-type="float">
            <text:p>1,265654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5295" calcext:value-type="float">
            <text:p>65295</text:p>
          </table:table-cell>
          <table:table-cell office:value-type="float" office:value="65641" calcext:value-type="float">
            <text:p>65641</text:p>
          </table:table-cell>
          <table:table-cell office:value-type="float" office:value="347" calcext:value-type="float">
            <text:p>347</text:p>
          </table:table-cell>
          <table:table-cell office:value-type="float" office:value="1.446709" calcext:value-type="float">
            <text:p>1,446709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641" calcext:value-type="float">
            <text:p>80641</text:p>
          </table:table-cell>
          <table:table-cell office:value-type="float" office:value="81146" calcext:value-type="float">
            <text:p>81146</text:p>
          </table:table-cell>
          <table:table-cell office:value-type="float" office:value="506" calcext:value-type="float">
            <text:p>506</text:p>
          </table:table-cell>
          <table:table-cell office:value-type="float" office:value="1.137403" calcext:value-type="float">
            <text:p>1,137403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6146" calcext:value-type="float">
            <text:p>96146</text:p>
          </table:table-cell>
          <table:table-cell office:value-type="float" office:value="96589" calcext:value-type="float">
            <text:p>96589</text:p>
          </table:table-cell>
          <table:table-cell office:value-type="float" office:value="444" calcext:value-type="float">
            <text:p>444</text:p>
          </table:table-cell>
          <table:table-cell office:value-type="float" office:value="1.295616" calcext:value-type="float">
            <text:p>1,295616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1589" calcext:value-type="float">
            <text:p>111589</text:p>
          </table:table-cell>
          <table:table-cell office:value-type="float" office:value="112024" calcext:value-type="float">
            <text:p>112024</text:p>
          </table:table-cell>
          <table:table-cell office:value-type="float" office:value="436" calcext:value-type="float">
            <text:p>436</text:p>
          </table:table-cell>
          <table:table-cell office:value-type="float" office:value="1.309364" calcext:value-type="float">
            <text:p>1,309364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7024" calcext:value-type="float">
            <text:p>127024</text:p>
          </table:table-cell>
          <table:table-cell office:value-type="float" office:value="127414" calcext:value-type="float">
            <text:p>127414</text:p>
          </table:table-cell>
          <table:table-cell office:value-type="float" office:value="391" calcext:value-type="float">
            <text:p>391</text:p>
          </table:table-cell>
          <table:table-cell office:value-type="float" office:value="1.382452" calcext:value-type="float">
            <text:p>1,382452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2414" calcext:value-type="float">
            <text:p>142414</text:p>
          </table:table-cell>
          <table:table-cell office:value-type="float" office:value="142864" calcext:value-type="float">
            <text:p>142864</text:p>
          </table:table-cell>
          <table:table-cell office:value-type="float" office:value="451" calcext:value-type="float">
            <text:p>451</text:p>
          </table:table-cell>
          <table:table-cell office:value-type="float" office:value="1.368895" calcext:value-type="float">
            <text:p>1,368895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7864" calcext:value-type="float">
            <text:p>157864</text:p>
          </table:table-cell>
          <table:table-cell office:value-type="float" office:value="158253" calcext:value-type="float">
            <text:p>158253</text:p>
          </table:table-cell>
          <table:table-cell office:value-type="float" office:value="390" calcext:value-type="float">
            <text:p>390</text:p>
          </table:table-cell>
          <table:table-cell office:value-type="float" office:value="1.393294" calcext:value-type="float">
            <text:p>1,393294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3253" calcext:value-type="float">
            <text:p>173253</text:p>
          </table:table-cell>
          <table:table-cell office:value-type="float" office:value="173704" calcext:value-type="float">
            <text:p>173704</text:p>
          </table:table-cell>
          <table:table-cell office:value-type="float" office:value="452" calcext:value-type="float">
            <text:p>452</text:p>
          </table:table-cell>
          <table:table-cell office:value-type="float" office:value="1.32064" calcext:value-type="float">
            <text:p>1,32064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88704" calcext:value-type="float">
            <text:p>188704</text:p>
          </table:table-cell>
          <table:table-cell office:value-type="float" office:value="189113" calcext:value-type="float">
            <text:p>189113</text:p>
          </table:table-cell>
          <table:table-cell office:value-type="float" office:value="410" calcext:value-type="float">
            <text:p>410</text:p>
          </table:table-cell>
          <table:table-cell office:value-type="float" office:value="1.396661" calcext:value-type="float">
            <text:p>1,396661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04113" calcext:value-type="float">
            <text:p>204113</text:p>
          </table:table-cell>
          <table:table-cell office:value-type="float" office:value="204553" calcext:value-type="float">
            <text:p>204553</text:p>
          </table:table-cell>
          <table:table-cell office:value-type="float" office:value="441" calcext:value-type="float">
            <text:p>441</text:p>
          </table:table-cell>
          <table:table-cell office:value-type="float" office:value="1.30503" calcext:value-type="float">
            <text:p>1,30503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9553" calcext:value-type="float">
            <text:p>219553</text:p>
          </table:table-cell>
          <table:table-cell office:value-type="float" office:value="219982" calcext:value-type="float">
            <text:p>219982</text:p>
          </table:table-cell>
          <table:table-cell office:value-type="float" office:value="430" calcext:value-type="float">
            <text:p>430</text:p>
          </table:table-cell>
          <table:table-cell office:value-type="float" office:value="1.383237" calcext:value-type="float">
            <text:p>1,383237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34982" calcext:value-type="float">
            <text:p>234982</text:p>
          </table:table-cell>
          <table:table-cell office:value-type="float" office:value="235412" calcext:value-type="float">
            <text:p>235412</text:p>
          </table:table-cell>
          <table:table-cell office:value-type="float" office:value="431" calcext:value-type="float">
            <text:p>431</text:p>
          </table:table-cell>
          <table:table-cell office:value-type="float" office:value="1.286075" calcext:value-type="float">
            <text:p>1,286075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50412" calcext:value-type="float">
            <text:p>250412</text:p>
          </table:table-cell>
          <table:table-cell office:value-type="float" office:value="250884" calcext:value-type="float">
            <text:p>250884</text:p>
          </table:table-cell>
          <table:table-cell office:value-type="float" office:value="473" calcext:value-type="float">
            <text:p>473</text:p>
          </table:table-cell>
          <table:table-cell office:value-type="float" office:value="1.395504" calcext:value-type="float">
            <text:p>1,395504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65884" calcext:value-type="float">
            <text:p>265884</text:p>
          </table:table-cell>
          <table:table-cell office:value-type="float" office:value="266302" calcext:value-type="float">
            <text:p>266302</text:p>
          </table:table-cell>
          <table:table-cell office:value-type="float" office:value="419" calcext:value-type="float">
            <text:p>419</text:p>
          </table:table-cell>
          <table:table-cell office:value-type="float" office:value="1.396521" calcext:value-type="float">
            <text:p>1,396521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81302" calcext:value-type="float">
            <text:p>281302</text:p>
          </table:table-cell>
          <table:table-cell office:value-type="float" office:value="281715" calcext:value-type="float">
            <text:p>281715</text:p>
          </table:table-cell>
          <table:table-cell office:value-type="float" office:value="414" calcext:value-type="float">
            <text:p>414</text:p>
          </table:table-cell>
          <table:table-cell office:value-type="float" office:value="1.401123" calcext:value-type="float">
            <text:p>1,401123</text:p>
          </table: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96715" calcext:value-type="float">
            <text:p>296715</text:p>
          </table:table-cell>
          <table:table-cell office:value-type="float" office:value="297185" calcext:value-type="float">
            <text:p>297185</text:p>
          </table:table-cell>
          <table:table-cell office:value-type="float" office:value="471" calcext:value-type="float">
            <text:p>471</text:p>
          </table:table-cell>
          <table:table-cell office:value-type="float" office:value="1.301832" calcext:value-type="float">
            <text:p>1,301832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12185" calcext:value-type="float">
            <text:p>312185</text:p>
          </table:table-cell>
          <table:table-cell office:value-type="float" office:value="312605" calcext:value-type="float">
            <text:p>312605</text:p>
          </table:table-cell>
          <table:table-cell office:value-type="float" office:value="421" calcext:value-type="float">
            <text:p>421</text:p>
          </table:table-cell>
          <table:table-cell office:value-type="float" office:value="1.347989" calcext:value-type="float">
            <text:p>1,347989</text:p>
          </table:table-cell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27605" calcext:value-type="float">
            <text:p>327605</text:p>
          </table:table-cell>
          <table:table-cell office:value-type="float" office:value="328022" calcext:value-type="float">
            <text:p>328022</text:p>
          </table:table-cell>
          <table:table-cell office:value-type="float" office:value="418" calcext:value-type="float">
            <text:p>418</text:p>
          </table:table-cell>
          <table:table-cell office:value-type="float" office:value="1.376266" calcext:value-type="float">
            <text:p>1,376266</text:p>
          </table:table-cell>
          <table:table-cell table:number-columns-repeated="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43022" calcext:value-type="float">
            <text:p>343022</text:p>
          </table:table-cell>
          <table:table-cell office:value-type="float" office:value="343424" calcext:value-type="float">
            <text:p>343424</text:p>
          </table:table-cell>
          <table:table-cell office:value-type="float" office:value="403" calcext:value-type="float">
            <text:p>403</text:p>
          </table:table-cell>
          <table:table-cell office:value-type="float" office:value="1.361347" calcext:value-type="float">
            <text:p>1,361347</text:p>
          </table:table-cell>
          <table:table-cell table:number-columns-repeated="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58424" calcext:value-type="float">
            <text:p>358424</text:p>
          </table:table-cell>
          <table:table-cell office:value-type="float" office:value="358835" calcext:value-type="float">
            <text:p>358835</text:p>
          </table:table-cell>
          <table:table-cell office:value-type="float" office:value="412" calcext:value-type="float">
            <text:p>412</text:p>
          </table:table-cell>
          <table:table-cell office:value-type="float" office:value="1.382257" calcext:value-type="float">
            <text:p>1,382257</text:p>
          </table:table-cell>
          <table:table-cell table:number-columns-repeated="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73835" calcext:value-type="float">
            <text:p>373835</text:p>
          </table:table-cell>
          <table:table-cell office:value-type="float" office:value="374284" calcext:value-type="float">
            <text:p>374284</text:p>
          </table:table-cell>
          <table:table-cell office:value-type="float" office:value="450" calcext:value-type="float">
            <text:p>450</text:p>
          </table:table-cell>
          <table:table-cell office:value-type="float" office:value="1.333707" calcext:value-type="float">
            <text:p>1,333707</text:p>
          </table:table-cell>
          <table:table-cell table:number-columns-repeated="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89284" calcext:value-type="float">
            <text:p>389284</text:p>
          </table:table-cell>
          <table:table-cell office:value-type="float" office:value="389703" calcext:value-type="float">
            <text:p>389703</text:p>
          </table:table-cell>
          <table:table-cell office:value-type="float" office:value="420" calcext:value-type="float">
            <text:p>420</text:p>
          </table:table-cell>
          <table:table-cell office:value-type="float" office:value="1.349857" calcext:value-type="float">
            <text:p>1,349857</text:p>
          </table:table-cell>
          <table:table-cell table:number-columns-repeated="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04703" calcext:value-type="float">
            <text:p>404703</text:p>
          </table:table-cell>
          <table:table-cell office:value-type="float" office:value="405096" calcext:value-type="float">
            <text:p>405096</text:p>
          </table:table-cell>
          <table:table-cell office:value-type="float" office:value="394" calcext:value-type="float">
            <text:p>394</text:p>
          </table:table-cell>
          <table:table-cell office:value-type="float" office:value="1.537466" calcext:value-type="float">
            <text:p>1,537466</text:p>
          </table:table-cell>
          <table:table-cell table:number-columns-repeated="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20096" calcext:value-type="float">
            <text:p>420096</text:p>
          </table:table-cell>
          <table:table-cell office:value-type="float" office:value="420524" calcext:value-type="float">
            <text:p>420524</text:p>
          </table:table-cell>
          <table:table-cell office:value-type="float" office:value="429" calcext:value-type="float">
            <text:p>429</text:p>
          </table:table-cell>
          <table:table-cell office:value-type="float" office:value="1.38073" calcext:value-type="float">
            <text:p>1,38073</text:p>
          </table:table-cell>
          <table:table-cell table:number-columns-repeated="4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35524" calcext:value-type="float">
            <text:p>435524</text:p>
          </table:table-cell>
          <table:table-cell office:value-type="float" office:value="435956" calcext:value-type="float">
            <text:p>435956</text:p>
          </table:table-cell>
          <table:table-cell office:value-type="float" office:value="433" calcext:value-type="float">
            <text:p>433</text:p>
          </table:table-cell>
          <table:table-cell office:value-type="float" office:value="1.352281" calcext:value-type="float">
            <text:p>1,352281</text:p>
          </table:table-cell>
          <table:table-cell table:number-columns-repeated="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50956" calcext:value-type="float">
            <text:p>450956</text:p>
          </table:table-cell>
          <table:table-cell office:value-type="float" office:value="451384" calcext:value-type="float">
            <text:p>451384</text:p>
          </table:table-cell>
          <table:table-cell office:value-type="float" office:value="429" calcext:value-type="float">
            <text:p>429</text:p>
          </table:table-cell>
          <table:table-cell office:value-type="float" office:value="1.398336" calcext:value-type="float">
            <text:p>1,398336</text:p>
          </table:table-cell>
          <table:table-cell table:number-columns-repeated="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466384" calcext:value-type="float">
            <text:p>466384</text:p>
          </table:table-cell>
          <table:table-cell office:value-type="float" office:value="466795" calcext:value-type="float">
            <text:p>466795</text:p>
          </table:table-cell>
          <table:table-cell office:value-type="float" office:value="412" calcext:value-type="float">
            <text:p>412</text:p>
          </table:table-cell>
          <table:table-cell office:value-type="float" office:value="1.422736" calcext:value-type="float">
            <text:p>1,422736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81795" calcext:value-type="float">
            <text:p>481795</text:p>
          </table:table-cell>
          <table:table-cell office:value-type="float" office:value="482195" calcext:value-type="float">
            <text:p>482195</text:p>
          </table:table-cell>
          <table:table-cell office:value-type="float" office:value="401" calcext:value-type="float">
            <text:p>401</text:p>
          </table:table-cell>
          <table:table-cell office:value-type="float" office:value="1.406339" calcext:value-type="float">
            <text:p>1,406339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DEV.ST</text:p>
          </table:table-cell>
          <table:table-cell table:formula="of:=STDEV([.D182:.D211])" office:value-type="float" office:value="29.907135964669" calcext:value-type="float">
            <text:p>29,9071359647</text:p>
          </table:table-cell>
          <table:table-cell table:formula="of:=STDEV([.E182:.E211])" office:value-type="float" office:value="0.0683327364040174" calcext:value-type="float">
            <text:p>0,068332736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MEDIA</text:p>
          </table:table-cell>
          <table:table-cell table:formula="of:=AVERAGE([.D182:.D211])" office:value-type="float" office:value="426.666666666667" calcext:value-type="float">
            <text:p>426,6666666667</text:p>
          </table:table-cell>
          <table:table-cell table:formula="of:=AVERAGE([.E182:.E211])" office:value-type="float" office:value="1.35933923333333" calcext:value-type="float">
            <text:p>1,3593392333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1">
          <table:table-cell table:style-name="ce2" office:value-type="string" calcext:value-type="string" table:number-columns-spanned="5" table:number-rows-spanned="1">
            <text:p>IOCTL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IOCTL$baselin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7145535" calcext:value-type="float">
            <text:p>0,7145535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OCTL$nois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4.57713" calcext:value-type="float">
            <text:p>14,57713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OCTL$work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02" calcext:value-type="float">
            <text:p>32502</text:p>
          </table:table-cell>
          <table:table-cell office:value-type="float" office:value="33692" calcext:value-type="float">
            <text:p>33692</text:p>
          </table:table-cell>
          <table:table-cell office:value-type="float" office:value="1191" calcext:value-type="float">
            <text:p>1191</text:p>
          </table:table-cell>
          <table:table-cell office:value-type="float" office:value="1.808582" calcext:value-type="float">
            <text:p>1,808582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8692" calcext:value-type="float">
            <text:p>48692</text:p>
          </table:table-cell>
          <table:table-cell office:value-type="float" office:value="49751" calcext:value-type="float">
            <text:p>49751</text:p>
          </table:table-cell>
          <table:table-cell office:value-type="float" office:value="1060" calcext:value-type="float">
            <text:p>1060</text:p>
          </table:table-cell>
          <table:table-cell office:value-type="float" office:value="1.886819" calcext:value-type="float">
            <text:p>1,886819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4751" calcext:value-type="float">
            <text:p>64751</text:p>
          </table:table-cell>
          <table:table-cell office:value-type="float" office:value="65953" calcext:value-type="float">
            <text:p>65953</text:p>
          </table:table-cell>
          <table:table-cell office:value-type="float" office:value="1203" calcext:value-type="float">
            <text:p>1203</text:p>
          </table:table-cell>
          <table:table-cell office:value-type="float" office:value="1.778422" calcext:value-type="float">
            <text:p>1,778422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953" calcext:value-type="float">
            <text:p>80953</text:p>
          </table:table-cell>
          <table:table-cell office:value-type="float" office:value="82111" calcext:value-type="float">
            <text:p>82111</text:p>
          </table:table-cell>
          <table:table-cell office:value-type="float" office:value="1159" calcext:value-type="float">
            <text:p>1159</text:p>
          </table:table-cell>
          <table:table-cell office:value-type="float" office:value="1.857933" calcext:value-type="float">
            <text:p>1,857933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7111" calcext:value-type="float">
            <text:p>97111</text:p>
          </table:table-cell>
          <table:table-cell office:value-type="float" office:value="98290" calcext:value-type="float">
            <text:p>98290</text:p>
          </table:table-cell>
          <table:table-cell office:value-type="float" office:value="1180" calcext:value-type="float">
            <text:p>1180</text:p>
          </table:table-cell>
          <table:table-cell office:value-type="float" office:value="1.86225" calcext:value-type="float">
            <text:p>1,86225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3290" calcext:value-type="float">
            <text:p>113290</text:p>
          </table:table-cell>
          <table:table-cell office:value-type="float" office:value="114421" calcext:value-type="float">
            <text:p>114421</text:p>
          </table:table-cell>
          <table:table-cell office:value-type="float" office:value="1132" calcext:value-type="float">
            <text:p>1132</text:p>
          </table:table-cell>
          <table:table-cell office:value-type="float" office:value="1.898055" calcext:value-type="float">
            <text:p>1,898055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9421" calcext:value-type="float">
            <text:p>129421</text:p>
          </table:table-cell>
          <table:table-cell office:value-type="float" office:value="130573" calcext:value-type="float">
            <text:p>130573</text:p>
          </table:table-cell>
          <table:table-cell office:value-type="float" office:value="1153" calcext:value-type="float">
            <text:p>1153</text:p>
          </table:table-cell>
          <table:table-cell office:value-type="float" office:value="1.897048" calcext:value-type="float">
            <text:p>1,897048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5573" calcext:value-type="float">
            <text:p>145573</text:p>
          </table:table-cell>
          <table:table-cell office:value-type="float" office:value="146740" calcext:value-type="float">
            <text:p>146740</text:p>
          </table:table-cell>
          <table:table-cell office:value-type="float" office:value="1168" calcext:value-type="float">
            <text:p>1168</text:p>
          </table:table-cell>
          <table:table-cell office:value-type="float" office:value="1.838807" calcext:value-type="float">
            <text:p>1,838807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1740" calcext:value-type="float">
            <text:p>161740</text:p>
          </table:table-cell>
          <table:table-cell office:value-type="float" office:value="162873" calcext:value-type="float">
            <text:p>162873</text:p>
          </table:table-cell>
          <table:table-cell office:value-type="float" office:value="1134" calcext:value-type="float">
            <text:p>1134</text:p>
          </table:table-cell>
          <table:table-cell office:value-type="float" office:value="1.865821" calcext:value-type="float">
            <text:p>1,865821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7873" calcext:value-type="float">
            <text:p>177873</text:p>
          </table:table-cell>
          <table:table-cell office:value-type="float" office:value="178992" calcext:value-type="float">
            <text:p>178992</text:p>
          </table:table-cell>
          <table:table-cell office:value-type="float" office:value="1120" calcext:value-type="float">
            <text:p>1120</text:p>
          </table:table-cell>
          <table:table-cell office:value-type="float" office:value="1.871758" calcext:value-type="float">
            <text:p>1,871758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93992" calcext:value-type="float">
            <text:p>193992</text:p>
          </table:table-cell>
          <table:table-cell office:value-type="float" office:value="195151" calcext:value-type="float">
            <text:p>195151</text:p>
          </table:table-cell>
          <table:table-cell office:value-type="float" office:value="1160" calcext:value-type="float">
            <text:p>1160</text:p>
          </table:table-cell>
          <table:table-cell office:value-type="float" office:value="1.877087" calcext:value-type="float">
            <text:p>1,877087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10151" calcext:value-type="float">
            <text:p>210151</text:p>
          </table:table-cell>
          <table:table-cell office:value-type="float" office:value="211300" calcext:value-type="float">
            <text:p>211300</text:p>
          </table:table-cell>
          <table:table-cell office:value-type="float" office:value="1150" calcext:value-type="float">
            <text:p>1150</text:p>
          </table:table-cell>
          <table:table-cell office:value-type="float" office:value="1.867213" calcext:value-type="float">
            <text:p>1,867213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26300" calcext:value-type="float">
            <text:p>226300</text:p>
          </table:table-cell>
          <table:table-cell office:value-type="float" office:value="227463" calcext:value-type="float">
            <text:p>227463</text:p>
          </table:table-cell>
          <table:table-cell office:value-type="float" office:value="1164" calcext:value-type="float">
            <text:p>1164</text:p>
          </table:table-cell>
          <table:table-cell office:value-type="float" office:value="1.891008" calcext:value-type="float">
            <text:p>1,891008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42463" calcext:value-type="float">
            <text:p>242463</text:p>
          </table:table-cell>
          <table:table-cell office:value-type="float" office:value="243620" calcext:value-type="float">
            <text:p>243620</text:p>
          </table:table-cell>
          <table:table-cell office:value-type="float" office:value="1158" calcext:value-type="float">
            <text:p>1158</text:p>
          </table:table-cell>
          <table:table-cell office:value-type="float" office:value="1.852953" calcext:value-type="float">
            <text:p>1,852953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58620" calcext:value-type="float">
            <text:p>258620</text:p>
          </table:table-cell>
          <table:table-cell office:value-type="float" office:value="259793" calcext:value-type="float">
            <text:p>259793</text:p>
          </table:table-cell>
          <table:table-cell office:value-type="float" office:value="1174" calcext:value-type="float">
            <text:p>1174</text:p>
          </table:table-cell>
          <table:table-cell office:value-type="float" office:value="1.821479" calcext:value-type="float">
            <text:p>1,821479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74793" calcext:value-type="float">
            <text:p>274793</text:p>
          </table:table-cell>
          <table:table-cell office:value-type="float" office:value="275972" calcext:value-type="float">
            <text:p>275972</text:p>
          </table:table-cell>
          <table:table-cell office:value-type="float" office:value="1180" calcext:value-type="float">
            <text:p>1180</text:p>
          </table:table-cell>
          <table:table-cell office:value-type="float" office:value="1.847811" calcext:value-type="float">
            <text:p>1,847811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90972" calcext:value-type="float">
            <text:p>290972</text:p>
          </table:table-cell>
          <table:table-cell office:value-type="float" office:value="292103" calcext:value-type="float">
            <text:p>292103</text:p>
          </table:table-cell>
          <table:table-cell office:value-type="float" office:value="1132" calcext:value-type="float">
            <text:p>1132</text:p>
          </table:table-cell>
          <table:table-cell office:value-type="float" office:value="1.85987" calcext:value-type="float">
            <text:p>1,85987</text:p>
          </table: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07103" calcext:value-type="float">
            <text:p>307103</text:p>
          </table:table-cell>
          <table:table-cell office:value-type="float" office:value="308233" calcext:value-type="float">
            <text:p>308233</text:p>
          </table:table-cell>
          <table:table-cell office:value-type="float" office:value="1131" calcext:value-type="float">
            <text:p>1131</text:p>
          </table:table-cell>
          <table:table-cell office:value-type="float" office:value="1.879057" calcext:value-type="float">
            <text:p>1,879057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23233" calcext:value-type="float">
            <text:p>323233</text:p>
          </table:table-cell>
          <table:table-cell office:value-type="float" office:value="324384" calcext:value-type="float">
            <text:p>324384</text:p>
          </table:table-cell>
          <table:table-cell office:value-type="float" office:value="1152" calcext:value-type="float">
            <text:p>1152</text:p>
          </table:table-cell>
          <table:table-cell office:value-type="float" office:value="1.884146" calcext:value-type="float">
            <text:p>1,884146</text:p>
          </table:table-cell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39384" calcext:value-type="float">
            <text:p>339384</text:p>
          </table:table-cell>
          <table:table-cell office:value-type="float" office:value="340533" calcext:value-type="float">
            <text:p>340533</text:p>
          </table:table-cell>
          <table:table-cell office:value-type="float" office:value="1150" calcext:value-type="float">
            <text:p>1150</text:p>
          </table:table-cell>
          <table:table-cell office:value-type="float" office:value="1.853979" calcext:value-type="float">
            <text:p>1,853979</text:p>
          </table:table-cell>
          <table:table-cell table:number-columns-repeated="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55533" calcext:value-type="float">
            <text:p>355533</text:p>
          </table:table-cell>
          <table:table-cell office:value-type="float" office:value="356643" calcext:value-type="float">
            <text:p>356643</text:p>
          </table:table-cell>
          <table:table-cell office:value-type="float" office:value="1111" calcext:value-type="float">
            <text:p>1111</text:p>
          </table:table-cell>
          <table:table-cell office:value-type="float" office:value="2.037733" calcext:value-type="float">
            <text:p>2,037733</text:p>
          </table:table-cell>
          <table:table-cell table:number-columns-repeated="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71643" calcext:value-type="float">
            <text:p>371643</text:p>
          </table:table-cell>
          <table:table-cell office:value-type="float" office:value="372832" calcext:value-type="float">
            <text:p>372832</text:p>
          </table:table-cell>
          <table:table-cell office:value-type="float" office:value="1190" calcext:value-type="float">
            <text:p>1190</text:p>
          </table:table-cell>
          <table:table-cell office:value-type="float" office:value="1.853246" calcext:value-type="float">
            <text:p>1,853246</text:p>
          </table:table-cell>
          <table:table-cell table:number-columns-repeated="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87832" calcext:value-type="float">
            <text:p>387832</text:p>
          </table:table-cell>
          <table:table-cell office:value-type="float" office:value="388973" calcext:value-type="float">
            <text:p>388973</text:p>
          </table:table-cell>
          <table:table-cell office:value-type="float" office:value="1142" calcext:value-type="float">
            <text:p>1142</text:p>
          </table:table-cell>
          <table:table-cell office:value-type="float" office:value="1.918122" calcext:value-type="float">
            <text:p>1,918122</text:p>
          </table:table-cell>
          <table:table-cell table:number-columns-repeated="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03973" calcext:value-type="float">
            <text:p>403973</text:p>
          </table:table-cell>
          <table:table-cell office:value-type="float" office:value="405172" calcext:value-type="float">
            <text:p>405172</text:p>
          </table:table-cell>
          <table:table-cell office:value-type="float" office:value="1200" calcext:value-type="float">
            <text:p>1200</text:p>
          </table:table-cell>
          <table:table-cell office:value-type="float" office:value="1.821756" calcext:value-type="float">
            <text:p>1,821756</text:p>
          </table:table-cell>
          <table:table-cell table:number-columns-repeated="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20172" calcext:value-type="float">
            <text:p>420172</text:p>
          </table:table-cell>
          <table:table-cell office:value-type="float" office:value="421311" calcext:value-type="float">
            <text:p>421311</text:p>
          </table:table-cell>
          <table:table-cell office:value-type="float" office:value="1140" calcext:value-type="float">
            <text:p>1140</text:p>
          </table:table-cell>
          <table:table-cell office:value-type="float" office:value="1.867138" calcext:value-type="float">
            <text:p>1,867138</text:p>
          </table:table-cell>
          <table:table-cell table:number-columns-repeated="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36311" calcext:value-type="float">
            <text:p>436311</text:p>
          </table:table-cell>
          <table:table-cell office:value-type="float" office:value="437471" calcext:value-type="float">
            <text:p>437471</text:p>
          </table:table-cell>
          <table:table-cell office:value-type="float" office:value="1161" calcext:value-type="float">
            <text:p>1161</text:p>
          </table:table-cell>
          <table:table-cell office:value-type="float" office:value="1.911204" calcext:value-type="float">
            <text:p>1,911204</text:p>
          </table:table-cell>
          <table:table-cell table:number-columns-repeated="4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52471" calcext:value-type="float">
            <text:p>452471</text:p>
          </table:table-cell>
          <table:table-cell office:value-type="float" office:value="453653" calcext:value-type="float">
            <text:p>453653</text:p>
          </table:table-cell>
          <table:table-cell office:value-type="float" office:value="1183" calcext:value-type="float">
            <text:p>1183</text:p>
          </table:table-cell>
          <table:table-cell office:value-type="float" office:value="1.854316" calcext:value-type="float">
            <text:p>1,854316</text:p>
          </table:table-cell>
          <table:table-cell table:number-columns-repeated="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68653" calcext:value-type="float">
            <text:p>468653</text:p>
          </table:table-cell>
          <table:table-cell office:value-type="float" office:value="469813" calcext:value-type="float">
            <text:p>469813</text:p>
          </table:table-cell>
          <table:table-cell office:value-type="float" office:value="1161" calcext:value-type="float">
            <text:p>1161</text:p>
          </table:table-cell>
          <table:table-cell office:value-type="float" office:value="1.878988" calcext:value-type="float">
            <text:p>1,878988</text:p>
          </table:table-cell>
          <table:table-cell table:number-columns-repeated="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484813" calcext:value-type="float">
            <text:p>484813</text:p>
          </table:table-cell>
          <table:table-cell office:value-type="float" office:value="485972" calcext:value-type="float">
            <text:p>485972</text:p>
          </table:table-cell>
          <table:table-cell office:value-type="float" office:value="1160" calcext:value-type="float">
            <text:p>1160</text:p>
          </table:table-cell>
          <table:table-cell office:value-type="float" office:value="1.871792" calcext:value-type="float">
            <text:p>1,871792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00972" calcext:value-type="float">
            <text:p>500972</text:p>
          </table:table-cell>
          <table:table-cell office:value-type="float" office:value="502130" calcext:value-type="float">
            <text:p>502130</text:p>
          </table:table-cell>
          <table:table-cell office:value-type="float" office:value="1159" calcext:value-type="float">
            <text:p>1159</text:p>
          </table:table-cell>
          <table:table-cell office:value-type="float" office:value="1.870969" calcext:value-type="float">
            <text:p>1,870969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DEV.ST</text:p>
          </table:table-cell>
          <table:table-cell table:formula="of:=STDEV([.D225:.D254])" office:value-type="float" office:value="28.9910013783508" calcext:value-type="float">
            <text:p>28,9910013784</text:p>
          </table:table-cell>
          <table:table-cell table:formula="of:=STDEV([.E225:.E254])" office:value-type="float" office:value="0.0433611508793483" calcext:value-type="float">
            <text:p>0,043361150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MEDIA</text:p>
          </table:table-cell>
          <table:table-cell table:formula="of:=AVERAGE([.D225:.D254])" office:value-type="float" office:value="1155.26666666667" calcext:value-type="float">
            <text:p>1155,2666666667</text:p>
          </table:table-cell>
          <table:table-cell table:formula="of:=AVERAGE([.E225:.E254])" office:value-type="float" office:value="1.86951206666667" calcext:value-type="float">
            <text:p>1,8695120667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MMAP2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MMAP2$baselin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6738607" calcext:value-type="float">
            <text:p>0,6738607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MAP2$nois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42.23765" calcext:value-type="float">
            <text:p>42,23765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MAP2$work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929" calcext:value-type="float">
            <text:p>32929</text:p>
          </table:table-cell>
          <table:table-cell office:value-type="float" office:value="44869" calcext:value-type="float">
            <text:p>44869</text:p>
          </table:table-cell>
          <table:table-cell office:value-type="float" office:value="11941" calcext:value-type="float">
            <text:p>11941</text:p>
          </table:table-cell>
          <table:table-cell office:value-type="float" office:value="1.691113" calcext:value-type="float">
            <text:p>1,691113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9869" calcext:value-type="float">
            <text:p>59869</text:p>
          </table:table-cell>
          <table:table-cell office:value-type="float" office:value="71886" calcext:value-type="float">
            <text:p>71886</text:p>
          </table:table-cell>
          <table:table-cell office:value-type="float" office:value="12018" calcext:value-type="float">
            <text:p>12018</text:p>
          </table:table-cell>
          <table:table-cell office:value-type="float" office:value="1.796358" calcext:value-type="float">
            <text:p>1,796358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6886" calcext:value-type="float">
            <text:p>86886</text:p>
          </table:table-cell>
          <table:table-cell office:value-type="float" office:value="98899" calcext:value-type="float">
            <text:p>98899</text:p>
          </table:table-cell>
          <table:table-cell office:value-type="float" office:value="12014" calcext:value-type="float">
            <text:p>12014</text:p>
          </table:table-cell>
          <table:table-cell office:value-type="float" office:value="1.675545" calcext:value-type="float">
            <text:p>1,675545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3899" calcext:value-type="float">
            <text:p>113899</text:p>
          </table:table-cell>
          <table:table-cell office:value-type="float" office:value="125908" calcext:value-type="float">
            <text:p>125908</text:p>
          </table:table-cell>
          <table:table-cell office:value-type="float" office:value="12010" calcext:value-type="float">
            <text:p>12010</text:p>
          </table:table-cell>
          <table:table-cell office:value-type="float" office:value="1.737646" calcext:value-type="float">
            <text:p>1,737646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0908" calcext:value-type="float">
            <text:p>140908</text:p>
          </table:table-cell>
          <table:table-cell office:value-type="float" office:value="152858" calcext:value-type="float">
            <text:p>152858</text:p>
          </table:table-cell>
          <table:table-cell office:value-type="float" office:value="11951" calcext:value-type="float">
            <text:p>11951</text:p>
          </table:table-cell>
          <table:table-cell office:value-type="float" office:value="1.685378" calcext:value-type="float">
            <text:p>1,685378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7858" calcext:value-type="float">
            <text:p>167858</text:p>
          </table:table-cell>
          <table:table-cell office:value-type="float" office:value="179708" calcext:value-type="float">
            <text:p>179708</text:p>
          </table:table-cell>
          <table:table-cell office:value-type="float" office:value="11851" calcext:value-type="float">
            <text:p>11851</text:p>
          </table:table-cell>
          <table:table-cell office:value-type="float" office:value="1.725751" calcext:value-type="float">
            <text:p>1,725751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94708" calcext:value-type="float">
            <text:p>194708</text:p>
          </table:table-cell>
          <table:table-cell office:value-type="float" office:value="206726" calcext:value-type="float">
            <text:p>206726</text:p>
          </table:table-cell>
          <table:table-cell office:value-type="float" office:value="12019" calcext:value-type="float">
            <text:p>12019</text:p>
          </table:table-cell>
          <table:table-cell office:value-type="float" office:value="1.735988" calcext:value-type="float">
            <text:p>1,735988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21726" calcext:value-type="float">
            <text:p>221726</text:p>
          </table:table-cell>
          <table:table-cell office:value-type="float" office:value="233746" calcext:value-type="float">
            <text:p>233746</text:p>
          </table:table-cell>
          <table:table-cell office:value-type="float" office:value="12021" calcext:value-type="float">
            <text:p>12021</text:p>
          </table:table-cell>
          <table:table-cell office:value-type="float" office:value="1.706197" calcext:value-type="float">
            <text:p>1,706197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48746" calcext:value-type="float">
            <text:p>248746</text:p>
          </table:table-cell>
          <table:table-cell office:value-type="float" office:value="260737" calcext:value-type="float">
            <text:p>260737</text:p>
          </table:table-cell>
          <table:table-cell office:value-type="float" office:value="11992" calcext:value-type="float">
            <text:p>11992</text:p>
          </table:table-cell>
          <table:table-cell office:value-type="float" office:value="1.714565" calcext:value-type="float">
            <text:p>1,714565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75737" calcext:value-type="float">
            <text:p>275737</text:p>
          </table:table-cell>
          <table:table-cell office:value-type="float" office:value="287588" calcext:value-type="float">
            <text:p>287588</text:p>
          </table:table-cell>
          <table:table-cell office:value-type="float" office:value="11852" calcext:value-type="float">
            <text:p>11852</text:p>
          </table:table-cell>
          <table:table-cell office:value-type="float" office:value="1.741535" calcext:value-type="float">
            <text:p>1,741535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02588" calcext:value-type="float">
            <text:p>302588</text:p>
          </table:table-cell>
          <table:table-cell office:value-type="float" office:value="314546" calcext:value-type="float">
            <text:p>314546</text:p>
          </table:table-cell>
          <table:table-cell office:value-type="float" office:value="11959" calcext:value-type="float">
            <text:p>11959</text:p>
          </table:table-cell>
          <table:table-cell office:value-type="float" office:value="1.76799" calcext:value-type="float">
            <text:p>1,76799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29546" calcext:value-type="float">
            <text:p>329546</text:p>
          </table:table-cell>
          <table:table-cell office:value-type="float" office:value="341488" calcext:value-type="float">
            <text:p>341488</text:p>
          </table:table-cell>
          <table:table-cell office:value-type="float" office:value="11943" calcext:value-type="float">
            <text:p>11943</text:p>
          </table:table-cell>
          <table:table-cell office:value-type="float" office:value="1.745663" calcext:value-type="float">
            <text:p>1,745663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56488" calcext:value-type="float">
            <text:p>356488</text:p>
          </table:table-cell>
          <table:table-cell office:value-type="float" office:value="368368" calcext:value-type="float">
            <text:p>368368</text:p>
          </table:table-cell>
          <table:table-cell office:value-type="float" office:value="11881" calcext:value-type="float">
            <text:p>11881</text:p>
          </table:table-cell>
          <table:table-cell office:value-type="float" office:value="1.739928" calcext:value-type="float">
            <text:p>1,739928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83368" calcext:value-type="float">
            <text:p>383368</text:p>
          </table:table-cell>
          <table:table-cell office:value-type="float" office:value="395258" calcext:value-type="float">
            <text:p>395258</text:p>
          </table:table-cell>
          <table:table-cell office:value-type="float" office:value="11891" calcext:value-type="float">
            <text:p>11891</text:p>
          </table:table-cell>
          <table:table-cell office:value-type="float" office:value="1.755066" calcext:value-type="float">
            <text:p>1,755066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10258" calcext:value-type="float">
            <text:p>410258</text:p>
          </table:table-cell>
          <table:table-cell office:value-type="float" office:value="422059" calcext:value-type="float">
            <text:p>422059</text:p>
          </table:table-cell>
          <table:table-cell office:value-type="float" office:value="11802" calcext:value-type="float">
            <text:p>11802</text:p>
          </table:table-cell>
          <table:table-cell office:value-type="float" office:value="1.75806" calcext:value-type="float">
            <text:p>1,75806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37059" calcext:value-type="float">
            <text:p>437059</text:p>
          </table:table-cell>
          <table:table-cell office:value-type="float" office:value="449008" calcext:value-type="float">
            <text:p>449008</text:p>
          </table:table-cell>
          <table:table-cell office:value-type="float" office:value="11950" calcext:value-type="float">
            <text:p>11950</text:p>
          </table:table-cell>
          <table:table-cell office:value-type="float" office:value="1.796581" calcext:value-type="float">
            <text:p>1,796581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64008" calcext:value-type="float">
            <text:p>464008</text:p>
          </table:table-cell>
          <table:table-cell office:value-type="float" office:value="475985" calcext:value-type="float">
            <text:p>475985</text:p>
          </table:table-cell>
          <table:table-cell office:value-type="float" office:value="11978" calcext:value-type="float">
            <text:p>11978</text:p>
          </table:table-cell>
          <table:table-cell office:value-type="float" office:value="1.763467" calcext:value-type="float">
            <text:p>1,763467</text:p>
          </table: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90985" calcext:value-type="float">
            <text:p>490985</text:p>
          </table:table-cell>
          <table:table-cell office:value-type="float" office:value="502946" calcext:value-type="float">
            <text:p>502946</text:p>
          </table:table-cell>
          <table:table-cell office:value-type="float" office:value="11962" calcext:value-type="float">
            <text:p>11962</text:p>
          </table:table-cell>
          <table:table-cell office:value-type="float" office:value="1.78038" calcext:value-type="float">
            <text:p>1,78038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17946" calcext:value-type="float">
            <text:p>517946</text:p>
          </table:table-cell>
          <table:table-cell office:value-type="float" office:value="529816" calcext:value-type="float">
            <text:p>529816</text:p>
          </table:table-cell>
          <table:table-cell office:value-type="float" office:value="11871" calcext:value-type="float">
            <text:p>11871</text:p>
          </table:table-cell>
          <table:table-cell office:value-type="float" office:value="1.751389" calcext:value-type="float">
            <text:p>1,751389</text:p>
          </table:table-cell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44816" calcext:value-type="float">
            <text:p>544816</text:p>
          </table:table-cell>
          <table:table-cell office:value-type="float" office:value="556626" calcext:value-type="float">
            <text:p>556626</text:p>
          </table:table-cell>
          <table:table-cell office:value-type="float" office:value="11811" calcext:value-type="float">
            <text:p>11811</text:p>
          </table:table-cell>
          <table:table-cell office:value-type="float" office:value="1.76749" calcext:value-type="float">
            <text:p>1,76749</text:p>
          </table:table-cell>
          <table:table-cell table:number-columns-repeated="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71626" calcext:value-type="float">
            <text:p>571626</text:p>
          </table:table-cell>
          <table:table-cell office:value-type="float" office:value="583476" calcext:value-type="float">
            <text:p>583476</text:p>
          </table:table-cell>
          <table:table-cell office:value-type="float" office:value="11851" calcext:value-type="float">
            <text:p>11851</text:p>
          </table:table-cell>
          <table:table-cell office:value-type="float" office:value="1.797696" calcext:value-type="float">
            <text:p>1,797696</text:p>
          </table:table-cell>
          <table:table-cell table:number-columns-repeated="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98476" calcext:value-type="float">
            <text:p>598476</text:p>
          </table:table-cell>
          <table:table-cell office:value-type="float" office:value="610368" calcext:value-type="float">
            <text:p>610368</text:p>
          </table:table-cell>
          <table:table-cell office:value-type="float" office:value="11893" calcext:value-type="float">
            <text:p>11893</text:p>
          </table:table-cell>
          <table:table-cell office:value-type="float" office:value="1.789407" calcext:value-type="float">
            <text:p>1,789407</text:p>
          </table:table-cell>
          <table:table-cell table:number-columns-repeated="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25368" calcext:value-type="float">
            <text:p>625368</text:p>
          </table:table-cell>
          <table:table-cell office:value-type="float" office:value="637298" calcext:value-type="float">
            <text:p>637298</text:p>
          </table:table-cell>
          <table:table-cell office:value-type="float" office:value="11931" calcext:value-type="float">
            <text:p>11931</text:p>
          </table:table-cell>
          <table:table-cell office:value-type="float" office:value="1.786505" calcext:value-type="float">
            <text:p>1,786505</text:p>
          </table:table-cell>
          <table:table-cell table:number-columns-repeated="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52298" calcext:value-type="float">
            <text:p>652298</text:p>
          </table:table-cell>
          <table:table-cell office:value-type="float" office:value="664238" calcext:value-type="float">
            <text:p>664238</text:p>
          </table:table-cell>
          <table:table-cell office:value-type="float" office:value="11941" calcext:value-type="float">
            <text:p>11941</text:p>
          </table:table-cell>
          <table:table-cell office:value-type="float" office:value="1.907415" calcext:value-type="float">
            <text:p>1,907415</text:p>
          </table:table-cell>
          <table:table-cell table:number-columns-repeated="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79238" calcext:value-type="float">
            <text:p>679238</text:p>
          </table:table-cell>
          <table:table-cell office:value-type="float" office:value="690427" calcext:value-type="float">
            <text:p>690427</text:p>
          </table:table-cell>
          <table:table-cell office:value-type="float" office:value="11190" calcext:value-type="float">
            <text:p>11190</text:p>
          </table:table-cell>
          <table:table-cell office:value-type="float" office:value="1.816052" calcext:value-type="float">
            <text:p>1,816052</text:p>
          </table:table-cell>
          <table:table-cell table:number-columns-repeated="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705427" calcext:value-type="float">
            <text:p>705427</text:p>
          </table:table-cell>
          <table:table-cell office:value-type="float" office:value="718086" calcext:value-type="float">
            <text:p>718086</text:p>
          </table:table-cell>
          <table:table-cell office:value-type="float" office:value="12660" calcext:value-type="float">
            <text:p>12660</text:p>
          </table:table-cell>
          <table:table-cell office:value-type="float" office:value="1.672111" calcext:value-type="float">
            <text:p>1,672111</text:p>
          </table:table-cell>
          <table:table-cell table:number-columns-repeated="4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733086" calcext:value-type="float">
            <text:p>733086</text:p>
          </table:table-cell>
          <table:table-cell office:value-type="float" office:value="745057" calcext:value-type="float">
            <text:p>745057</text:p>
          </table:table-cell>
          <table:table-cell office:value-type="float" office:value="11972" calcext:value-type="float">
            <text:p>11972</text:p>
          </table:table-cell>
          <table:table-cell office:value-type="float" office:value="1.776284" calcext:value-type="float">
            <text:p>1,776284</text:p>
          </table:table-cell>
          <table:table-cell table:number-columns-repeated="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760057" calcext:value-type="float">
            <text:p>760057</text:p>
          </table:table-cell>
          <table:table-cell office:value-type="float" office:value="772057" calcext:value-type="float">
            <text:p>772057</text:p>
          </table:table-cell>
          <table:table-cell office:value-type="float" office:value="12001" calcext:value-type="float">
            <text:p>12001</text:p>
          </table:table-cell>
          <table:table-cell office:value-type="float" office:value="1.794775" calcext:value-type="float">
            <text:p>1,794775</text:p>
          </table:table-cell>
          <table:table-cell table:number-columns-repeated="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87057" calcext:value-type="float">
            <text:p>787057</text:p>
          </table:table-cell>
          <table:table-cell office:value-type="float" office:value="798905" calcext:value-type="float">
            <text:p>798905</text:p>
          </table:table-cell>
          <table:table-cell office:value-type="float" office:value="11849" calcext:value-type="float">
            <text:p>11849</text:p>
          </table:table-cell>
          <table:table-cell office:value-type="float" office:value="1.803142" calcext:value-type="float">
            <text:p>1,803142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DEV.ST</text:p>
          </table:table-cell>
          <table:table-cell table:formula="of:=STDEV([.D268:.D296])" office:value-type="float" office:value="206.879429915513" calcext:value-type="float">
            <text:p>206,8794299155</text:p>
          </table:table-cell>
          <table:table-cell table:formula="of:=STDEV([.E268:.E296])" office:value-type="float" office:value="0.0491750005904568" calcext:value-type="float">
            <text:p>0,049175000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MEDIA</text:p>
          </table:table-cell>
          <table:table-cell table:formula="of:=AVERAGE([.D268:.D296])" office:value-type="float" office:value="11931.2068965517" calcext:value-type="float">
            <text:p>11931,2068965517</text:p>
          </table:table-cell>
          <table:table-cell table:formula="of:=AVERAGE([.E268:.E296])" office:value-type="float" office:value="1.757913" calcext:value-type="float">
            <text:p>1,757913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1">
          <table:table-cell table:style-name="ce2" office:value-type="string" calcext:value-type="string" table:number-columns-spanned="5" table:number-rows-spanned="1">
            <text:p>MPROTECT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MPROTECT$baselin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6662206" calcext:value-type="float">
            <text:p>0,6662206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PROTECT$nois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5.04709" calcext:value-type="float">
            <text:p>15,04709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PROTECT$work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5589" calcext:value-type="float">
            <text:p>35589</text:p>
          </table:table-cell>
          <table:table-cell office:value-type="float" office:value="37368" calcext:value-type="float">
            <text:p>37368</text:p>
          </table:table-cell>
          <table:table-cell office:value-type="float" office:value="1780" calcext:value-type="float">
            <text:p>1780</text:p>
          </table:table-cell>
          <table:table-cell office:value-type="float" office:value="1.65868" calcext:value-type="float">
            <text:p>1,65868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2368" calcext:value-type="float">
            <text:p>52368</text:p>
          </table:table-cell>
          <table:table-cell office:value-type="float" office:value="54146" calcext:value-type="float">
            <text:p>54146</text:p>
          </table:table-cell>
          <table:table-cell office:value-type="float" office:value="1779" calcext:value-type="float">
            <text:p>1779</text:p>
          </table:table-cell>
          <table:table-cell office:value-type="float" office:value="1.674668" calcext:value-type="float">
            <text:p>1,674668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9146" calcext:value-type="float">
            <text:p>69146</text:p>
          </table:table-cell>
          <table:table-cell office:value-type="float" office:value="70959" calcext:value-type="float">
            <text:p>70959</text:p>
          </table:table-cell>
          <table:table-cell office:value-type="float" office:value="1814" calcext:value-type="float">
            <text:p>1814</text:p>
          </table:table-cell>
          <table:table-cell office:value-type="float" office:value="1.644337" calcext:value-type="float">
            <text:p>1,644337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5959" calcext:value-type="float">
            <text:p>85959</text:p>
          </table:table-cell>
          <table:table-cell office:value-type="float" office:value="87690" calcext:value-type="float">
            <text:p>87690</text:p>
          </table:table-cell>
          <table:table-cell office:value-type="float" office:value="1732" calcext:value-type="float">
            <text:p>1732</text:p>
          </table:table-cell>
          <table:table-cell office:value-type="float" office:value="1.779306" calcext:value-type="float">
            <text:p>1,779306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2690" calcext:value-type="float">
            <text:p>102690</text:p>
          </table:table-cell>
          <table:table-cell office:value-type="float" office:value="104459" calcext:value-type="float">
            <text:p>104459</text:p>
          </table:table-cell>
          <table:table-cell office:value-type="float" office:value="1770" calcext:value-type="float">
            <text:p>1770</text:p>
          </table:table-cell>
          <table:table-cell office:value-type="float" office:value="1.70117" calcext:value-type="float">
            <text:p>1,70117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9459" calcext:value-type="float">
            <text:p>119459</text:p>
          </table:table-cell>
          <table:table-cell office:value-type="float" office:value="121230" calcext:value-type="float">
            <text:p>121230</text:p>
          </table:table-cell>
          <table:table-cell office:value-type="float" office:value="1772" calcext:value-type="float">
            <text:p>1772</text:p>
          </table:table-cell>
          <table:table-cell office:value-type="float" office:value="1.704296" calcext:value-type="float">
            <text:p>1,704296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36230" calcext:value-type="float">
            <text:p>136230</text:p>
          </table:table-cell>
          <table:table-cell office:value-type="float" office:value="138027" calcext:value-type="float">
            <text:p>138027</text:p>
          </table:table-cell>
          <table:table-cell office:value-type="float" office:value="1798" calcext:value-type="float">
            <text:p>1798</text:p>
          </table:table-cell>
          <table:table-cell office:value-type="float" office:value="1.66688" calcext:value-type="float">
            <text:p>1,66688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53027" calcext:value-type="float">
            <text:p>153027</text:p>
          </table:table-cell>
          <table:table-cell office:value-type="float" office:value="154809" calcext:value-type="float">
            <text:p>154809</text:p>
          </table:table-cell>
          <table:table-cell office:value-type="float" office:value="1783" calcext:value-type="float">
            <text:p>1783</text:p>
          </table:table-cell>
          <table:table-cell office:value-type="float" office:value="1.679114" calcext:value-type="float">
            <text:p>1,679114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9809" calcext:value-type="float">
            <text:p>169809</text:p>
          </table:table-cell>
          <table:table-cell office:value-type="float" office:value="171576" calcext:value-type="float">
            <text:p>171576</text:p>
          </table:table-cell>
          <table:table-cell office:value-type="float" office:value="1768" calcext:value-type="float">
            <text:p>1768</text:p>
          </table:table-cell>
          <table:table-cell office:value-type="float" office:value="1.657964" calcext:value-type="float">
            <text:p>1,657964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86576" calcext:value-type="float">
            <text:p>186576</text:p>
          </table:table-cell>
          <table:table-cell office:value-type="float" office:value="188360" calcext:value-type="float">
            <text:p>188360</text:p>
          </table:table-cell>
          <table:table-cell office:value-type="float" office:value="1785" calcext:value-type="float">
            <text:p>1785</text:p>
          </table:table-cell>
          <table:table-cell office:value-type="float" office:value="1.75618" calcext:value-type="float">
            <text:p>1,75618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03360" calcext:value-type="float">
            <text:p>203360</text:p>
          </table:table-cell>
          <table:table-cell office:value-type="float" office:value="205130" calcext:value-type="float">
            <text:p>205130</text:p>
          </table:table-cell>
          <table:table-cell office:value-type="float" office:value="1771" calcext:value-type="float">
            <text:p>1771</text:p>
          </table:table-cell>
          <table:table-cell office:value-type="float" office:value="1.710093" calcext:value-type="float">
            <text:p>1,710093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20130" calcext:value-type="float">
            <text:p>220130</text:p>
          </table:table-cell>
          <table:table-cell office:value-type="float" office:value="221918" calcext:value-type="float">
            <text:p>221918</text:p>
          </table:table-cell>
          <table:table-cell office:value-type="float" office:value="1789" calcext:value-type="float">
            <text:p>1789</text:p>
          </table:table-cell>
          <table:table-cell office:value-type="float" office:value="1.795361" calcext:value-type="float">
            <text:p>1,795361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36918" calcext:value-type="float">
            <text:p>236918</text:p>
          </table:table-cell>
          <table:table-cell office:value-type="float" office:value="238727" calcext:value-type="float">
            <text:p>238727</text:p>
          </table:table-cell>
          <table:table-cell office:value-type="float" office:value="1810" calcext:value-type="float">
            <text:p>1810</text:p>
          </table:table-cell>
          <table:table-cell office:value-type="float" office:value="1.663317" calcext:value-type="float">
            <text:p>1,663317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53727" calcext:value-type="float">
            <text:p>253727</text:p>
          </table:table-cell>
          <table:table-cell office:value-type="float" office:value="255488" calcext:value-type="float">
            <text:p>255488</text:p>
          </table:table-cell>
          <table:table-cell office:value-type="float" office:value="1762" calcext:value-type="float">
            <text:p>1762</text:p>
          </table:table-cell>
          <table:table-cell office:value-type="float" office:value="1.702173" calcext:value-type="float">
            <text:p>1,702173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70488" calcext:value-type="float">
            <text:p>270488</text:p>
          </table:table-cell>
          <table:table-cell office:value-type="float" office:value="272289" calcext:value-type="float">
            <text:p>272289</text:p>
          </table:table-cell>
          <table:table-cell office:value-type="float" office:value="1802" calcext:value-type="float">
            <text:p>1802</text:p>
          </table:table-cell>
          <table:table-cell office:value-type="float" office:value="1.661353" calcext:value-type="float">
            <text:p>1,661353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87289" calcext:value-type="float">
            <text:p>287289</text:p>
          </table:table-cell>
          <table:table-cell office:value-type="float" office:value="289058" calcext:value-type="float">
            <text:p>289058</text:p>
          </table:table-cell>
          <table:table-cell office:value-type="float" office:value="1770" calcext:value-type="float">
            <text:p>1770</text:p>
          </table:table-cell>
          <table:table-cell office:value-type="float" office:value="1.806927" calcext:value-type="float">
            <text:p>1,806927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04058" calcext:value-type="float">
            <text:p>304058</text:p>
          </table:table-cell>
          <table:table-cell office:value-type="float" office:value="305839" calcext:value-type="float">
            <text:p>305839</text:p>
          </table:table-cell>
          <table:table-cell office:value-type="float" office:value="1782" calcext:value-type="float">
            <text:p>1782</text:p>
          </table:table-cell>
          <table:table-cell office:value-type="float" office:value="1.670376" calcext:value-type="float">
            <text:p>1,670376</text:p>
          </table: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0839" calcext:value-type="float">
            <text:p>320839</text:p>
          </table:table-cell>
          <table:table-cell office:value-type="float" office:value="322607" calcext:value-type="float">
            <text:p>322607</text:p>
          </table:table-cell>
          <table:table-cell office:value-type="float" office:value="1769" calcext:value-type="float">
            <text:p>1769</text:p>
          </table:table-cell>
          <table:table-cell office:value-type="float" office:value="1.692769" calcext:value-type="float">
            <text:p>1,692769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37607" calcext:value-type="float">
            <text:p>337607</text:p>
          </table:table-cell>
          <table:table-cell office:value-type="float" office:value="339409" calcext:value-type="float">
            <text:p>339409</text:p>
          </table:table-cell>
          <table:table-cell office:value-type="float" office:value="1803" calcext:value-type="float">
            <text:p>1803</text:p>
          </table:table-cell>
          <table:table-cell office:value-type="float" office:value="1.761156" calcext:value-type="float">
            <text:p>1,761156</text:p>
          </table:table-cell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54409" calcext:value-type="float">
            <text:p>354409</text:p>
          </table:table-cell>
          <table:table-cell office:value-type="float" office:value="356216" calcext:value-type="float">
            <text:p>356216</text:p>
          </table:table-cell>
          <table:table-cell office:value-type="float" office:value="1808" calcext:value-type="float">
            <text:p>1808</text:p>
          </table:table-cell>
          <table:table-cell office:value-type="float" office:value="1.701781" calcext:value-type="float">
            <text:p>1,701781</text:p>
          </table:table-cell>
          <table:table-cell table:number-columns-repeated="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71216" calcext:value-type="float">
            <text:p>371216</text:p>
          </table:table-cell>
          <table:table-cell office:value-type="float" office:value="372990" calcext:value-type="float">
            <text:p>372990</text:p>
          </table:table-cell>
          <table:table-cell office:value-type="float" office:value="1775" calcext:value-type="float">
            <text:p>1775</text:p>
          </table:table-cell>
          <table:table-cell office:value-type="float" office:value="1.694602" calcext:value-type="float">
            <text:p>1,694602</text:p>
          </table:table-cell>
          <table:table-cell table:number-columns-repeated="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87990" calcext:value-type="float">
            <text:p>387990</text:p>
          </table:table-cell>
          <table:table-cell office:value-type="float" office:value="389790" calcext:value-type="float">
            <text:p>389790</text:p>
          </table:table-cell>
          <table:table-cell office:value-type="float" office:value="1801" calcext:value-type="float">
            <text:p>1801</text:p>
          </table:table-cell>
          <table:table-cell office:value-type="float" office:value="1.708402" calcext:value-type="float">
            <text:p>1,708402</text:p>
          </table:table-cell>
          <table:table-cell table:number-columns-repeated="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404790" calcext:value-type="float">
            <text:p>404790</text:p>
          </table:table-cell>
          <table:table-cell office:value-type="float" office:value="406558" calcext:value-type="float">
            <text:p>406558</text:p>
          </table:table-cell>
          <table:table-cell office:value-type="float" office:value="1769" calcext:value-type="float">
            <text:p>1769</text:p>
          </table:table-cell>
          <table:table-cell office:value-type="float" office:value="1.680836" calcext:value-type="float">
            <text:p>1,680836</text:p>
          </table:table-cell>
          <table:table-cell table:number-columns-repeated="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21558" calcext:value-type="float">
            <text:p>421558</text:p>
          </table:table-cell>
          <table:table-cell office:value-type="float" office:value="423330" calcext:value-type="float">
            <text:p>423330</text:p>
          </table:table-cell>
          <table:table-cell office:value-type="float" office:value="1773" calcext:value-type="float">
            <text:p>1773</text:p>
          </table:table-cell>
          <table:table-cell office:value-type="float" office:value="2.111191" calcext:value-type="float">
            <text:p>2,111191</text:p>
          </table:table-cell>
          <table:table-cell table:number-columns-repeated="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38330" calcext:value-type="float">
            <text:p>438330</text:p>
          </table:table-cell>
          <table:table-cell office:value-type="float" office:value="440158" calcext:value-type="float">
            <text:p>440158</text:p>
          </table:table-cell>
          <table:table-cell office:value-type="float" office:value="1829" calcext:value-type="float">
            <text:p>1829</text:p>
          </table:table-cell>
          <table:table-cell office:value-type="float" office:value="1.693185" calcext:value-type="float">
            <text:p>1,693185</text:p>
          </table:table-cell>
          <table:table-cell table:number-columns-repeated="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55158" calcext:value-type="float">
            <text:p>455158</text:p>
          </table:table-cell>
          <table:table-cell office:value-type="float" office:value="456926" calcext:value-type="float">
            <text:p>456926</text:p>
          </table:table-cell>
          <table:table-cell office:value-type="float" office:value="1769" calcext:value-type="float">
            <text:p>1769</text:p>
          </table:table-cell>
          <table:table-cell office:value-type="float" office:value="1.705586" calcext:value-type="float">
            <text:p>1,705586</text:p>
          </table:table-cell>
          <table:table-cell table:number-columns-repeated="4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71926" calcext:value-type="float">
            <text:p>471926</text:p>
          </table:table-cell>
          <table:table-cell office:value-type="float" office:value="473719" calcext:value-type="float">
            <text:p>473719</text:p>
          </table:table-cell>
          <table:table-cell office:value-type="float" office:value="1794" calcext:value-type="float">
            <text:p>1794</text:p>
          </table:table-cell>
          <table:table-cell office:value-type="float" office:value="1.679725" calcext:value-type="float">
            <text:p>1,679725</text:p>
          </table:table-cell>
          <table:table-cell table:number-columns-repeated="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88719" calcext:value-type="float">
            <text:p>488719</text:p>
          </table:table-cell>
          <table:table-cell office:value-type="float" office:value="490489" calcext:value-type="float">
            <text:p>490489</text:p>
          </table:table-cell>
          <table:table-cell office:value-type="float" office:value="1771" calcext:value-type="float">
            <text:p>1771</text:p>
          </table:table-cell>
          <table:table-cell office:value-type="float" office:value="1.742672" calcext:value-type="float">
            <text:p>1,742672</text:p>
          </table:table-cell>
          <table:table-cell table:number-columns-repeated="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05489" calcext:value-type="float">
            <text:p>505489</text:p>
          </table:table-cell>
          <table:table-cell office:value-type="float" office:value="507267" calcext:value-type="float">
            <text:p>507267</text:p>
          </table:table-cell>
          <table:table-cell office:value-type="float" office:value="1779" calcext:value-type="float">
            <text:p>1779</text:p>
          </table:table-cell>
          <table:table-cell office:value-type="float" office:value="1.817644" calcext:value-type="float">
            <text:p>1,817644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22267" calcext:value-type="float">
            <text:p>522267</text:p>
          </table:table-cell>
          <table:table-cell office:value-type="float" office:value="524059" calcext:value-type="float">
            <text:p>524059</text:p>
          </table:table-cell>
          <table:table-cell office:value-type="float" office:value="1793" calcext:value-type="float">
            <text:p>1793</text:p>
          </table:table-cell>
          <table:table-cell office:value-type="float" office:value="1.712748" calcext:value-type="float">
            <text:p>1,712748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DEV.ST</text:p>
          </table:table-cell>
          <table:table-cell table:formula="of:=STDEV([.D310:.D339])" office:value-type="float" office:value="19.3039808889493" calcext:value-type="float">
            <text:p>19,3039808889</text:p>
          </table:table-cell>
          <table:table-cell table:formula="of:=STDEV([.E310:.E339])" office:value-type="float" office:value="0.0868603769930497" calcext:value-type="float">
            <text:p>0,08686037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MEDIA</text:p>
          </table:table-cell>
          <table:table-cell table:formula="of:=AVERAGE([.D310:.D339])" office:value-type="float" office:value="1783.33333333333" calcext:value-type="float">
            <text:p>1783,3333333333</text:p>
          </table:table-cell>
          <table:table-cell table:formula="of:=AVERAGE([.E310:.E339])" office:value-type="float" office:value="1.72114973333333" calcext:value-type="float">
            <text:p>1,7211497333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1">
          <table:table-cell table:style-name="ce2" office:value-type="string" calcext:value-type="string" table:number-columns-spanned="5" table:number-rows-spanned="1">
            <text:p>PRCTL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PRCTL$baselin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6743332" calcext:value-type="float">
            <text:p>0,6743332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RCTL$nois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5.48307" calcext:value-type="float">
            <text:p>15,48307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RCTL$work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3234" calcext:value-type="float">
            <text:p>33234</text:p>
          </table:table-cell>
          <table:table-cell office:value-type="float" office:value="37943" calcext:value-type="float">
            <text:p>37943</text:p>
          </table:table-cell>
          <table:table-cell office:value-type="float" office:value="4710" calcext:value-type="float">
            <text:p>4710</text:p>
          </table:table-cell>
          <table:table-cell office:value-type="float" office:value="1.862952" calcext:value-type="float">
            <text:p>1,862952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2943" calcext:value-type="float">
            <text:p>52943</text:p>
          </table:table-cell>
          <table:table-cell office:value-type="float" office:value="57732" calcext:value-type="float">
            <text:p>57732</text:p>
          </table:table-cell>
          <table:table-cell office:value-type="float" office:value="4790" calcext:value-type="float">
            <text:p>4790</text:p>
          </table:table-cell>
          <table:table-cell office:value-type="float" office:value="1.884333" calcext:value-type="float">
            <text:p>1,884333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2732" calcext:value-type="float">
            <text:p>72732</text:p>
          </table:table-cell>
          <table:table-cell office:value-type="float" office:value="77483" calcext:value-type="float">
            <text:p>77483</text:p>
          </table:table-cell>
          <table:table-cell office:value-type="float" office:value="4752" calcext:value-type="float">
            <text:p>4752</text:p>
          </table:table-cell>
          <table:table-cell office:value-type="float" office:value="1.878365" calcext:value-type="float">
            <text:p>1,878365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483" calcext:value-type="float">
            <text:p>92483</text:p>
          </table:table-cell>
          <table:table-cell office:value-type="float" office:value="97272" calcext:value-type="float">
            <text:p>97272</text:p>
          </table:table-cell>
          <table:table-cell office:value-type="float" office:value="4790" calcext:value-type="float">
            <text:p>4790</text:p>
          </table:table-cell>
          <table:table-cell office:value-type="float" office:value="1.897674" calcext:value-type="float">
            <text:p>1,897674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2272" calcext:value-type="float">
            <text:p>112272</text:p>
          </table:table-cell>
          <table:table-cell office:value-type="float" office:value="117075" calcext:value-type="float">
            <text:p>117075</text:p>
          </table:table-cell>
          <table:table-cell office:value-type="float" office:value="4804" calcext:value-type="float">
            <text:p>4804</text:p>
          </table:table-cell>
          <table:table-cell office:value-type="float" office:value="1.886987" calcext:value-type="float">
            <text:p>1,886987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32075" calcext:value-type="float">
            <text:p>132075</text:p>
          </table:table-cell>
          <table:table-cell office:value-type="float" office:value="136875" calcext:value-type="float">
            <text:p>136875</text:p>
          </table:table-cell>
          <table:table-cell office:value-type="float" office:value="4801" calcext:value-type="float">
            <text:p>4801</text:p>
          </table:table-cell>
          <table:table-cell office:value-type="float" office:value="1.920457" calcext:value-type="float">
            <text:p>1,920457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51875" calcext:value-type="float">
            <text:p>151875</text:p>
          </table:table-cell>
          <table:table-cell office:value-type="float" office:value="156633" calcext:value-type="float">
            <text:p>156633</text:p>
          </table:table-cell>
          <table:table-cell office:value-type="float" office:value="4759" calcext:value-type="float">
            <text:p>4759</text:p>
          </table:table-cell>
          <table:table-cell office:value-type="float" office:value="1.929537" calcext:value-type="float">
            <text:p>1,929537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71633" calcext:value-type="float">
            <text:p>171633</text:p>
          </table:table-cell>
          <table:table-cell office:value-type="float" office:value="176422" calcext:value-type="float">
            <text:p>176422</text:p>
          </table:table-cell>
          <table:table-cell office:value-type="float" office:value="4790" calcext:value-type="float">
            <text:p>4790</text:p>
          </table:table-cell>
          <table:table-cell office:value-type="float" office:value="1.891653" calcext:value-type="float">
            <text:p>1,891653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91422" calcext:value-type="float">
            <text:p>191422</text:p>
          </table:table-cell>
          <table:table-cell office:value-type="float" office:value="196203" calcext:value-type="float">
            <text:p>196203</text:p>
          </table:table-cell>
          <table:table-cell office:value-type="float" office:value="4782" calcext:value-type="float">
            <text:p>4782</text:p>
          </table:table-cell>
          <table:table-cell office:value-type="float" office:value="1.941456" calcext:value-type="float">
            <text:p>1,941456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11203" calcext:value-type="float">
            <text:p>211203</text:p>
          </table:table-cell>
          <table:table-cell office:value-type="float" office:value="216073" calcext:value-type="float">
            <text:p>216073</text:p>
          </table:table-cell>
          <table:table-cell office:value-type="float" office:value="4871" calcext:value-type="float">
            <text:p>4871</text:p>
          </table:table-cell>
          <table:table-cell office:value-type="float" office:value="1.901111" calcext:value-type="float">
            <text:p>1,901111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31073" calcext:value-type="float">
            <text:p>231073</text:p>
          </table:table-cell>
          <table:table-cell office:value-type="float" office:value="235903" calcext:value-type="float">
            <text:p>235903</text:p>
          </table:table-cell>
          <table:table-cell office:value-type="float" office:value="4831" calcext:value-type="float">
            <text:p>4831</text:p>
          </table:table-cell>
          <table:table-cell office:value-type="float" office:value="1.909224" calcext:value-type="float">
            <text:p>1,909224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50903" calcext:value-type="float">
            <text:p>250903</text:p>
          </table:table-cell>
          <table:table-cell office:value-type="float" office:value="255702" calcext:value-type="float">
            <text:p>255702</text:p>
          </table:table-cell>
          <table:table-cell office:value-type="float" office:value="4800" calcext:value-type="float">
            <text:p>4800</text:p>
          </table:table-cell>
          <table:table-cell office:value-type="float" office:value="1.933632" calcext:value-type="float">
            <text:p>1,933632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70702" calcext:value-type="float">
            <text:p>270702</text:p>
          </table:table-cell>
          <table:table-cell office:value-type="float" office:value="275475" calcext:value-type="float">
            <text:p>275475</text:p>
          </table:table-cell>
          <table:table-cell office:value-type="float" office:value="4774" calcext:value-type="float">
            <text:p>4774</text:p>
          </table:table-cell>
          <table:table-cell office:value-type="float" office:value="1.945258" calcext:value-type="float">
            <text:p>1,945258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90475" calcext:value-type="float">
            <text:p>290475</text:p>
          </table:table-cell>
          <table:table-cell office:value-type="float" office:value="295322" calcext:value-type="float">
            <text:p>295322</text:p>
          </table:table-cell>
          <table:table-cell office:value-type="float" office:value="4848" calcext:value-type="float">
            <text:p>4848</text:p>
          </table:table-cell>
          <table:table-cell office:value-type="float" office:value="1.933744" calcext:value-type="float">
            <text:p>1,933744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10322" calcext:value-type="float">
            <text:p>310322</text:p>
          </table:table-cell>
          <table:table-cell office:value-type="float" office:value="315007" calcext:value-type="float">
            <text:p>315007</text:p>
          </table:table-cell>
          <table:table-cell office:value-type="float" office:value="4686" calcext:value-type="float">
            <text:p>4686</text:p>
          </table:table-cell>
          <table:table-cell office:value-type="float" office:value="1.980866" calcext:value-type="float">
            <text:p>1,980866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30007" calcext:value-type="float">
            <text:p>330007</text:p>
          </table:table-cell>
          <table:table-cell office:value-type="float" office:value="334862" calcext:value-type="float">
            <text:p>334862</text:p>
          </table:table-cell>
          <table:table-cell office:value-type="float" office:value="4856" calcext:value-type="float">
            <text:p>4856</text:p>
          </table:table-cell>
          <table:table-cell office:value-type="float" office:value="2.176922" calcext:value-type="float">
            <text:p>2,176922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49862" calcext:value-type="float">
            <text:p>349862</text:p>
          </table:table-cell>
          <table:table-cell office:value-type="float" office:value="354683" calcext:value-type="float">
            <text:p>354683</text:p>
          </table:table-cell>
          <table:table-cell office:value-type="float" office:value="4822" calcext:value-type="float">
            <text:p>4822</text:p>
          </table:table-cell>
          <table:table-cell office:value-type="float" office:value="1.936291" calcext:value-type="float">
            <text:p>1,936291</text:p>
          </table: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69683" calcext:value-type="float">
            <text:p>369683</text:p>
          </table:table-cell>
          <table:table-cell office:value-type="float" office:value="374442" calcext:value-type="float">
            <text:p>374442</text:p>
          </table:table-cell>
          <table:table-cell office:value-type="float" office:value="4760" calcext:value-type="float">
            <text:p>4760</text:p>
          </table:table-cell>
          <table:table-cell office:value-type="float" office:value="1.946431" calcext:value-type="float">
            <text:p>1,946431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89442" calcext:value-type="float">
            <text:p>389442</text:p>
          </table:table-cell>
          <table:table-cell office:value-type="float" office:value="394322" calcext:value-type="float">
            <text:p>394322</text:p>
          </table:table-cell>
          <table:table-cell office:value-type="float" office:value="4881" calcext:value-type="float">
            <text:p>4881</text:p>
          </table:table-cell>
          <table:table-cell office:value-type="float" office:value="1.938515" calcext:value-type="float">
            <text:p>1,938515</text:p>
          </table:table-cell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09322" calcext:value-type="float">
            <text:p>409322</text:p>
          </table:table-cell>
          <table:table-cell office:value-type="float" office:value="414064" calcext:value-type="float">
            <text:p>414064</text:p>
          </table:table-cell>
          <table:table-cell office:value-type="float" office:value="4743" calcext:value-type="float">
            <text:p>4743</text:p>
          </table:table-cell>
          <table:table-cell office:value-type="float" office:value="1.954759" calcext:value-type="float">
            <text:p>1,954759</text:p>
          </table:table-cell>
          <table:table-cell table:number-columns-repeated="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429064" calcext:value-type="float">
            <text:p>429064</text:p>
          </table:table-cell>
          <table:table-cell office:value-type="float" office:value="433842" calcext:value-type="float">
            <text:p>433842</text:p>
          </table:table-cell>
          <table:table-cell office:value-type="float" office:value="4779" calcext:value-type="float">
            <text:p>4779</text:p>
          </table:table-cell>
          <table:table-cell office:value-type="float" office:value="1.953575" calcext:value-type="float">
            <text:p>1,953575</text:p>
          </table:table-cell>
          <table:table-cell table:number-columns-repeated="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48842" calcext:value-type="float">
            <text:p>448842</text:p>
          </table:table-cell>
          <table:table-cell office:value-type="float" office:value="453641" calcext:value-type="float">
            <text:p>453641</text:p>
          </table:table-cell>
          <table:table-cell office:value-type="float" office:value="4800" calcext:value-type="float">
            <text:p>4800</text:p>
          </table:table-cell>
          <table:table-cell office:value-type="float" office:value="1.959208" calcext:value-type="float">
            <text:p>1,959208</text:p>
          </table:table-cell>
          <table:table-cell table:number-columns-repeated="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468641" calcext:value-type="float">
            <text:p>468641</text:p>
          </table:table-cell>
          <table:table-cell office:value-type="float" office:value="473422" calcext:value-type="float">
            <text:p>473422</text:p>
          </table:table-cell>
          <table:table-cell office:value-type="float" office:value="4782" calcext:value-type="float">
            <text:p>4782</text:p>
          </table:table-cell>
          <table:table-cell office:value-type="float" office:value="1.960755" calcext:value-type="float">
            <text:p>1,960755</text:p>
          </table:table-cell>
          <table:table-cell table:number-columns-repeated="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88422" calcext:value-type="float">
            <text:p>488422</text:p>
          </table:table-cell>
          <table:table-cell office:value-type="float" office:value="493221" calcext:value-type="float">
            <text:p>493221</text:p>
          </table:table-cell>
          <table:table-cell office:value-type="float" office:value="4800" calcext:value-type="float">
            <text:p>4800</text:p>
          </table:table-cell>
          <table:table-cell office:value-type="float" office:value="1.96723" calcext:value-type="float">
            <text:p>1,96723</text:p>
          </table:table-cell>
          <table:table-cell table:number-columns-repeated="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08221" calcext:value-type="float">
            <text:p>508221</text:p>
          </table:table-cell>
          <table:table-cell office:value-type="float" office:value="512983" calcext:value-type="float">
            <text:p>512983</text:p>
          </table:table-cell>
          <table:table-cell office:value-type="float" office:value="4763" calcext:value-type="float">
            <text:p>4763</text:p>
          </table:table-cell>
          <table:table-cell office:value-type="float" office:value="1.978438" calcext:value-type="float">
            <text:p>1,978438</text:p>
          </table:table-cell>
          <table:table-cell table:number-columns-repeated="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527983" calcext:value-type="float">
            <text:p>527983</text:p>
          </table:table-cell>
          <table:table-cell office:value-type="float" office:value="532724" calcext:value-type="float">
            <text:p>532724</text:p>
          </table:table-cell>
          <table:table-cell office:value-type="float" office:value="4742" calcext:value-type="float">
            <text:p>4742</text:p>
          </table:table-cell>
          <table:table-cell office:value-type="float" office:value="1.970155" calcext:value-type="float">
            <text:p>1,970155</text:p>
          </table:table-cell>
          <table:table-cell table:number-columns-repeated="4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47724" calcext:value-type="float">
            <text:p>547724</text:p>
          </table:table-cell>
          <table:table-cell office:value-type="float" office:value="552501" calcext:value-type="float">
            <text:p>552501</text:p>
          </table:table-cell>
          <table:table-cell office:value-type="float" office:value="4778" calcext:value-type="float">
            <text:p>4778</text:p>
          </table:table-cell>
          <table:table-cell office:value-type="float" office:value="1.968789" calcext:value-type="float">
            <text:p>1,968789</text:p>
          </table:table-cell>
          <table:table-cell table:number-columns-repeated="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67501" calcext:value-type="float">
            <text:p>567501</text:p>
          </table:table-cell>
          <table:table-cell office:value-type="float" office:value="572282" calcext:value-type="float">
            <text:p>572282</text:p>
          </table:table-cell>
          <table:table-cell office:value-type="float" office:value="4782" calcext:value-type="float">
            <text:p>4782</text:p>
          </table:table-cell>
          <table:table-cell office:value-type="float" office:value="1.967752" calcext:value-type="float">
            <text:p>1,967752</text:p>
          </table:table-cell>
          <table:table-cell table:number-columns-repeated="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87282" calcext:value-type="float">
            <text:p>587282</text:p>
          </table:table-cell>
          <table:table-cell office:value-type="float" office:value="592041" calcext:value-type="float">
            <text:p>592041</text:p>
          </table:table-cell>
          <table:table-cell office:value-type="float" office:value="4760" calcext:value-type="float">
            <text:p>4760</text:p>
          </table:table-cell>
          <table:table-cell office:value-type="float" office:value="1.985832" calcext:value-type="float">
            <text:p>1,985832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07041" calcext:value-type="float">
            <text:p>607041</text:p>
          </table:table-cell>
          <table:table-cell office:value-type="float" office:value="611841" calcext:value-type="float">
            <text:p>611841</text:p>
          </table:table-cell>
          <table:table-cell office:value-type="float" office:value="4801" calcext:value-type="float">
            <text:p>4801</text:p>
          </table:table-cell>
          <table:table-cell office:value-type="float" office:value="1.984557" calcext:value-type="float">
            <text:p>1,984557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DEV.ST</text:p>
          </table:table-cell>
          <table:table-cell table:formula="of:=STDEV([.D353:.D382])" office:value-type="float" office:value="42.850461712396" calcext:value-type="float">
            <text:p>42,8504617124</text:p>
          </table:table-cell>
          <table:table-cell table:formula="of:=STDEV([.E353:.E382])" office:value-type="float" office:value="0.0557064737226841" calcext:value-type="float">
            <text:p>0,055706473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MEDIA</text:p>
          </table:table-cell>
          <table:table-cell table:formula="of:=AVERAGE([.D353:.D382])" office:value-type="float" office:value="4787.9" calcext:value-type="float">
            <text:p>4787,9</text:p>
          </table:table-cell>
          <table:table-cell table:formula="of:=AVERAGE([.E353:.E382])" office:value-type="float" office:value="1.94488193333333" calcext:value-type="float">
            <text:p>1,9448819333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1">
          <table:table-cell table:style-name="ce2" office:value-type="string" calcext:value-type="string" table:number-columns-spanned="5" table:number-rows-spanned="1">
            <text:p>READ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READ$baselin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666365" calcext:value-type="float">
            <text:p>0,666365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READ$nois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6.40837" calcext:value-type="float">
            <text:p>16,40837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READ$work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3201" calcext:value-type="float">
            <text:p>33201</text:p>
          </table:table-cell>
          <table:table-cell office:value-type="float" office:value="33922" calcext:value-type="float">
            <text:p>33922</text:p>
          </table:table-cell>
          <table:table-cell table:style-name="ce3" office:value-type="float" office:value="722" calcext:value-type="float">
            <text:p>722</text:p>
          </table:table-cell>
          <table:table-cell office:value-type="float" office:value="1.422292" calcext:value-type="float">
            <text:p>1,422292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8922" calcext:value-type="float">
            <text:p>48922</text:p>
          </table:table-cell>
          <table:table-cell office:value-type="float" office:value="49192" calcext:value-type="float">
            <text:p>49192</text:p>
          </table:table-cell>
          <table:table-cell office:value-type="float" office:value="271" calcext:value-type="float">
            <text:p>271</text:p>
          </table:table-cell>
          <table:table-cell office:value-type="float" office:value="1.582448" calcext:value-type="float">
            <text:p>1,582448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4192" calcext:value-type="float">
            <text:p>64192</text:p>
          </table:table-cell>
          <table:table-cell office:value-type="float" office:value="64453" calcext:value-type="float">
            <text:p>64453</text:p>
          </table:table-cell>
          <table:table-cell office:value-type="float" office:value="262" calcext:value-type="float">
            <text:p>262</text:p>
          </table:table-cell>
          <table:table-cell office:value-type="float" office:value="1.624433" calcext:value-type="float">
            <text:p>1,624433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9453" calcext:value-type="float">
            <text:p>79453</text:p>
          </table:table-cell>
          <table:table-cell office:value-type="float" office:value="79723" calcext:value-type="float">
            <text:p>79723</text:p>
          </table:table-cell>
          <table:table-cell office:value-type="float" office:value="271" calcext:value-type="float">
            <text:p>271</text:p>
          </table:table-cell>
          <table:table-cell office:value-type="float" office:value="1.530695" calcext:value-type="float">
            <text:p>1,530695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4723" calcext:value-type="float">
            <text:p>94723</text:p>
          </table:table-cell>
          <table:table-cell office:value-type="float" office:value="94992" calcext:value-type="float">
            <text:p>94992</text:p>
          </table:table-cell>
          <table:table-cell office:value-type="float" office:value="270" calcext:value-type="float">
            <text:p>270</text:p>
          </table:table-cell>
          <table:table-cell office:value-type="float" office:value="1.617669" calcext:value-type="float">
            <text:p>1,617669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9992" calcext:value-type="float">
            <text:p>109992</text:p>
          </table:table-cell>
          <table:table-cell office:value-type="float" office:value="110232" calcext:value-type="float">
            <text:p>110232</text:p>
          </table:table-cell>
          <table:table-cell office:value-type="float" office:value="241" calcext:value-type="float">
            <text:p>241</text:p>
          </table:table-cell>
          <table:table-cell office:value-type="float" office:value="1.625898" calcext:value-type="float">
            <text:p>1,625898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5232" calcext:value-type="float">
            <text:p>125232</text:p>
          </table:table-cell>
          <table:table-cell office:value-type="float" office:value="125518" calcext:value-type="float">
            <text:p>125518</text:p>
          </table:table-cell>
          <table:table-cell office:value-type="float" office:value="287" calcext:value-type="float">
            <text:p>287</text:p>
          </table:table-cell>
          <table:table-cell office:value-type="float" office:value="1.538759" calcext:value-type="float">
            <text:p>1,538759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0518" calcext:value-type="float">
            <text:p>140518</text:p>
          </table:table-cell>
          <table:table-cell office:value-type="float" office:value="140789" calcext:value-type="float">
            <text:p>140789</text:p>
          </table:table-cell>
          <table:table-cell office:value-type="float" office:value="272" calcext:value-type="float">
            <text:p>272</text:p>
          </table:table-cell>
          <table:table-cell office:value-type="float" office:value="1.487564" calcext:value-type="float">
            <text:p>1,487564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5789" calcext:value-type="float">
            <text:p>155789</text:p>
          </table:table-cell>
          <table:table-cell office:value-type="float" office:value="156050" calcext:value-type="float">
            <text:p>156050</text:p>
          </table:table-cell>
          <table:table-cell office:value-type="float" office:value="262" calcext:value-type="float">
            <text:p>262</text:p>
          </table:table-cell>
          <table:table-cell office:value-type="float" office:value="1.875298" calcext:value-type="float">
            <text:p>1,875298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1050" calcext:value-type="float">
            <text:p>171050</text:p>
          </table:table-cell>
          <table:table-cell office:value-type="float" office:value="171312" calcext:value-type="float">
            <text:p>171312</text:p>
          </table:table-cell>
          <table:table-cell office:value-type="float" office:value="263" calcext:value-type="float">
            <text:p>263</text:p>
          </table:table-cell>
          <table:table-cell office:value-type="float" office:value="1.621027" calcext:value-type="float">
            <text:p>1,621027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86312" calcext:value-type="float">
            <text:p>186312</text:p>
          </table:table-cell>
          <table:table-cell office:value-type="float" office:value="186590" calcext:value-type="float">
            <text:p>186590</text:p>
          </table:table-cell>
          <table:table-cell office:value-type="float" office:value="279" calcext:value-type="float">
            <text:p>279</text:p>
          </table:table-cell>
          <table:table-cell office:value-type="float" office:value="1.586138" calcext:value-type="float">
            <text:p>1,586138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01590" calcext:value-type="float">
            <text:p>201590</text:p>
          </table:table-cell>
          <table:table-cell office:value-type="float" office:value="201862" calcext:value-type="float">
            <text:p>201862</text:p>
          </table:table-cell>
          <table:table-cell office:value-type="float" office:value="273" calcext:value-type="float">
            <text:p>273</text:p>
          </table:table-cell>
          <table:table-cell office:value-type="float" office:value="1.586361" calcext:value-type="float">
            <text:p>1,586361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862" calcext:value-type="float">
            <text:p>216862</text:p>
          </table:table-cell>
          <table:table-cell office:value-type="float" office:value="217152" calcext:value-type="float">
            <text:p>217152</text:p>
          </table:table-cell>
          <table:table-cell office:value-type="float" office:value="291" calcext:value-type="float">
            <text:p>291</text:p>
          </table:table-cell>
          <table:table-cell office:value-type="float" office:value="1.897129" calcext:value-type="float">
            <text:p>1,897129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32152" calcext:value-type="float">
            <text:p>232152</text:p>
          </table:table-cell>
          <table:table-cell office:value-type="float" office:value="232421" calcext:value-type="float">
            <text:p>232421</text:p>
          </table:table-cell>
          <table:table-cell office:value-type="float" office:value="270" calcext:value-type="float">
            <text:p>270</text:p>
          </table:table-cell>
          <table:table-cell office:value-type="float" office:value="1.57077" calcext:value-type="float">
            <text:p>1,57077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47421" calcext:value-type="float">
            <text:p>247421</text:p>
          </table:table-cell>
          <table:table-cell office:value-type="float" office:value="247693" calcext:value-type="float">
            <text:p>247693</text:p>
          </table:table-cell>
          <table:table-cell office:value-type="float" office:value="273" calcext:value-type="float">
            <text:p>273</text:p>
          </table:table-cell>
          <table:table-cell office:value-type="float" office:value="1.610031" calcext:value-type="float">
            <text:p>1,610031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62693" calcext:value-type="float">
            <text:p>262693</text:p>
          </table:table-cell>
          <table:table-cell office:value-type="float" office:value="262962" calcext:value-type="float">
            <text:p>262962</text:p>
          </table:table-cell>
          <table:table-cell office:value-type="float" office:value="270" calcext:value-type="float">
            <text:p>270</text:p>
          </table:table-cell>
          <table:table-cell office:value-type="float" office:value="1.592101" calcext:value-type="float">
            <text:p>1,592101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77962" calcext:value-type="float">
            <text:p>277962</text:p>
          </table:table-cell>
          <table:table-cell office:value-type="float" office:value="278223" calcext:value-type="float">
            <text:p>278223</text:p>
          </table:table-cell>
          <table:table-cell office:value-type="float" office:value="262" calcext:value-type="float">
            <text:p>262</text:p>
          </table:table-cell>
          <table:table-cell office:value-type="float" office:value="1.640502" calcext:value-type="float">
            <text:p>1,640502</text:p>
          </table: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93223" calcext:value-type="float">
            <text:p>293223</text:p>
          </table:table-cell>
          <table:table-cell office:value-type="float" office:value="293503" calcext:value-type="float">
            <text:p>293503</text:p>
          </table:table-cell>
          <table:table-cell office:value-type="float" office:value="281" calcext:value-type="float">
            <text:p>281</text:p>
          </table:table-cell>
          <table:table-cell office:value-type="float" office:value="1.597331" calcext:value-type="float">
            <text:p>1,597331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08503" calcext:value-type="float">
            <text:p>308503</text:p>
          </table:table-cell>
          <table:table-cell office:value-type="float" office:value="308780" calcext:value-type="float">
            <text:p>308780</text:p>
          </table:table-cell>
          <table:table-cell office:value-type="float" office:value="278" calcext:value-type="float">
            <text:p>278</text:p>
          </table:table-cell>
          <table:table-cell office:value-type="float" office:value="1.606613" calcext:value-type="float">
            <text:p>1,606613</text:p>
          </table:table-cell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23780" calcext:value-type="float">
            <text:p>323780</text:p>
          </table:table-cell>
          <table:table-cell office:value-type="float" office:value="324070" calcext:value-type="float">
            <text:p>324070</text:p>
          </table:table-cell>
          <table:table-cell office:value-type="float" office:value="291" calcext:value-type="float">
            <text:p>291</text:p>
          </table:table-cell>
          <table:table-cell office:value-type="float" office:value="1.609135" calcext:value-type="float">
            <text:p>1,609135</text:p>
          </table:table-cell>
          <table:table-cell table:number-columns-repeated="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39070" calcext:value-type="float">
            <text:p>339070</text:p>
          </table:table-cell>
          <table:table-cell office:value-type="float" office:value="339310" calcext:value-type="float">
            <text:p>339310</text:p>
          </table:table-cell>
          <table:table-cell office:value-type="float" office:value="241" calcext:value-type="float">
            <text:p>241</text:p>
          </table:table-cell>
          <table:table-cell office:value-type="float" office:value="1.671703" calcext:value-type="float">
            <text:p>1,671703</text:p>
          </table:table-cell>
          <table:table-cell table:number-columns-repeated="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54310" calcext:value-type="float">
            <text:p>354310</text:p>
          </table:table-cell>
          <table:table-cell office:value-type="float" office:value="354590" calcext:value-type="float">
            <text:p>354590</text:p>
          </table:table-cell>
          <table:table-cell office:value-type="float" office:value="281" calcext:value-type="float">
            <text:p>281</text:p>
          </table:table-cell>
          <table:table-cell office:value-type="float" office:value="1.521797" calcext:value-type="float">
            <text:p>1,521797</text:p>
          </table:table-cell>
          <table:table-cell table:number-columns-repeated="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69590" calcext:value-type="float">
            <text:p>369590</text:p>
          </table:table-cell>
          <table:table-cell office:value-type="float" office:value="369870" calcext:value-type="float">
            <text:p>369870</text:p>
          </table:table-cell>
          <table:table-cell office:value-type="float" office:value="281" calcext:value-type="float">
            <text:p>281</text:p>
          </table:table-cell>
          <table:table-cell office:value-type="float" office:value="1.328541" calcext:value-type="float">
            <text:p>1,328541</text:p>
          </table:table-cell>
          <table:table-cell table:number-columns-repeated="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84870" calcext:value-type="float">
            <text:p>384870</text:p>
          </table:table-cell>
          <table:table-cell office:value-type="float" office:value="385142" calcext:value-type="float">
            <text:p>385142</text:p>
          </table:table-cell>
          <table:table-cell office:value-type="float" office:value="273" calcext:value-type="float">
            <text:p>273</text:p>
          </table:table-cell>
          <table:table-cell office:value-type="float" office:value="1.606013" calcext:value-type="float">
            <text:p>1,606013</text:p>
          </table:table-cell>
          <table:table-cell table:number-columns-repeated="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00142" calcext:value-type="float">
            <text:p>400142</text:p>
          </table:table-cell>
          <table:table-cell office:value-type="float" office:value="400409" calcext:value-type="float">
            <text:p>400409</text:p>
          </table:table-cell>
          <table:table-cell office:value-type="float" office:value="268" calcext:value-type="float">
            <text:p>268</text:p>
          </table:table-cell>
          <table:table-cell office:value-type="float" office:value="1.623916" calcext:value-type="float">
            <text:p>1,623916</text:p>
          </table:table-cell>
          <table:table-cell table:number-columns-repeated="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15409" calcext:value-type="float">
            <text:p>415409</text:p>
          </table:table-cell>
          <table:table-cell office:value-type="float" office:value="415701" calcext:value-type="float">
            <text:p>415701</text:p>
          </table:table-cell>
          <table:table-cell office:value-type="float" office:value="293" calcext:value-type="float">
            <text:p>293</text:p>
          </table:table-cell>
          <table:table-cell office:value-type="float" office:value="1.757646" calcext:value-type="float">
            <text:p>1,757646</text:p>
          </table:table-cell>
          <table:table-cell table:number-columns-repeated="4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30701" calcext:value-type="float">
            <text:p>430701</text:p>
          </table:table-cell>
          <table:table-cell office:value-type="float" office:value="430980" calcext:value-type="float">
            <text:p>430980</text:p>
          </table:table-cell>
          <table:table-cell office:value-type="float" office:value="280" calcext:value-type="float">
            <text:p>280</text:p>
          </table:table-cell>
          <table:table-cell office:value-type="float" office:value="1.628341" calcext:value-type="float">
            <text:p>1,628341</text:p>
          </table:table-cell>
          <table:table-cell table:number-columns-repeated="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45980" calcext:value-type="float">
            <text:p>445980</text:p>
          </table:table-cell>
          <table:table-cell office:value-type="float" office:value="446268" calcext:value-type="float">
            <text:p>446268</text:p>
          </table:table-cell>
          <table:table-cell office:value-type="float" office:value="289" calcext:value-type="float">
            <text:p>289</text:p>
          </table:table-cell>
          <table:table-cell office:value-type="float" office:value="1.544753" calcext:value-type="float">
            <text:p>1,544753</text:p>
          </table:table-cell>
          <table:table-cell table:number-columns-repeated="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461268" calcext:value-type="float">
            <text:p>461268</text:p>
          </table:table-cell>
          <table:table-cell office:value-type="float" office:value="461512" calcext:value-type="float">
            <text:p>461512</text:p>
          </table:table-cell>
          <table:table-cell office:value-type="float" office:value="245" calcext:value-type="float">
            <text:p>245</text:p>
          </table:table-cell>
          <table:table-cell office:value-type="float" office:value="1.592444" calcext:value-type="float">
            <text:p>1,592444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76512" calcext:value-type="float">
            <text:p>476512</text:p>
          </table:table-cell>
          <table:table-cell office:value-type="float" office:value="476802" calcext:value-type="float">
            <text:p>476802</text:p>
          </table:table-cell>
          <table:table-cell office:value-type="float" office:value="291" calcext:value-type="float">
            <text:p>291</text:p>
          </table:table-cell>
          <table:table-cell office:value-type="float" office:value="1.53592" calcext:value-type="float">
            <text:p>1,53592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DEV.ST</text:p>
          </table:table-cell>
          <table:table-cell table:formula="of:=STDEV([.D396:.D425])" office:value-type="float" office:value="83.1700169781029" calcext:value-type="float">
            <text:p>83,1700169781</text:p>
          </table:table-cell>
          <table:table-cell table:formula="of:=STDEV([.E396:.E425])" office:value-type="float" office:value="0.108395817334985" calcext:value-type="float">
            <text:p>0,108395817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MEDIA</text:p>
          </table:table-cell>
          <table:table-cell table:formula="of:=AVERAGE([.D396:.D425])" office:value-type="float" office:value="287.7" calcext:value-type="float">
            <text:p>287,7</text:p>
          </table:table-cell>
          <table:table-cell table:formula="of:=AVERAGE([.E396:.E425])" office:value-type="float" office:value="1.60110893333333" calcext:value-type="float">
            <text:p>1,6011089333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1">
          <table:table-cell table:style-name="ce2" office:value-type="string" calcext:value-type="string" table:number-columns-spanned="5" table:number-rows-spanned="1">
            <text:p>WRITE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WRITE$baselin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6784461" calcext:value-type="float">
            <text:p>0,6784461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WRITE$nois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8.74723" calcext:value-type="float">
            <text:p>18,74723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WRITE$work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4091" calcext:value-type="float">
            <text:p>34091</text:p>
          </table:table-cell>
          <table:table-cell office:value-type="float" office:value="34890" calcext:value-type="float">
            <text:p>34890</text:p>
          </table:table-cell>
          <table:table-cell office:value-type="float" office:value="800" calcext:value-type="float">
            <text:p>800</text:p>
          </table:table-cell>
          <table:table-cell office:value-type="float" office:value="2.160406" calcext:value-type="float">
            <text:p>2,160406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9890" calcext:value-type="float">
            <text:p>49890</text:p>
          </table:table-cell>
          <table:table-cell office:value-type="float" office:value="50712" calcext:value-type="float">
            <text:p>50712</text:p>
          </table:table-cell>
          <table:table-cell office:value-type="float" office:value="823" calcext:value-type="float">
            <text:p>823</text:p>
          </table:table-cell>
          <table:table-cell office:value-type="float" office:value="2.153975" calcext:value-type="float">
            <text:p>2,153975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5712" calcext:value-type="float">
            <text:p>65712</text:p>
          </table:table-cell>
          <table:table-cell office:value-type="float" office:value="66572" calcext:value-type="float">
            <text:p>66572</text:p>
          </table:table-cell>
          <table:table-cell office:value-type="float" office:value="861" calcext:value-type="float">
            <text:p>861</text:p>
          </table:table-cell>
          <table:table-cell office:value-type="float" office:value="2.025767" calcext:value-type="float">
            <text:p>2,025767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1572" calcext:value-type="float">
            <text:p>81572</text:p>
          </table:table-cell>
          <table:table-cell office:value-type="float" office:value="82395" calcext:value-type="float">
            <text:p>82395</text:p>
          </table:table-cell>
          <table:table-cell office:value-type="float" office:value="824" calcext:value-type="float">
            <text:p>824</text:p>
          </table:table-cell>
          <table:table-cell office:value-type="float" office:value="2.061061" calcext:value-type="float">
            <text:p>2,061061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7395" calcext:value-type="float">
            <text:p>97395</text:p>
          </table:table-cell>
          <table:table-cell office:value-type="float" office:value="98252" calcext:value-type="float">
            <text:p>98252</text:p>
          </table:table-cell>
          <table:table-cell office:value-type="float" office:value="858" calcext:value-type="float">
            <text:p>858</text:p>
          </table:table-cell>
          <table:table-cell office:value-type="float" office:value="2.031749" calcext:value-type="float">
            <text:p>2,031749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3252" calcext:value-type="float">
            <text:p>113252</text:p>
          </table:table-cell>
          <table:table-cell office:value-type="float" office:value="114056" calcext:value-type="float">
            <text:p>114056</text:p>
          </table:table-cell>
          <table:table-cell office:value-type="float" office:value="805" calcext:value-type="float">
            <text:p>805</text:p>
          </table:table-cell>
          <table:table-cell office:value-type="float" office:value="2.312748" calcext:value-type="float">
            <text:p>2,312748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9056" calcext:value-type="float">
            <text:p>129056</text:p>
          </table:table-cell>
          <table:table-cell office:value-type="float" office:value="129915" calcext:value-type="float">
            <text:p>129915</text:p>
          </table:table-cell>
          <table:table-cell office:value-type="float" office:value="860" calcext:value-type="float">
            <text:p>860</text:p>
          </table:table-cell>
          <table:table-cell office:value-type="float" office:value="2.062538" calcext:value-type="float">
            <text:p>2,062538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4915" calcext:value-type="float">
            <text:p>144915</text:p>
          </table:table-cell>
          <table:table-cell office:value-type="float" office:value="145758" calcext:value-type="float">
            <text:p>145758</text:p>
          </table:table-cell>
          <table:table-cell office:value-type="float" office:value="844" calcext:value-type="float">
            <text:p>844</text:p>
          </table:table-cell>
          <table:table-cell office:value-type="float" office:value="2.038645" calcext:value-type="float">
            <text:p>2,038645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0758" calcext:value-type="float">
            <text:p>160758</text:p>
          </table:table-cell>
          <table:table-cell office:value-type="float" office:value="161601" calcext:value-type="float">
            <text:p>161601</text:p>
          </table:table-cell>
          <table:table-cell office:value-type="float" office:value="844" calcext:value-type="float">
            <text:p>844</text:p>
          </table:table-cell>
          <table:table-cell office:value-type="float" office:value="2.019083" calcext:value-type="float">
            <text:p>2,019083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6601" calcext:value-type="float">
            <text:p>176601</text:p>
          </table:table-cell>
          <table:table-cell office:value-type="float" office:value="177454" calcext:value-type="float">
            <text:p>177454</text:p>
          </table:table-cell>
          <table:table-cell office:value-type="float" office:value="854" calcext:value-type="float">
            <text:p>854</text:p>
          </table:table-cell>
          <table:table-cell office:value-type="float" office:value="2.025743" calcext:value-type="float">
            <text:p>2,025743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92454" calcext:value-type="float">
            <text:p>192454</text:p>
          </table:table-cell>
          <table:table-cell office:value-type="float" office:value="193345" calcext:value-type="float">
            <text:p>193345</text:p>
          </table:table-cell>
          <table:table-cell office:value-type="float" office:value="892" calcext:value-type="float">
            <text:p>892</text:p>
          </table:table-cell>
          <table:table-cell office:value-type="float" office:value="2.086889" calcext:value-type="float">
            <text:p>2,086889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08345" calcext:value-type="float">
            <text:p>208345</text:p>
          </table:table-cell>
          <table:table-cell office:value-type="float" office:value="209186" calcext:value-type="float">
            <text:p>209186</text:p>
          </table:table-cell>
          <table:table-cell office:value-type="float" office:value="842" calcext:value-type="float">
            <text:p>842</text:p>
          </table:table-cell>
          <table:table-cell office:value-type="float" office:value="2.018149" calcext:value-type="float">
            <text:p>2,018149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24186" calcext:value-type="float">
            <text:p>224186</text:p>
          </table:table-cell>
          <table:table-cell office:value-type="float" office:value="225031" calcext:value-type="float">
            <text:p>225031</text:p>
          </table:table-cell>
          <table:table-cell office:value-type="float" office:value="846" calcext:value-type="float">
            <text:p>846</text:p>
          </table:table-cell>
          <table:table-cell office:value-type="float" office:value="2.055582" calcext:value-type="float">
            <text:p>2,055582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40031" calcext:value-type="float">
            <text:p>240031</text:p>
          </table:table-cell>
          <table:table-cell office:value-type="float" office:value="240878" calcext:value-type="float">
            <text:p>240878</text:p>
          </table:table-cell>
          <table:table-cell office:value-type="float" office:value="848" calcext:value-type="float">
            <text:p>848</text:p>
          </table:table-cell>
          <table:table-cell office:value-type="float" office:value="1.98378" calcext:value-type="float">
            <text:p>1,98378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55878" calcext:value-type="float">
            <text:p>255878</text:p>
          </table:table-cell>
          <table:table-cell office:value-type="float" office:value="256766" calcext:value-type="float">
            <text:p>256766</text:p>
          </table:table-cell>
          <table:table-cell office:value-type="float" office:value="889" calcext:value-type="float">
            <text:p>889</text:p>
          </table:table-cell>
          <table:table-cell office:value-type="float" office:value="2.029085" calcext:value-type="float">
            <text:p>2,029085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71766" calcext:value-type="float">
            <text:p>271766</text:p>
          </table:table-cell>
          <table:table-cell office:value-type="float" office:value="272599" calcext:value-type="float">
            <text:p>272599</text:p>
          </table:table-cell>
          <table:table-cell office:value-type="float" office:value="834" calcext:value-type="float">
            <text:p>834</text:p>
          </table:table-cell>
          <table:table-cell office:value-type="float" office:value="1.92059" calcext:value-type="float">
            <text:p>1,92059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87599" calcext:value-type="float">
            <text:p>287599</text:p>
          </table:table-cell>
          <table:table-cell office:value-type="float" office:value="288502" calcext:value-type="float">
            <text:p>288502</text:p>
          </table:table-cell>
          <table:table-cell office:value-type="float" office:value="904" calcext:value-type="float">
            <text:p>904</text:p>
          </table:table-cell>
          <table:table-cell office:value-type="float" office:value="1.966974" calcext:value-type="float">
            <text:p>1,966974</text:p>
          </table: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03502" calcext:value-type="float">
            <text:p>303502</text:p>
          </table:table-cell>
          <table:table-cell office:value-type="float" office:value="304337" calcext:value-type="float">
            <text:p>304337</text:p>
          </table:table-cell>
          <table:table-cell office:value-type="float" office:value="836" calcext:value-type="float">
            <text:p>836</text:p>
          </table:table-cell>
          <table:table-cell office:value-type="float" office:value="2.076076" calcext:value-type="float">
            <text:p>2,076076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19337" calcext:value-type="float">
            <text:p>319337</text:p>
          </table:table-cell>
          <table:table-cell office:value-type="float" office:value="320187" calcext:value-type="float">
            <text:p>320187</text:p>
          </table:table-cell>
          <table:table-cell office:value-type="float" office:value="851" calcext:value-type="float">
            <text:p>851</text:p>
          </table:table-cell>
          <table:table-cell office:value-type="float" office:value="2.098494" calcext:value-type="float">
            <text:p>2,098494</text:p>
          </table:table-cell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35187" calcext:value-type="float">
            <text:p>335187</text:p>
          </table:table-cell>
          <table:table-cell office:value-type="float" office:value="336045" calcext:value-type="float">
            <text:p>336045</text:p>
          </table:table-cell>
          <table:table-cell office:value-type="float" office:value="859" calcext:value-type="float">
            <text:p>859</text:p>
          </table:table-cell>
          <table:table-cell office:value-type="float" office:value="1.975632" calcext:value-type="float">
            <text:p>1,975632</text:p>
          </table:table-cell>
          <table:table-cell table:number-columns-repeated="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51045" calcext:value-type="float">
            <text:p>351045</text:p>
          </table:table-cell>
          <table:table-cell office:value-type="float" office:value="351882" calcext:value-type="float">
            <text:p>351882</text:p>
          </table:table-cell>
          <table:table-cell office:value-type="float" office:value="838" calcext:value-type="float">
            <text:p>838</text:p>
          </table:table-cell>
          <table:table-cell office:value-type="float" office:value="2.040433" calcext:value-type="float">
            <text:p>2,040433</text:p>
          </table:table-cell>
          <table:table-cell table:number-columns-repeated="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66882" calcext:value-type="float">
            <text:p>366882</text:p>
          </table:table-cell>
          <table:table-cell office:value-type="float" office:value="367748" calcext:value-type="float">
            <text:p>367748</text:p>
          </table:table-cell>
          <table:table-cell office:value-type="float" office:value="867" calcext:value-type="float">
            <text:p>867</text:p>
          </table:table-cell>
          <table:table-cell office:value-type="float" office:value="2.085083" calcext:value-type="float">
            <text:p>2,085083</text:p>
          </table:table-cell>
          <table:table-cell table:number-columns-repeated="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82748" calcext:value-type="float">
            <text:p>382748</text:p>
          </table:table-cell>
          <table:table-cell office:value-type="float" office:value="383606" calcext:value-type="float">
            <text:p>383606</text:p>
          </table:table-cell>
          <table:table-cell office:value-type="float" office:value="859" calcext:value-type="float">
            <text:p>859</text:p>
          </table:table-cell>
          <table:table-cell office:value-type="float" office:value="1.952774" calcext:value-type="float">
            <text:p>1,952774</text:p>
          </table:table-cell>
          <table:table-cell table:number-columns-repeated="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98606" calcext:value-type="float">
            <text:p>398606</text:p>
          </table:table-cell>
          <table:table-cell office:value-type="float" office:value="399481" calcext:value-type="float">
            <text:p>399481</text:p>
          </table:table-cell>
          <table:table-cell office:value-type="float" office:value="876" calcext:value-type="float">
            <text:p>876</text:p>
          </table:table-cell>
          <table:table-cell office:value-type="float" office:value="1.969591" calcext:value-type="float">
            <text:p>1,969591</text:p>
          </table:table-cell>
          <table:table-cell table:number-columns-repeated="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14481" calcext:value-type="float">
            <text:p>414481</text:p>
          </table:table-cell>
          <table:table-cell office:value-type="float" office:value="415287" calcext:value-type="float">
            <text:p>415287</text:p>
          </table:table-cell>
          <table:table-cell office:value-type="float" office:value="807" calcext:value-type="float">
            <text:p>807</text:p>
          </table:table-cell>
          <table:table-cell office:value-type="float" office:value="2.054215" calcext:value-type="float">
            <text:p>2,054215</text:p>
          </table:table-cell>
          <table:table-cell table:number-columns-repeated="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30287" calcext:value-type="float">
            <text:p>430287</text:p>
          </table:table-cell>
          <table:table-cell office:value-type="float" office:value="431127" calcext:value-type="float">
            <text:p>431127</text:p>
          </table:table-cell>
          <table:table-cell office:value-type="float" office:value="841" calcext:value-type="float">
            <text:p>841</text:p>
          </table:table-cell>
          <table:table-cell office:value-type="float" office:value="2.013451" calcext:value-type="float">
            <text:p>2,013451</text:p>
          </table:table-cell>
          <table:table-cell table:number-columns-repeated="4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46127" calcext:value-type="float">
            <text:p>446127</text:p>
          </table:table-cell>
          <table:table-cell office:value-type="float" office:value="446960" calcext:value-type="float">
            <text:p>446960</text:p>
          </table:table-cell>
          <table:table-cell office:value-type="float" office:value="834" calcext:value-type="float">
            <text:p>834</text:p>
          </table:table-cell>
          <table:table-cell office:value-type="float" office:value="2.051114" calcext:value-type="float">
            <text:p>2,051114</text:p>
          </table:table-cell>
          <table:table-cell table:number-columns-repeated="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61960" calcext:value-type="float">
            <text:p>461960</text:p>
          </table:table-cell>
          <table:table-cell office:value-type="float" office:value="462778" calcext:value-type="float">
            <text:p>462778</text:p>
          </table:table-cell>
          <table:table-cell office:value-type="float" office:value="819" calcext:value-type="float">
            <text:p>819</text:p>
          </table:table-cell>
          <table:table-cell office:value-type="float" office:value="2.054184" calcext:value-type="float">
            <text:p>2,054184</text:p>
          </table:table-cell>
          <table:table-cell table:number-columns-repeated="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477778" calcext:value-type="float">
            <text:p>477778</text:p>
          </table:table-cell>
          <table:table-cell office:value-type="float" office:value="478621" calcext:value-type="float">
            <text:p>478621</text:p>
          </table:table-cell>
          <table:table-cell office:value-type="float" office:value="844" calcext:value-type="float">
            <text:p>844</text:p>
          </table:table-cell>
          <table:table-cell office:value-type="float" office:value="2.024664" calcext:value-type="float">
            <text:p>2,024664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93621" calcext:value-type="float">
            <text:p>493621</text:p>
          </table:table-cell>
          <table:table-cell office:value-type="float" office:value="494478" calcext:value-type="float">
            <text:p>494478</text:p>
          </table:table-cell>
          <table:table-cell office:value-type="float" office:value="858" calcext:value-type="float">
            <text:p>858</text:p>
          </table:table-cell>
          <table:table-cell office:value-type="float" office:value="2.028723" calcext:value-type="float">
            <text:p>2,028723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DEV.ST</text:p>
          </table:table-cell>
          <table:table-cell table:formula="of:=STDEV([.D439:.D468])" office:value-type="float" office:value="24.4451297361272" calcext:value-type="float">
            <text:p>24,4451297361</text:p>
          </table:table-cell>
          <table:table-cell table:formula="of:=STDEV([.E439:.E468])" office:value-type="float" office:value="0.0727647305615609" calcext:value-type="float">
            <text:p>0,072764730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MEDIA</text:p>
          </table:table-cell>
          <table:table-cell table:formula="of:=AVERAGE([.D439:.D468])" office:value-type="float" office:value="847.233333333333" calcext:value-type="float">
            <text:p>847,2333333333</text:p>
          </table:table-cell>
          <table:table-cell table:formula="of:=AVERAGE([.E439:.E468])" office:value-type="float" office:value="2.0459066" calcext:value-type="float">
            <text:p>2,0459066</text:p>
          </table:table-cell>
          <table:table-cell table:number-columns-repeated="4"/>
        </table:table-row>
      </table:table>
      <table:table table:name="Ratings" table:style-name="ta1">
        <table:table-column table:style-name="co14" table:default-cell-style-name="Default"/>
        <table:table-column table:style-name="co5" table:number-columns-repeated="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 table:number-columns-spanned="10" table:number-rows-spanned="1">
            <text:p>WHITE</text:p>
          </table:table-cell>
          <table:covered-table-cell table:number-columns-repeated="9"/>
        </table:table-row>
        <table:table-row table:style-name="ro2">
          <table:table-cell/>
          <table:table-cell table:style-name="ce4" office:value-type="string" calcext:value-type="string" table:number-columns-spanned="3" table:number-rows-spanned="1">
            <text:p>Frequency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Length (s)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Weight</text:p>
          </table:table-cell>
          <table:covered-table-cell table:number-columns-repeated="2" table:style-name="ce6"/>
        </table:table-row>
        <table:table-row table:style-name="ro2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table:style-name="ce6" office:value-type="string" calcext:value-type="string">
            <text:p>weight in app</text:p>
          </table:table-cell>
          <table:table-cell table:style-name="ce6" office:value-type="string" calcext:value-type="string">
            <text:p>P for sample</text:p>
          </table:table-cell>
          <table:table-cell table:style-name="ce6" office:value-type="string" calcext:value-type="string">
            <text:p>weight*P</text:p>
          </table:table-cell>
        </table:table-row>
        <table:table-row table:style-name="ro2">
          <table:table-cell office:value-type="string" calcext:value-type="string">
            <text:p>ioct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8" calcext:value-type="float">
            <text:p>3,8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54894" calcext:value-type="float">
            <text:p>0,54894</text:p>
          </table:table-cell>
          <table:table-cell office:value-type="float" office:value="0.243317" calcext:value-type="float">
            <text:p>0,243317</text:p>
          </table:table-cell>
          <table:table-cell office:value-type="float" office:value="0.924604" calcext:value-type="float">
            <text:p>0,924604</text:p>
          </table:table-cell>
          <table:table-cell table:formula="of:=[.I68]" office:value-type="float" office:value="1.86951206666667" calcext:value-type="float">
            <text:p>1,8695120667</text:p>
          </table:table-cell>
          <table:table-cell table:formula="of:=[.H4]*[.I4]" office:value-type="float" office:value="1.72855833488827" calcext:value-type="float">
            <text:p>1,7285583349</text:p>
          </table:table-cell>
        </table:table-row>
        <table:table-row table:style-name="ro2">
          <table:table-cell office:value-type="string" calcext:value-type="string">
            <text:p>epoll_pwai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602746" calcext:value-type="float">
            <text:p>0,602746</text:p>
          </table:table-cell>
          <table:table-cell office:value-type="float" office:value="0.168716" calcext:value-type="float">
            <text:p>0,168716</text:p>
          </table:table-cell>
          <table:table-cell office:value-type="float" office:value="0.506148" calcext:value-type="float">
            <text:p>0,506148</text:p>
          </table:table-cell>
          <table:table-cell table:formula="of:=[.I29]" office:value-type="float" office:value="0.0533949" calcext:value-type="float">
            <text:p>0,0533949</text:p>
          </table:table-cell>
          <table:table-cell table:formula="of:=[.H5]*[.I5]" office:value-type="float" office:value="0.0270257218452" calcext:value-type="float">
            <text:p>0,0270257218</text:p>
          </table:table-cell>
        </table:table-row>
        <table:table-row table:style-name="ro2">
          <table:table-cell office:value-type="string" calcext:value-type="string">
            <text:p>writ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8" calcext:value-type="float">
            <text:p>6,8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0.015051" calcext:value-type="float">
            <text:p>0,015051</text:p>
          </table:table-cell>
          <table:table-cell office:value-type="float" office:value="0.001007" calcext:value-type="float">
            <text:p>0,001007</text:p>
          </table:table-cell>
          <table:table-cell office:value-type="float" office:value="0.006847" calcext:value-type="float">
            <text:p>0,006847</text:p>
          </table:table-cell>
          <table:table-cell table:formula="of:=[.I34]" office:value-type="float" office:value="2.0459066" calcext:value-type="float">
            <text:p>2,0459066</text:p>
          </table:table-cell>
          <table:table-cell table:formula="of:=[.H6]*[.I6]" office:value-type="float" office:value="0.0140083224902" calcext:value-type="float">
            <text:p>0,0140083225</text:p>
          </table:table-cell>
        </table:table-row>
        <table:table-row table:style-name="ro2">
          <table:table-cell office:value-type="string" calcext:value-type="string">
            <text:p>futex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.6" calcext:value-type="float">
            <text:p>7,6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1129" calcext:value-type="float">
            <text:p>0,01129</text:p>
          </table:table-cell>
          <table:table-cell office:value-type="float" office:value="0.000531" calcext:value-type="float">
            <text:p>0,000531</text:p>
          </table:table-cell>
          <table:table-cell office:value-type="float" office:value="0.004035" calcext:value-type="float">
            <text:p>0,004035</text:p>
          </table:table-cell>
          <table:table-cell table:formula="of:=[.I27]" office:value-type="float" office:value="0.059856822" calcext:value-type="float">
            <text:p>0,059856822</text:p>
          </table:table-cell>
          <table:table-cell table:formula="of:=[.H7]*[.I7]" office:value-type="float" office:value="0.00024152227677" calcext:value-type="float">
            <text:p>0,0002415223</text:p>
          </table:table-cell>
        </table:table-row>
        <table:table-row table:style-name="ro2">
          <table:table-cell office:value-type="string" calcext:value-type="string">
            <text:p>rea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34426" calcext:value-type="float">
            <text:p>0,034426</text:p>
          </table:table-cell>
          <table:table-cell table:number-columns-repeated="2" office:value-type="float" office:value="0.003663" calcext:value-type="float">
            <text:p>0,003663</text:p>
          </table:table-cell>
          <table:table-cell table:formula="of:=[.I45]" office:value-type="float" office:value="1.60110893333333" calcext:value-type="float">
            <text:p>1,6011089333</text:p>
          </table:table-cell>
          <table:table-cell table:formula="of:=[.H8]*[.I8]" office:value-type="float" office:value="0.0058648620228" calcext:value-type="float">
            <text:p>0,005864862</text:p>
          </table:table-cell>
        </table:table-row>
        <table:table-row table:style-name="ro2">
          <table:table-cell office:value-type="string" calcext:value-type="string">
            <text:p>mmap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0.00386" calcext:value-type="float">
            <text:p>0,00386</text:p>
          </table:table-cell>
          <table:table-cell office:value-type="float" office:value="0.000412" calcext:value-type="float">
            <text:p>0,000412</text:p>
          </table:table-cell>
          <table:table-cell office:value-type="float" office:value="0.001236" calcext:value-type="float">
            <text:p>0,001236</text:p>
          </table:table-cell>
          <table:table-cell table:formula="of:=[.I32]" office:value-type="float" office:value="1.757913" calcext:value-type="float">
            <text:p>1,757913</text:p>
          </table:table-cell>
          <table:table-cell table:formula="of:=[.H9]*[.I9]" office:value-type="float" office:value="0.002172780468" calcext:value-type="float">
            <text:p>0,0021727805</text:p>
          </table:table-cell>
        </table:table-row>
        <table:table-row table:style-name="ro2">
          <table:table-cell office:value-type="string" calcext:value-type="string">
            <text:p>prctl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.6" calcext:value-type="float">
            <text:p>7,6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0348" calcext:value-type="float">
            <text:p>0,00348</text:p>
          </table:table-cell>
          <table:table-cell office:value-type="float" office:value="0.000135" calcext:value-type="float">
            <text:p>0,000135</text:p>
          </table:table-cell>
          <table:table-cell office:value-type="float" office:value="0.001026" calcext:value-type="float">
            <text:p>0,001026</text:p>
          </table:table-cell>
          <table:table-cell table:formula="of:=[.I37]" office:value-type="float" office:value="1.94488193333333" calcext:value-type="float">
            <text:p>1,9448819333</text:p>
          </table:table-cell>
          <table:table-cell table:formula="of:=[.H10]*[.I10]" office:value-type="float" office:value="0.0019954488636" calcext:value-type="float">
            <text:p>0,0019954489</text:p>
          </table:table-cell>
        </table:table-row>
        <table:table-row table:style-name="ro3">
          <table:table-cell office:value-type="string" calcext:value-type="string">
            <text:p>clock_gettime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2519" calcext:value-type="float">
            <text:p>0,002519</text:p>
          </table:table-cell>
          <table:table-cell office:value-type="float" office:value="0.000138" calcext:value-type="float">
            <text:p>0,000138</text:p>
          </table:table-cell>
          <table:table-cell office:value-type="float" office:value="0.000828" calcext:value-type="float">
            <text:p>0,000828</text:p>
          </table:table-cell>
          <table:table-cell table:formula="of:=[.I33]" office:value-type="float" office:value="1.57293813333333" calcext:value-type="float">
            <text:p>1,5729381333</text:p>
          </table:table-cell>
          <table:table-cell table:formula="of:=[.H11]*[.I11]" office:value-type="float" office:value="0.0013023927744" calcext:value-type="float">
            <text:p>0,0013023928</text:p>
          </table:table-cell>
        </table:table-row>
        <table:table-row table:style-name="ro2">
          <table:table-cell office:value-type="string" calcext:value-type="string">
            <text:p>mprotect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00848" calcext:value-type="float">
            <text:p>0,000848</text:p>
          </table:table-cell>
          <table:table-cell office:value-type="float" office:value="0.000141" calcext:value-type="float">
            <text:p>0,000141</text:p>
          </table:table-cell>
          <table:table-cell office:value-type="float" office:value="0.000564" calcext:value-type="float">
            <text:p>0,000564</text:p>
          </table:table-cell>
          <table:table-cell table:formula="of:=[.I30]" office:value-type="float" office:value="1.72114973333333" calcext:value-type="float">
            <text:p>1,7211497333</text:p>
          </table:table-cell>
          <table:table-cell table:formula="of:=[.H12]*[.I12]" office:value-type="float" office:value="0.0009707284496" calcext:value-type="float">
            <text:p>0,0009707284</text:p>
          </table:table-cell>
        </table:table-row>
        <table:table-row table:style-name="ro2">
          <table:table-cell office:value-type="string" calcext:value-type="string">
            <text:p>clon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000542" calcext:value-type="float">
            <text:p>0,000542</text:p>
          </table:table-cell>
          <table:table-cell table:number-columns-repeated="2" office:value-type="float" office:value="0.000377" calcext:value-type="float">
            <text:p>0,000377</text:p>
          </table:table-cell>
          <table:table-cell office:value-type="float" office:value="0" calcext:value-type="float">
            <text:p>0</text:p>
          </table:table-cell>
          <table:table-cell table:formula="of:=[.H13]*[.I1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etpriorit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,6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599" calcext:value-type="float">
            <text:p>0,000599</text:p>
          </table:table-cell>
          <table:table-cell office:value-type="float" office:value="0.000128" calcext:value-type="float">
            <text:p>0,000128</text:p>
          </table:table-cell>
          <table:table-cell office:value-type="float" office:value="0.000332" calcext:value-type="float">
            <text:p>0,000332</text:p>
          </table:table-cell>
          <table:table-cell office:value-type="float" office:value="0" calcext:value-type="float">
            <text:p>0</text:p>
          </table:table-cell>
          <table:table-cell table:formula="of:=[.H14]*[.I1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igaltstack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0.001281" calcext:value-type="float">
            <text:p>0,001281</text:p>
          </table:table-cell>
          <table:table-cell table:number-columns-repeated="2" office:value-type="float" office:value="0.00029" calcext:value-type="float">
            <text:p>0,00029</text:p>
          </table:table-cell>
          <table:table-cell office:value-type="float" office:value="0" calcext:value-type="float">
            <text:p>0</text:p>
          </table:table-cell>
          <table:table-cell table:formula="of:=[.H15]*[.I1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etuid3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,6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0.000237" calcext:value-type="float">
            <text:p>0,000237</text:p>
          </table:table-cell>
          <table:table-cell office:value-type="float" office:value="0.000051" calcext:value-type="float">
            <text:p>0,000051</text:p>
          </table:table-cell>
          <table:table-cell office:value-type="float" office:value="0.000132" calcext:value-type="float">
            <text:p>0,000132</text:p>
          </table:table-cell>
          <table:table-cell table:formula="of:=[.I36]" office:value-type="float" office:value="1.35933923333333" calcext:value-type="float">
            <text:p>1,3593392333</text:p>
          </table:table-cell>
          <table:table-cell table:formula="of:=[.H16]*[.I16]" office:value-type="float" office:value="0.0001794327788" calcext:value-type="float">
            <text:p>0,0001794328</text:p>
          </table:table-cell>
        </table:table-row>
        <table:table-row table:style-name="ro2">
          <table:table-cell office:value-type="string" calcext:value-type="string">
            <text:p>madvis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00039" calcext:value-type="float">
            <text:p>0,000039</text:p>
          </table:table-cell>
          <table:table-cell office:value-type="float" office:value="0.000201" calcext:value-type="float">
            <text:p>0,000201</text:p>
          </table:table-cell>
          <table:table-cell table:number-columns-repeated="2" office:value-type="float" office:value="0.00007" calcext:value-type="float">
            <text:p>0,00007</text:p>
          </table:table-cell>
          <table:table-cell office:value-type="float" office:value="0" calcext:value-type="float">
            <text:p>0</text:p>
          </table:table-cell>
          <table:table-cell table:formula="of:=[.H17]*[.I1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etpriorit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0.000139" calcext:value-type="float">
            <text:p>0,000139</text:p>
          </table:table-cell>
          <table:table-cell table:number-columns-repeated="2" office:value-type="float" office:value="0.000062" calcext:value-type="float">
            <text:p>0,000062</text:p>
          </table:table-cell>
          <table:table-cell office:value-type="float" office:value="0" calcext:value-type="float">
            <text:p>0</text:p>
          </table:table-cell>
          <table:table-cell table:formula="of:=[.H18]*[.I1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pena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00043" calcext:value-type="float">
            <text:p>0,000043</text:p>
          </table:table-cell>
          <table:table-cell office:value-type="float" office:value="0.00006" calcext:value-type="float">
            <text:p>0,00006</text:p>
          </table:table-cell>
          <table:table-cell table:number-columns-repeated="2" office:value-type="float" office:value="0.000052" calcext:value-type="float">
            <text:p>0,000052</text:p>
          </table:table-cell>
          <table:table-cell office:value-type="float" office:value="0" calcext:value-type="float">
            <text:p>0</text:p>
          </table:table-cell>
          <table:table-cell table:formula="of:=[.H19]*[.I1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los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0.000032" calcext:value-type="float">
            <text:p>0,000032</text:p>
          </table:table-cell>
          <table:table-cell table:number-columns-repeated="2" office:value-type="float" office:value="0.000029" calcext:value-type="float">
            <text:p>0,000029</text:p>
          </table:table-cell>
          <table:table-cell office:value-type="float" office:value="0" calcext:value-type="float">
            <text:p>0</text:p>
          </table:table-cell>
          <table:table-cell table:formula="of:=[.H20]*[.I20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SUM([.H4:.H20])" office:value-type="float" office:value="1.450295" calcext:value-type="float">
            <text:p>1,450295</text:p>
          </table:table-cell>
          <table:table-cell/>
          <table:table-cell table:formula="of:=SUM([.J4:.J20])" office:value-type="float" office:value="1.78231954685764" calcext:value-type="float">
            <text:p>1,7823195469</text:p>
          </table:table-cell>
        </table:table-row>
        <table:table-row table:style-name="ro2">
          <table:table-cell table:number-columns-repeated="10"/>
        </table:table-row>
        <table:table-row table:style-name="ro1">
          <table:table-cell table:style-name="ce2" office:value-type="string" calcext:value-type="string" table:number-columns-spanned="10" table:number-rows-spanned="1">
            <text:p>IMAGE</text:p>
          </table:table-cell>
          <table:covered-table-cell table:number-columns-repeated="9"/>
        </table:table-row>
        <table:table-row table:style-name="ro2">
          <table:table-cell/>
          <table:table-cell table:style-name="ce4" office:value-type="string" calcext:value-type="string" table:number-columns-spanned="3" table:number-rows-spanned="1">
            <text:p>Frequency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Length (s)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Weight</text:p>
          </table:table-cell>
          <table:covered-table-cell table:number-columns-repeated="2" table:style-name="ce6"/>
        </table:table-row>
        <table:table-row table:style-name="ro2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table:style-name="ce6" office:value-type="string" calcext:value-type="string">
            <text:p>weight in app</text:p>
          </table:table-cell>
          <table:table-cell table:style-name="ce6" office:value-type="string" calcext:value-type="string">
            <text:p>P for sample</text:p>
          </table:table-cell>
          <table:table-cell table:style-name="ce6" office:value-type="string" calcext:value-type="string">
            <text:p>weight*P</text:p>
          </table:table-cell>
        </table:table-row>
        <table:table-row table:style-name="ro2">
          <table:table-cell office:value-type="string" calcext:value-type="string">
            <text:p>restart_sysca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,4</text:p>
          </table:table-cell>
          <table:table-cell office:value-type="float" office:value="0.047498" calcext:value-type="float">
            <text:p>0,047498</text:p>
          </table:table-cell>
          <table:table-cell office:value-type="float" office:value="9.88157" calcext:value-type="float">
            <text:p>9,88157</text:p>
          </table:table-cell>
          <table:table-cell office:value-type="float" office:value="4.910087" calcext:value-type="float">
            <text:p>4,91008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26]*[.I2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utex</text:p>
          </table:table-cell>
          <table:table-cell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float" office:value="99.7" calcext:value-type="float">
            <text:p>99,7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9.99864" calcext:value-type="float">
            <text:p>9,99864</text:p>
          </table:table-cell>
          <table:table-cell office:value-type="float" office:value="0.063135" calcext:value-type="float">
            <text:p>0,063135</text:p>
          </table:table-cell>
          <table:table-cell office:value-type="float" office:value="6.294559" calcext:value-type="float">
            <text:p>6,294559</text:p>
          </table:table-cell>
          <table:table-cell table:formula="of:=[.I70]" office:value-type="float" office:value="0.059856822" calcext:value-type="float">
            <text:p>0,059856822</text:p>
          </table:table-cell>
          <table:table-cell table:formula="of:=[.H27]*[.I27]" office:value-type="float" office:value="0.376772297631498" calcext:value-type="float">
            <text:p>0,3767722976</text:p>
          </table:table-cell>
        </table:table-row>
        <table:table-row table:style-name="ro2">
          <table:table-cell office:value-type="string" calcext:value-type="string">
            <text:p>ioctl</text:p>
          </table:table-cell>
          <table:table-cell office:value-type="float" office:value="108" calcext:value-type="float">
            <text:p>108</text:p>
          </table:table-cell>
          <table:table-cell office:value-type="float" office:value="155" calcext:value-type="float">
            <text:p>155</text:p>
          </table:table-cell>
          <table:table-cell office:value-type="float" office:value="144.3" calcext:value-type="float">
            <text:p>144,3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48071" calcext:value-type="float">
            <text:p>0,48071</text:p>
          </table:table-cell>
          <table:table-cell office:value-type="float" office:value="0.007021" calcext:value-type="float">
            <text:p>0,007021</text:p>
          </table:table-cell>
          <table:table-cell office:value-type="float" office:value="1.01313" calcext:value-type="float">
            <text:p>1,01313</text:p>
          </table:table-cell>
          <table:table-cell table:formula="of:=[.I68]" office:value-type="float" office:value="1.86951206666667" calcext:value-type="float">
            <text:p>1,8695120667</text:p>
          </table:table-cell>
          <table:table-cell table:formula="of:=[.H28]*[.I28]" office:value-type="float" office:value="1.894058760102" calcext:value-type="float">
            <text:p>1,8940587601</text:p>
          </table:table-cell>
        </table:table-row>
        <table:table-row table:style-name="ro2">
          <table:table-cell office:value-type="string" calcext:value-type="string">
            <text:p>epoll_pwait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8.4" calcext:value-type="float">
            <text:p>28,4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73338" calcext:value-type="float">
            <text:p>0,073338</text:p>
          </table:table-cell>
          <table:table-cell office:value-type="float" office:value="0.004967" calcext:value-type="float">
            <text:p>0,004967</text:p>
          </table:table-cell>
          <table:table-cell office:value-type="float" office:value="0.141062" calcext:value-type="float">
            <text:p>0,141062</text:p>
          </table:table-cell>
          <table:table-cell table:formula="of:=[.I69]" office:value-type="float" office:value="0.0533949" calcext:value-type="float">
            <text:p>0,0533949</text:p>
          </table:table-cell>
          <table:table-cell table:formula="of:=[.H29]*[.I29]" office:value-type="float" office:value="0.0075319913838" calcext:value-type="float">
            <text:p>0,0075319914</text:p>
          </table:table-cell>
        </table:table-row>
        <table:table-row table:style-name="ro2">
          <table:table-cell office:value-type="string" calcext:value-type="string">
            <text:p>mprotect</text:p>
          </table:table-cell>
          <table:table-cell office:value-type="float" office:value="180" calcext:value-type="float">
            <text:p>180</text:p>
          </table:table-cell>
          <table:table-cell office:value-type="float" office:value="235" calcext:value-type="float">
            <text:p>235</text:p>
          </table:table-cell>
          <table:table-cell office:value-type="float" office:value="223.8" calcext:value-type="float">
            <text:p>223,8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02245" calcext:value-type="float">
            <text:p>0,002245</text:p>
          </table:table-cell>
          <table:table-cell office:value-type="float" office:value="0.000039" calcext:value-type="float">
            <text:p>0,000039</text:p>
          </table:table-cell>
          <table:table-cell office:value-type="float" office:value="0.008728" calcext:value-type="float">
            <text:p>0,008728</text:p>
          </table:table-cell>
          <table:table-cell table:formula="of:=[.I75]" office:value-type="float" office:value="1.72114973333333" calcext:value-type="float">
            <text:p>1,7211497333</text:p>
          </table:table-cell>
          <table:table-cell table:formula="of:=[.H30]*[.I30]" office:value-type="float" office:value="0.0150221948725333" calcext:value-type="float">
            <text:p>0,0150221949</text:p>
          </table:table-cell>
        </table:table-row>
        <table:table-row table:style-name="ro2">
          <table:table-cell office:value-type="string" calcext:value-type="string">
            <text:p>madvise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0.004157" calcext:value-type="float">
            <text:p>0,004157</text:p>
          </table:table-cell>
          <table:table-cell office:value-type="float" office:value="0.000166" calcext:value-type="float">
            <text:p>0,000166</text:p>
          </table:table-cell>
          <table:table-cell office:value-type="float" office:value="0.0083" calcext:value-type="float">
            <text:p>0,0083</text:p>
          </table:table-cell>
          <table:table-cell office:value-type="float" office:value="0" calcext:value-type="float">
            <text:p>0</text:p>
          </table:table-cell>
          <table:table-cell table:formula="of:=[.H31]*[.I3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map2</text:p>
          </table:table-cell>
          <table:table-cell office:value-type="float" office:value="62" calcext:value-type="float">
            <text:p>62</text:p>
          </table:table-cell>
          <table:table-cell office:value-type="float" office:value="104" calcext:value-type="float">
            <text:p>104</text:p>
          </table:table-cell>
          <table:table-cell office:value-type="float" office:value="87.2" calcext:value-type="float">
            <text:p>87,2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02545" calcext:value-type="float">
            <text:p>0,002545</text:p>
          </table:table-cell>
          <table:table-cell office:value-type="float" office:value="0.000094" calcext:value-type="float">
            <text:p>0,000094</text:p>
          </table:table-cell>
          <table:table-cell office:value-type="float" office:value="0.008196" calcext:value-type="float">
            <text:p>0,008196</text:p>
          </table:table-cell>
          <table:table-cell table:formula="of:=[.I73]" office:value-type="float" office:value="1.757913" calcext:value-type="float">
            <text:p>1,757913</text:p>
          </table:table-cell>
          <table:table-cell table:formula="of:=[.H32]*[.I32]" office:value-type="float" office:value="0.014407854948" calcext:value-type="float">
            <text:p>0,0144078549</text:p>
          </table:table-cell>
        </table:table-row>
        <table:table-row table:style-name="ro2">
          <table:table-cell office:value-type="string" calcext:value-type="string">
            <text:p>clock_gettime</text:p>
          </table:table-cell>
          <table:table-cell office:value-type="float" office:value="72" calcext:value-type="float">
            <text:p>72</text:p>
          </table:table-cell>
          <table:table-cell office:value-type="float" office:value="217" calcext:value-type="float">
            <text:p>217</text:p>
          </table:table-cell>
          <table:table-cell office:value-type="float" office:value="133.3" calcext:value-type="float">
            <text:p>133,3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0.002375" calcext:value-type="float">
            <text:p>0,002375</text:p>
          </table:table-cell>
          <table:table-cell office:value-type="float" office:value="0.000057" calcext:value-type="float">
            <text:p>0,000057</text:p>
          </table:table-cell>
          <table:table-cell office:value-type="float" office:value="0.007598" calcext:value-type="float">
            <text:p>0,007598</text:p>
          </table:table-cell>
          <table:table-cell table:formula="of:=[.I74]" office:value-type="float" office:value="1.57293813333333" calcext:value-type="float">
            <text:p>1,5729381333</text:p>
          </table:table-cell>
          <table:table-cell table:formula="of:=[.H33]*[.I33]" office:value-type="float" office:value="0.0119511839370667" calcext:value-type="float">
            <text:p>0,0119511839</text:p>
          </table:table-cell>
        </table:table-row>
        <table:table-row table:style-name="ro2">
          <table:table-cell office:value-type="string" calcext:value-type="string">
            <text:p>write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34.2" calcext:value-type="float">
            <text:p>34,2</text:p>
          </table:table-cell>
          <table:table-cell office:value-type="float" office:value="0.000023" calcext:value-type="float">
            <text:p>0,000023</text:p>
          </table:table-cell>
          <table:table-cell office:value-type="float" office:value="0.001462" calcext:value-type="float">
            <text:p>0,001462</text:p>
          </table:table-cell>
          <table:table-cell office:value-type="float" office:value="0.000178" calcext:value-type="float">
            <text:p>0,000178</text:p>
          </table:table-cell>
          <table:table-cell office:value-type="float" office:value="0.006087" calcext:value-type="float">
            <text:p>0,006087</text:p>
          </table:table-cell>
          <table:table-cell table:formula="of:=[.I72]" office:value-type="float" office:value="2.0459066" calcext:value-type="float">
            <text:p>2,0459066</text:p>
          </table:table-cell>
          <table:table-cell table:formula="of:=[.H34]*[.I34]" office:value-type="float" office:value="0.0124534334742" calcext:value-type="float">
            <text:p>0,0124534335</text:p>
          </table:table-cell>
        </table:table-row>
        <table:table-row table:style-name="ro2">
          <table:table-cell office:value-type="string" calcext:value-type="string">
            <text:p>openat</text:p>
          </table:table-cell>
          <table:table-cell office:value-type="float" office:value="36" calcext:value-type="float">
            <text:p>36</text:p>
          </table:table-cell>
          <table:table-cell office:value-type="float" office:value="89" calcext:value-type="float">
            <text:p>89</text:p>
          </table:table-cell>
          <table:table-cell office:value-type="float" office:value="77.7" calcext:value-type="float">
            <text:p>77,7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01302" calcext:value-type="float">
            <text:p>0,001302</text:p>
          </table:table-cell>
          <table:table-cell office:value-type="float" office:value="0.000054" calcext:value-type="float">
            <text:p>0,000054</text:p>
          </table:table-cell>
          <table:table-cell office:value-type="float" office:value="0.004195" calcext:value-type="float">
            <text:p>0,004195</text:p>
          </table:table-cell>
          <table:table-cell office:value-type="float" office:value="0" calcext:value-type="float">
            <text:p>0</text:p>
          </table:table-cell>
          <table:table-cell table:formula="of:=[.H35]*[.I3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etuid3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7.6" calcext:value-type="float">
            <text:p>17,6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0.026055" calcext:value-type="float">
            <text:p>0,026055</text:p>
          </table:table-cell>
          <table:table-cell office:value-type="float" office:value="0.000236" calcext:value-type="float">
            <text:p>0,000236</text:p>
          </table:table-cell>
          <table:table-cell office:value-type="float" office:value="0.004153" calcext:value-type="float">
            <text:p>0,004153</text:p>
          </table:table-cell>
          <table:table-cell table:formula="of:=[.I82]" office:value-type="float" office:value="1.35933923333333" calcext:value-type="float">
            <text:p>1,3593392333</text:p>
          </table:table-cell>
          <table:table-cell table:formula="of:=[.H36]*[.I36]" office:value-type="float" office:value="0.00564533583603333" calcext:value-type="float">
            <text:p>0,0056453358</text:p>
          </table:table-cell>
        </table:table-row>
        <table:table-row table:style-name="ro2">
          <table:table-cell office:value-type="string" calcext:value-type="string">
            <text:p>prctl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9.3" calcext:value-type="float">
            <text:p>39,3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03043" calcext:value-type="float">
            <text:p>0,003043</text:p>
          </table:table-cell>
          <table:table-cell office:value-type="float" office:value="0.000099" calcext:value-type="float">
            <text:p>0,000099</text:p>
          </table:table-cell>
          <table:table-cell office:value-type="float" office:value="0.00389" calcext:value-type="float">
            <text:p>0,00389</text:p>
          </table:table-cell>
          <table:table-cell table:formula="of:=[.I76]" office:value-type="float" office:value="1.94488193333333" calcext:value-type="float">
            <text:p>1,9448819333</text:p>
          </table:table-cell>
          <table:table-cell table:formula="of:=[.H37]*[.I37]" office:value-type="float" office:value="0.00756559072066667" calcext:value-type="float">
            <text:p>0,0075655907</text:p>
          </table:table-cell>
        </table:table-row>
        <table:table-row table:style-name="ro2">
          <table:table-cell office:value-type="string" calcext:value-type="string">
            <text:p>munmap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10198" calcext:value-type="float">
            <text:p>0,010198</text:p>
          </table:table-cell>
          <table:table-cell office:value-type="float" office:value="0.000146" calcext:value-type="float">
            <text:p>0,000146</text:p>
          </table:table-cell>
          <table:table-cell office:value-type="float" office:value="0.002774" calcext:value-type="float">
            <text:p>0,002774</text:p>
          </table:table-cell>
          <table:table-cell table:formula="of:=[.I85]" office:value-type="float" office:value="1.757913" calcext:value-type="float">
            <text:p>1,757913</text:p>
          </table:table-cell>
          <table:table-cell table:formula="of:=[.H38]*[.I38]" office:value-type="float" office:value="0.004876450662" calcext:value-type="float">
            <text:p>0,0048764507</text:p>
          </table:table-cell>
        </table:table-row>
        <table:table-row table:style-name="ro2">
          <table:table-cell office:value-type="string" calcext:value-type="string">
            <text:p>clon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,8</text:p>
          </table:table-cell>
          <table:table-cell office:value-type="float" office:value="0.000091" calcext:value-type="float">
            <text:p>0,000091</text:p>
          </table:table-cell>
          <table:table-cell office:value-type="float" office:value="0.001787" calcext:value-type="float">
            <text:p>0,001787</text:p>
          </table:table-cell>
          <table:table-cell office:value-type="float" office:value="0.000916" calcext:value-type="float">
            <text:p>0,000916</text:p>
          </table:table-cell>
          <table:table-cell office:value-type="float" office:value="0.002564" calcext:value-type="float">
            <text:p>0,002564</text:p>
          </table:table-cell>
          <table:table-cell office:value-type="float" office:value="0" calcext:value-type="float">
            <text:p>0</text:p>
          </table:table-cell>
          <table:table-cell table:formula="of:=[.H39]*[.I3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lose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51.4" calcext:value-type="float">
            <text:p>51,4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0.000756" calcext:value-type="float">
            <text:p>0,000756</text:p>
          </table:table-cell>
          <table:table-cell office:value-type="float" office:value="0.000036" calcext:value-type="float">
            <text:p>0,000036</text:p>
          </table:table-cell>
          <table:table-cell office:value-type="float" office:value="0.00185" calcext:value-type="float">
            <text:p>0,00185</text:p>
          </table:table-cell>
          <table:table-cell office:value-type="float" office:value="0" calcext:value-type="float">
            <text:p>0</text:p>
          </table:table-cell>
          <table:table-cell table:formula="of:=[.H40]*[.I4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etpriorit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.8" calcext:value-type="float">
            <text:p>9,8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0.00169" calcext:value-type="float">
            <text:p>0,00169</text:p>
          </table:table-cell>
          <table:table-cell office:value-type="float" office:value="0.000108" calcext:value-type="float">
            <text:p>0,000108</text:p>
          </table:table-cell>
          <table:table-cell office:value-type="float" office:value="0.001058" calcext:value-type="float">
            <text:p>0,001058</text:p>
          </table:table-cell>
          <table:table-cell office:value-type="float" office:value="0" calcext:value-type="float">
            <text:p>0</text:p>
          </table:table-cell>
          <table:table-cell table:formula="of:=[.H41]*[.I4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stat64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1248" calcext:value-type="float">
            <text:p>0,001248</text:p>
          </table:table-cell>
          <table:table-cell office:value-type="float" office:value="0.000031" calcext:value-type="float">
            <text:p>0,000031</text:p>
          </table:table-cell>
          <table:table-cell office:value-type="float" office:value="0.001054" calcext:value-type="float">
            <text:p>0,001054</text:p>
          </table:table-cell>
          <table:table-cell office:value-type="float" office:value="0" calcext:value-type="float">
            <text:p>0</text:p>
          </table:table-cell>
          <table:table-cell table:formula="of:=[.H42]*[.I42]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t_sigprocmask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6.2" calcext:value-type="float">
            <text:p>36,2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356" calcext:value-type="float">
            <text:p>0,000356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0.001049" calcext:value-type="float">
            <text:p>0,001049</text:p>
          </table:table-cell>
          <table:table-cell office:value-type="float" office:value="0" calcext:value-type="float">
            <text:p>0</text:p>
          </table:table-cell>
          <table:table-cell table:formula="of:=[.H43]*[.I4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accessat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.8" calcext:value-type="float">
            <text:p>10,8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0.001382" calcext:value-type="float">
            <text:p>0,001382</text:p>
          </table:table-cell>
          <table:table-cell office:value-type="float" office:value="0.000096" calcext:value-type="float">
            <text:p>0,000096</text:p>
          </table:table-cell>
          <table:table-cell office:value-type="float" office:value="0.001036" calcext:value-type="float">
            <text:p>0,001036</text:p>
          </table:table-cell>
          <table:table-cell office:value-type="float" office:value="0" calcext:value-type="float">
            <text:p>0</text:p>
          </table:table-cell>
          <table:table-cell table:formula="of:=[.H44]*[.I4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ad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4.9" calcext:value-type="float">
            <text:p>14,9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524" calcext:value-type="float">
            <text:p>0,000524</text:p>
          </table:table-cell>
          <table:table-cell office:value-type="float" office:value="0.000064" calcext:value-type="float">
            <text:p>0,000064</text:p>
          </table:table-cell>
          <table:table-cell office:value-type="float" office:value="0.000953" calcext:value-type="float">
            <text:p>0,000953</text:p>
          </table:table-cell>
          <table:table-cell table:formula="of:=[.I78]" office:value-type="float" office:value="1.60110893333333" calcext:value-type="float">
            <text:p>1,6011089333</text:p>
          </table:table-cell>
          <table:table-cell table:formula="of:=[.H45]*[.I45]" office:value-type="float" office:value="0.00152585681346667" calcext:value-type="float">
            <text:p>0,0015258568</text:p>
          </table:table-cell>
        </table:table-row>
        <table:table-row table:style-name="ro2">
          <table:table-cell office:value-type="string" calcext:value-type="string">
            <text:p>pread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0.00226" calcext:value-type="float">
            <text:p>0,00226</text:p>
          </table:table-cell>
          <table:table-cell office:value-type="float" office:value="0.000101" calcext:value-type="float">
            <text:p>0,000101</text:p>
          </table:table-cell>
          <table:table-cell office:value-type="float" office:value="0.000707" calcext:value-type="float">
            <text:p>0,000707</text:p>
          </table:table-cell>
          <table:table-cell office:value-type="float" office:value="0" calcext:value-type="float">
            <text:p>0</text:p>
          </table:table-cell>
          <table:table-cell table:formula="of:=[.H46]*[.I4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ritev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.9" calcext:value-type="float">
            <text:p>5,9</text:p>
          </table:table-cell>
          <table:table-cell office:value-type="float" office:value="0.000031" calcext:value-type="float">
            <text:p>0,000031</text:p>
          </table:table-cell>
          <table:table-cell office:value-type="float" office:value="0.000364" calcext:value-type="float">
            <text:p>0,000364</text:p>
          </table:table-cell>
          <table:table-cell office:value-type="float" office:value="0.000086" calcext:value-type="float">
            <text:p>0,000086</text:p>
          </table:table-cell>
          <table:table-cell office:value-type="float" office:value="0.000507" calcext:value-type="float">
            <text:p>0,000507</text:p>
          </table:table-cell>
          <table:table-cell office:value-type="float" office:value="0" calcext:value-type="float">
            <text:p>0</text:p>
          </table:table-cell>
          <table:table-cell table:formula="of:=[.H47]*[.I4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etpriorit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0.000491" calcext:value-type="float">
            <text:p>0,000491</text:p>
          </table:table-cell>
          <table:table-cell office:value-type="float" office:value="0.000115" calcext:value-type="float">
            <text:p>0,000115</text:p>
          </table:table-cell>
          <table:table-cell office:value-type="float" office:value="0.000414" calcext:value-type="float">
            <text:p>0,000414</text:p>
          </table:table-cell>
          <table:table-cell office:value-type="float" office:value="0" calcext:value-type="float">
            <text:p>0</text:p>
          </table:table-cell>
          <table:table-cell table:formula="of:=[.H48]*[.I4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igaltsta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,8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0.000411" calcext:value-type="float">
            <text:p>0,000411</text:p>
          </table:table-cell>
          <table:table-cell office:value-type="float" office:value="0.000139" calcext:value-type="float">
            <text:p>0,000139</text:p>
          </table:table-cell>
          <table:table-cell office:value-type="float" office:value="0.000389" calcext:value-type="float">
            <text:p>0,000389</text:p>
          </table:table-cell>
          <table:table-cell office:value-type="float" office:value="0" calcext:value-type="float">
            <text:p>0</text:p>
          </table:table-cell>
          <table:table-cell table:formula="of:=[.H49]*[.I4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up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0.000161" calcext:value-type="float">
            <text:p>0,000161</text:p>
          </table:table-cell>
          <table:table-cell office:value-type="float" office:value="0.000034" calcext:value-type="float">
            <text:p>0,000034</text:p>
          </table:table-cell>
          <table:table-cell office:value-type="float" office:value="0.00034" calcext:value-type="float">
            <text:p>0,00034</text:p>
          </table:table-cell>
          <table:table-cell office:value-type="float" office:value="0" calcext:value-type="float">
            <text:p>0</text:p>
          </table:table-cell>
          <table:table-cell table:formula="of:=[.H50]*[.I5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cvfrom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9" calcext:value-type="float">
            <text:p>7,9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0.000121" calcext:value-type="float">
            <text:p>0,000121</text:p>
          </table:table-cell>
          <table:table-cell office:value-type="float" office:value="0.000036" calcext:value-type="float">
            <text:p>0,000036</text:p>
          </table:table-cell>
          <table:table-cell office:value-type="float" office:value="0.000284" calcext:value-type="float">
            <text:p>0,000284</text:p>
          </table:table-cell>
          <table:table-cell office:value-type="float" office:value="0" calcext:value-type="float">
            <text:p>0</text:p>
          </table:table-cell>
          <table:table-cell table:formula="of:=[.H51]*[.I5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cket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00036" calcext:value-type="float">
            <text:p>0,000036</text:p>
          </table:table-cell>
          <table:table-cell office:value-type="float" office:value="0.000276" calcext:value-type="float">
            <text:p>0,000276</text:p>
          </table:table-cell>
          <table:table-cell office:value-type="float" office:value="0.000107" calcext:value-type="float">
            <text:p>0,000107</text:p>
          </table:table-cell>
          <table:table-cell office:value-type="float" office:value="0.000214" calcext:value-type="float">
            <text:p>0,000214</text:p>
          </table:table-cell>
          <table:table-cell office:value-type="float" office:value="0" calcext:value-type="float">
            <text:p>0</text:p>
          </table:table-cell>
          <table:table-cell table:formula="of:=[.H52]*[.I5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adlinka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,4</text:p>
          </table:table-cell>
          <table:table-cell office:value-type="float" office:value="0.000037" calcext:value-type="float">
            <text:p>0,000037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59" calcext:value-type="float">
            <text:p>0,000059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table:formula="of:=[.H53]*[.I5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cntl6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247" calcext:value-type="float">
            <text:p>0,000247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table:formula="of:=[.H54]*[.I5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poll_ct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,4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00425" calcext:value-type="float">
            <text:p>0,000425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" calcext:value-type="float">
            <text:p>0</text:p>
          </table:table-cell>
          <table:table-cell table:formula="of:=[.H55]*[.I5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nnect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0.000147" calcext:value-type="float">
            <text:p>0,000147</text:p>
          </table:table-cell>
          <table:table-cell office:value-type="float" office:value="0.000063" calcext:value-type="float">
            <text:p>0,000063</text:p>
          </table:table-cell>
          <table:table-cell office:value-type="float" office:value="0.000126" calcext:value-type="float">
            <text:p>0,000126</text:p>
          </table:table-cell>
          <table:table-cell office:value-type="float" office:value="0" calcext:value-type="float">
            <text:p>0</text:p>
          </table:table-cell>
          <table:table-cell table:formula="of:=[.H56]*[.I5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etsockop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00322" calcext:value-type="float">
            <text:p>0,000322</text:p>
          </table:table-cell>
          <table:table-cell table:number-columns-repeated="2" office:value-type="float" office:value="0.000111" calcext:value-type="float">
            <text:p>0,000111</text:p>
          </table:table-cell>
          <table:table-cell office:value-type="float" office:value="0" calcext:value-type="float">
            <text:p>0</text:p>
          </table:table-cell>
          <table:table-cell table:formula="of:=[.H57]*[.I5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ventfd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0.000294" calcext:value-type="float">
            <text:p>0,000294</text:p>
          </table:table-cell>
          <table:table-cell table:number-columns-repeated="2" office:value-type="float" office:value="0.00008" calcext:value-type="float">
            <text:p>0,00008</text:p>
          </table:table-cell>
          <table:table-cell office:value-type="float" office:value="0" calcext:value-type="float">
            <text:p>0</text:p>
          </table:table-cell>
          <table:table-cell table:formula="of:=[.H58]*[.I5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etdents6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0.000036" calcext:value-type="float">
            <text:p>0,000036</text:p>
          </table:table-cell>
          <table:table-cell office:value-type="float" office:value="0.000072" calcext:value-type="float">
            <text:p>0,000072</text:p>
          </table:table-cell>
          <table:table-cell office:value-type="float" office:value="0" calcext:value-type="float">
            <text:p>0</text:p>
          </table:table-cell>
          <table:table-cell table:formula="of:=[.H59]*[.I5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etppi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00206" calcext:value-type="float">
            <text:p>0,000206</text:p>
          </table:table-cell>
          <table:table-cell table:number-columns-repeated="2" office:value-type="float" office:value="0.000071" calcext:value-type="float">
            <text:p>0,000071</text:p>
          </table:table-cell>
          <table:table-cell office:value-type="float" office:value="0" calcext:value-type="float">
            <text:p>0</text:p>
          </table:table-cell>
          <table:table-cell table:formula="of:=[.H60]*[.I6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poll_create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00186" calcext:value-type="float">
            <text:p>0,000186</text:p>
          </table:table-cell>
          <table:table-cell table:number-columns-repeated="2" office:value-type="float" office:value="0.000051" calcext:value-type="float">
            <text:p>0,000051</text:p>
          </table:table-cell>
          <table:table-cell office:value-type="float" office:value="0" calcext:value-type="float">
            <text:p>0</text:p>
          </table:table-cell>
          <table:table-cell table:formula="of:=[.H61]*[.I61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SUM([.H27:.H61])" office:value-type="float" office:value="7.516172" calcext:value-type="float">
            <text:p>7,516172</text:p>
          </table:table-cell>
          <table:table-cell/>
          <table:table-cell table:formula="of:=SUM([.J27:.J61])" office:value-type="float" office:value="2.35181095038126" calcext:value-type="float">
            <text:p>2,3518109504</text:p>
          </table:table-cell>
        </table:table-row>
        <table:table-row table:style-name="ro2">
          <table:table-cell table:number-columns-repeated="10"/>
        </table:table-row>
        <table:table-row table:style-name="ro1">
          <table:table-cell table:style-name="ce2" office:value-type="string" calcext:value-type="string" table:number-columns-spanned="10" table:number-rows-spanned="1">
            <text:p>WEBIMAGE</text:p>
          </table:table-cell>
          <table:covered-table-cell table:number-columns-repeated="9"/>
        </table:table-row>
        <table:table-row table:style-name="ro2">
          <table:table-cell/>
          <table:table-cell table:style-name="ce4" office:value-type="string" calcext:value-type="string" table:number-columns-spanned="3" table:number-rows-spanned="1">
            <text:p>Frequency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Length (s)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Weight</text:p>
          </table:table-cell>
          <table:covered-table-cell table:number-columns-repeated="2" table:style-name="ce6"/>
        </table:table-row>
        <table:table-row table:style-name="ro2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table:style-name="ce6" office:value-type="string" calcext:value-type="string">
            <text:p>weight in app</text:p>
          </table:table-cell>
          <table:table-cell table:style-name="ce6" office:value-type="string" calcext:value-type="string">
            <text:p>P for sample</text:p>
          </table:table-cell>
          <table:table-cell table:style-name="ce6" office:value-type="string" calcext:value-type="string">
            <text:p>weight*P</text:p>
          </table:table-cell>
        </table:table-row>
        <table:table-row table:style-name="ro2">
          <table:table-cell office:value-type="string" calcext:value-type="string">
            <text:p>restart_syscal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.929376" calcext:value-type="float">
            <text:p>3,9293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67]*[.I6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octl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548304" calcext:value-type="float">
            <text:p>0,548304</text:p>
          </table:table-cell>
          <table:table-cell office:value-type="float" office:value="0.042574" calcext:value-type="float">
            <text:p>0,042574</text:p>
          </table:table-cell>
          <table:table-cell table:formula="of:=[.D68]*[.G68]" office:value-type="float" office:value="1.021776" calcext:value-type="float">
            <text:p>1,021776</text:p>
          </table:table-cell>
          <table:table-cell table:formula="of:=[Syscalls.E257]" office:value-type="float" office:value="1.86951206666667" calcext:value-type="float">
            <text:p>1,8695120667</text:p>
          </table:table-cell>
          <table:table-cell table:formula="of:=[.H68]*[.I68]" office:value-type="float" office:value="1.9102225614304" calcext:value-type="float">
            <text:p>1,9102225614</text:p>
          </table:table-cell>
        </table:table-row>
        <table:table-row table:style-name="ro2">
          <table:table-cell office:value-type="string" calcext:value-type="string">
            <text:p>epoll_pwai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.8" calcext:value-type="float">
            <text:p>8,8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859483" calcext:value-type="float">
            <text:p>0,859483</text:p>
          </table:table-cell>
          <table:table-cell office:value-type="float" office:value="0.097057" calcext:value-type="float">
            <text:p>0,097057</text:p>
          </table:table-cell>
          <table:table-cell office:value-type="float" office:value="0.854101" calcext:value-type="float">
            <text:p>0,854101</text:p>
          </table:table-cell>
          <table:table-cell table:formula="of:=[Syscalls.E85]" office:value-type="float" office:value="0.0533949" calcext:value-type="float">
            <text:p>0,0533949</text:p>
          </table:table-cell>
          <table:table-cell table:formula="of:=[.H69]*[.I69]" office:value-type="float" office:value="0.0456046374849" calcext:value-type="float">
            <text:p>0,0456046375</text:p>
          </table:table-cell>
        </table:table-row>
        <table:table-row table:style-name="ro2">
          <table:table-cell office:value-type="string" calcext:value-type="string">
            <text:p>futex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25.1" calcext:value-type="float">
            <text:p>25,1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895571" calcext:value-type="float">
            <text:p>0,895571</text:p>
          </table:table-cell>
          <table:table-cell office:value-type="float" office:value="0.016936" calcext:value-type="float">
            <text:p>0,016936</text:p>
          </table:table-cell>
          <table:table-cell office:value-type="float" office:value="0.425093" calcext:value-type="float">
            <text:p>0,425093</text:p>
          </table:table-cell>
          <table:table-cell table:formula="of:=[Syscalls.E128]" office:value-type="float" office:value="0.059856822" calcext:value-type="float">
            <text:p>0,059856822</text:p>
          </table:table-cell>
          <table:table-cell table:formula="of:=[.H70]*[.I70]" office:value-type="float" office:value="0.025444716034446" calcext:value-type="float">
            <text:p>0,025444716</text:p>
          </table:table-cell>
        </table:table-row>
        <table:table-row table:style-name="ro2">
          <table:table-cell office:value-type="string" calcext:value-type="string">
            <text:p>recvfrom</text:p>
          </table:table-cell>
          <table:table-cell office:value-type="float" office:value="199" calcext:value-type="float">
            <text:p>199</text:p>
          </table:table-cell>
          <table:table-cell office:value-type="float" office:value="422" calcext:value-type="float">
            <text:p>422</text:p>
          </table:table-cell>
          <table:table-cell office:value-type="float" office:value="249.7" calcext:value-type="float">
            <text:p>249,7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0.103927" calcext:value-type="float">
            <text:p>0,103927</text:p>
          </table:table-cell>
          <table:table-cell office:value-type="float" office:value="0.000601" calcext:value-type="float">
            <text:p>0,000601</text:p>
          </table:table-cell>
          <table:table-cell office:value-type="float" office:value="0.150069" calcext:value-type="float">
            <text:p>0,150069</text:p>
          </table:table-cell>
          <table:table-cell office:value-type="float" office:value="0" calcext:value-type="float">
            <text:p>0</text:p>
          </table:table-cell>
          <table:table-cell table:formula="of:=[.H71]*[.I7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rite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6.8" calcext:value-type="float">
            <text:p>16,8</text:p>
          </table:table-cell>
          <table:table-cell office:value-type="float" office:value="0.000023" calcext:value-type="float">
            <text:p>0,000023</text:p>
          </table:table-cell>
          <table:table-cell office:value-type="float" office:value="0.011084" calcext:value-type="float">
            <text:p>0,011084</text:p>
          </table:table-cell>
          <table:table-cell office:value-type="float" office:value="0.000374" calcext:value-type="float">
            <text:p>0,000374</text:p>
          </table:table-cell>
          <table:table-cell office:value-type="float" office:value="0.006283" calcext:value-type="float">
            <text:p>0,006283</text:p>
          </table:table-cell>
          <table:table-cell table:formula="of:=[Syscalls.E471]" office:value-type="float" office:value="2.0459066" calcext:value-type="float">
            <text:p>2,0459066</text:p>
          </table:table-cell>
          <table:table-cell table:formula="of:=[.H72]*[.I72]" office:value-type="float" office:value="0.0128544311678" calcext:value-type="float">
            <text:p>0,0128544312</text:p>
          </table:table-cell>
        </table:table-row>
        <table:table-row table:style-name="ro2">
          <table:table-cell office:value-type="string" calcext:value-type="string">
            <text:p>mmap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.8" calcext:value-type="float">
            <text:p>11,8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0.007088" calcext:value-type="float">
            <text:p>0,007088</text:p>
          </table:table-cell>
          <table:table-cell office:value-type="float" office:value="0.000365" calcext:value-type="float">
            <text:p>0,000365</text:p>
          </table:table-cell>
          <table:table-cell office:value-type="float" office:value="0.004307" calcext:value-type="float">
            <text:p>0,004307</text:p>
          </table:table-cell>
          <table:table-cell table:formula="of:=[Syscalls.E299]" office:value-type="float" office:value="1.757913" calcext:value-type="float">
            <text:p>1,757913</text:p>
          </table:table-cell>
          <table:table-cell table:formula="of:=[.H73]*[.I73]" office:value-type="float" office:value="0.007571331291" calcext:value-type="float">
            <text:p>0,0075713313</text:p>
          </table:table-cell>
        </table:table-row>
        <table:table-row table:style-name="ro2">
          <table:table-cell office:value-type="string" calcext:value-type="string">
            <text:p>clock_gettime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4.9" calcext:value-type="float">
            <text:p>34,9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801" calcext:value-type="float">
            <text:p>0,00801</text:p>
          </table:table-cell>
          <table:table-cell office:value-type="float" office:value="0.000113" calcext:value-type="float">
            <text:p>0,000113</text:p>
          </table:table-cell>
          <table:table-cell office:value-type="float" office:value="0.003943" calcext:value-type="float">
            <text:p>0,003943</text:p>
          </table:table-cell>
          <table:table-cell table:formula="of:=[Syscalls.E42]" office:value-type="float" office:value="1.57293813333333" calcext:value-type="float">
            <text:p>1,5729381333</text:p>
          </table:table-cell>
          <table:table-cell table:formula="of:=[.H74]*[.I74]" office:value-type="float" office:value="0.00620209505973333" calcext:value-type="float">
            <text:p>0,0062020951</text:p>
          </table:table-cell>
        </table:table-row>
        <table:table-row table:style-name="ro2">
          <table:table-cell office:value-type="string" calcext:value-type="string">
            <text:p>mprotect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.2" calcext:value-type="float">
            <text:p>9,2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21291" calcext:value-type="float">
            <text:p>0,021291</text:p>
          </table:table-cell>
          <table:table-cell office:value-type="float" office:value="0.000425" calcext:value-type="float">
            <text:p>0,000425</text:p>
          </table:table-cell>
          <table:table-cell office:value-type="float" office:value="0.00391" calcext:value-type="float">
            <text:p>0,00391</text:p>
          </table:table-cell>
          <table:table-cell table:formula="of:=[Syscalls.E342]" office:value-type="float" office:value="1.72114973333333" calcext:value-type="float">
            <text:p>1,7211497333</text:p>
          </table:table-cell>
          <table:table-cell table:formula="of:=[.H75]*[.I75]" office:value-type="float" office:value="0.00672969545733333" calcext:value-type="float">
            <text:p>0,0067296955</text:p>
          </table:table-cell>
        </table:table-row>
        <table:table-row table:style-name="ro2">
          <table:table-cell office:value-type="string" calcext:value-type="string">
            <text:p>prctl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.8" calcext:value-type="float">
            <text:p>16,8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0563" calcext:value-type="float">
            <text:p>0,00563</text:p>
          </table:table-cell>
          <table:table-cell office:value-type="float" office:value="0.000148" calcext:value-type="float">
            <text:p>0,000148</text:p>
          </table:table-cell>
          <table:table-cell office:value-type="float" office:value="0.002486" calcext:value-type="float">
            <text:p>0,002486</text:p>
          </table:table-cell>
          <table:table-cell table:formula="of:=[Syscalls.E385]" office:value-type="float" office:value="1.94488193333333" calcext:value-type="float">
            <text:p>1,9448819333</text:p>
          </table:table-cell>
          <table:table-cell table:formula="of:=[.H76]*[.I76]" office:value-type="float" office:value="0.00483497648626667" calcext:value-type="float">
            <text:p>0,0048349765</text:p>
          </table:table-cell>
        </table:table-row>
        <table:table-row table:style-name="ro2">
          <table:table-cell office:value-type="string" calcext:value-type="string">
            <text:p>getpriorit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.3" calcext:value-type="float">
            <text:p>5,3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0.017355" calcext:value-type="float">
            <text:p>0,017355</text:p>
          </table:table-cell>
          <table:table-cell office:value-type="float" office:value="0.000445" calcext:value-type="float">
            <text:p>0,000445</text:p>
          </table:table-cell>
          <table:table-cell office:value-type="float" office:value="0.002358" calcext:value-type="float">
            <text:p>0,002358</text:p>
          </table:table-cell>
          <table:table-cell office:value-type="float" office:value="0" calcext:value-type="float">
            <text:p>0</text:p>
          </table:table-cell>
          <table:table-cell table:formula="of:=[.H77]*[.I7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ad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08162" calcext:value-type="float">
            <text:p>0,008162</text:p>
          </table:table-cell>
          <table:table-cell office:value-type="float" office:value="0.000372" calcext:value-type="float">
            <text:p>0,000372</text:p>
          </table:table-cell>
          <table:table-cell office:value-type="float" office:value="0.00186" calcext:value-type="float">
            <text:p>0,00186</text:p>
          </table:table-cell>
          <table:table-cell table:formula="of:=[Syscalls.E428]" office:value-type="float" office:value="1.60110893333333" calcext:value-type="float">
            <text:p>1,6011089333</text:p>
          </table:table-cell>
          <table:table-cell table:formula="of:=[.H78]*[.I78]" office:value-type="float" office:value="0.002978062616" calcext:value-type="float">
            <text:p>0,0029780626</text:p>
          </table:table-cell>
        </table:table-row>
        <table:table-row table:style-name="ro2">
          <table:table-cell office:value-type="string" calcext:value-type="string">
            <text:p>clo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,3</text:p>
          </table:table-cell>
          <table:table-cell office:value-type="float" office:value="0.000057" calcext:value-type="float">
            <text:p>0,000057</text:p>
          </table:table-cell>
          <table:table-cell office:value-type="float" office:value="0.001795" calcext:value-type="float">
            <text:p>0,001795</text:p>
          </table:table-cell>
          <table:table-cell office:value-type="float" office:value="0.000799" calcext:value-type="float">
            <text:p>0,000799</text:p>
          </table:table-cell>
          <table:table-cell office:value-type="float" office:value="0.001837" calcext:value-type="float">
            <text:p>0,001837</text:p>
          </table:table-cell>
          <table:table-cell office:value-type="float" office:value="0" calcext:value-type="float">
            <text:p>0</text:p>
          </table:table-cell>
          <table:table-cell table:formula="of:=[.H79]*[.I7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ched_yield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43.5" calcext:value-type="float">
            <text:p>43,5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00791" calcext:value-type="float">
            <text:p>0,000791</text:p>
          </table:table-cell>
          <table:table-cell office:value-type="float" office:value="0.000035" calcext:value-type="float">
            <text:p>0,000035</text:p>
          </table:table-cell>
          <table:table-cell office:value-type="float" office:value="0.001522" calcext:value-type="float">
            <text:p>0,001522</text:p>
          </table:table-cell>
          <table:table-cell office:value-type="float" office:value="0" calcext:value-type="float">
            <text:p>0</text:p>
          </table:table-cell>
          <table:table-cell table:formula="of:=[.H80]*[.I8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dvis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,6</text:p>
          </table:table-cell>
          <table:table-cell office:value-type="float" office:value="0.000035" calcext:value-type="float">
            <text:p>0,000035</text:p>
          </table:table-cell>
          <table:table-cell office:value-type="float" office:value="0.003488" calcext:value-type="float">
            <text:p>0,003488</text:p>
          </table:table-cell>
          <table:table-cell office:value-type="float" office:value="0.000225" calcext:value-type="float">
            <text:p>0,000225</text:p>
          </table:table-cell>
          <table:table-cell office:value-type="float" office:value="0.00081" calcext:value-type="float">
            <text:p>0,00081</text:p>
          </table:table-cell>
          <table:table-cell office:value-type="float" office:value="0" calcext:value-type="float">
            <text:p>0</text:p>
          </table:table-cell>
          <table:table-cell table:formula="of:=[.H81]*[.I8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etuid3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.3" calcext:value-type="float">
            <text:p>6,3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0.001494" calcext:value-type="float">
            <text:p>0,001494</text:p>
          </table:table-cell>
          <table:table-cell office:value-type="float" office:value="0.000122" calcext:value-type="float">
            <text:p>0,000122</text:p>
          </table:table-cell>
          <table:table-cell office:value-type="float" office:value="0.000768" calcext:value-type="float">
            <text:p>0,000768</text:p>
          </table:table-cell>
          <table:table-cell table:formula="of:=[Syscalls.E214]" office:value-type="float" office:value="1.35933923333333" calcext:value-type="float">
            <text:p>1,3593392333</text:p>
          </table:table-cell>
          <table:table-cell table:formula="of:=[.H82]*[.I82]" office:value-type="float" office:value="0.0010439725312" calcext:value-type="float">
            <text:p>0,0010439725</text:p>
          </table:table-cell>
        </table:table-row>
        <table:table-row table:style-name="ro2">
          <table:table-cell office:value-type="string" calcext:value-type="string">
            <text:p>opena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,4</text:p>
          </table:table-cell>
          <table:table-cell office:value-type="float" office:value="0.000036" calcext:value-type="float">
            <text:p>0,000036</text:p>
          </table:table-cell>
          <table:table-cell office:value-type="float" office:value="0.001884" calcext:value-type="float">
            <text:p>0,001884</text:p>
          </table:table-cell>
          <table:table-cell office:value-type="float" office:value="0.000237" calcext:value-type="float">
            <text:p>0,000237</text:p>
          </table:table-cell>
          <table:table-cell office:value-type="float" office:value="0.000568" calcext:value-type="float">
            <text:p>0,000568</text:p>
          </table:table-cell>
          <table:table-cell office:value-type="float" office:value="0" calcext:value-type="float">
            <text:p>0</text:p>
          </table:table-cell>
          <table:table-cell table:formula="of:=[.H83]*[.I8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los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.4" calcext:value-type="float">
            <text:p>6,4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1957" calcext:value-type="float">
            <text:p>0,001957</text:p>
          </table:table-cell>
          <table:table-cell office:value-type="float" office:value="0.000077" calcext:value-type="float">
            <text:p>0,000077</text:p>
          </table:table-cell>
          <table:table-cell office:value-type="float" office:value="0.000492" calcext:value-type="float">
            <text:p>0,000492</text:p>
          </table:table-cell>
          <table:table-cell office:value-type="float" office:value="0" calcext:value-type="float">
            <text:p>0</text:p>
          </table:table-cell>
          <table:table-cell table:formula="of:=[.H84]*[.I8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unmap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00209" calcext:value-type="float">
            <text:p>0,000209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00209" calcext:value-type="float">
            <text:p>0,000209</text:p>
          </table:table-cell>
          <table:table-cell office:value-type="float" office:value="0.000418" calcext:value-type="float">
            <text:p>0,000418</text:p>
          </table:table-cell>
          <table:table-cell table:formula="of:=[.I73]" office:value-type="float" office:value="1.757913" calcext:value-type="float">
            <text:p>1,757913</text:p>
          </table:table-cell>
          <table:table-cell table:formula="of:=[.H85]*[.I85]" office:value-type="float" office:value="0.000734807634" calcext:value-type="float">
            <text:p>0,0007348076</text:p>
          </table:table-cell>
        </table:table-row>
        <table:table-row table:style-name="ro2">
          <table:table-cell office:value-type="string" calcext:value-type="string">
            <text:p>sigaltstac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,4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172" calcext:value-type="float">
            <text:p>0,00172</text:p>
          </table:table-cell>
          <table:table-cell office:value-type="float" office:value="0.000174" calcext:value-type="float">
            <text:p>0,000174</text:p>
          </table:table-cell>
          <table:table-cell office:value-type="float" office:value="0.000417" calcext:value-type="float">
            <text:p>0,000417</text:p>
          </table:table-cell>
          <table:table-cell office:value-type="float" office:value="0" calcext:value-type="float">
            <text:p>0</text:p>
          </table:table-cell>
          <table:table-cell table:formula="of:=[.H86]*[.I8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etpriorit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,3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00435" calcext:value-type="float">
            <text:p>0,000435</text:p>
          </table:table-cell>
          <table:table-cell office:value-type="float" office:value="0.000124" calcext:value-type="float">
            <text:p>0,000124</text:p>
          </table:table-cell>
          <table:table-cell office:value-type="float" office:value="0.000285" calcext:value-type="float">
            <text:p>0,000285</text:p>
          </table:table-cell>
          <table:table-cell office:value-type="float" office:value="0" calcext:value-type="float">
            <text:p>0</text:p>
          </table:table-cell>
          <table:table-cell table:formula="of:=[.H87]*[.I8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chmo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.000203" calcext:value-type="float">
            <text:p>0,000203</text:p>
          </table:table-cell>
          <table:table-cell office:value-type="float" office:value="0" calcext:value-type="float">
            <text:p>0</text:p>
          </table:table-cell>
          <table:table-cell table:formula="of:=[.H88]*[.I8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t_sigprocmask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.000132" calcext:value-type="float">
            <text:p>0,000132</text:p>
          </table:table-cell>
          <table:table-cell office:value-type="float" office:value="0" calcext:value-type="float">
            <text:p>0</text:p>
          </table:table-cell>
          <table:table-cell table:formula="of:=[.H89]*[.I8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et_tid_addres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.000129" calcext:value-type="float">
            <text:p>0,000129</text:p>
          </table:table-cell>
          <table:table-cell office:value-type="float" office:value="0" calcext:value-type="float">
            <text:p>0</text:p>
          </table:table-cell>
          <table:table-cell table:formula="of:=[.H90]*[.I9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up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059" calcext:value-type="float">
            <text:p>0,000059</text:p>
          </table:table-cell>
          <table:table-cell office:value-type="float" office:value="0.000033" calcext:value-type="float">
            <text:p>0,000033</text:p>
          </table:table-cell>
          <table:table-cell office:value-type="float" office:value="0.000099" calcext:value-type="float">
            <text:p>0,000099</text:p>
          </table:table-cell>
          <table:table-cell office:value-type="float" office:value="0" calcext:value-type="float">
            <text:p>0</text:p>
          </table:table-cell>
          <table:table-cell table:formula="of:=[.H91]*[.I91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SUM([.H68:.H91])" office:value-type="float" office:value="2.483866" calcext:value-type="float">
            <text:p>2,483866</text:p>
          </table:table-cell>
          <table:table-cell/>
          <table:table-cell table:formula="of:=SUM([.J68:.J91])" office:value-type="float" office:value="2.02422128719308" calcext:value-type="float">
            <text:p>2,02422128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 style:data-style-name="N2" text:time-value="19:54:26.60032677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4T23:21:55.979198780</dc:date>
    <meta:generator>LibreOffice/4.2.8.2$Linux_X86_64 LibreOffice_project/420m0$Build-2</meta:generator>
    <meta:editing-duration>PT3H6M45S</meta:editing-duration>
    <meta:editing-cycles>4</meta:editing-cycles>
    <meta:document-statistic meta:table-count="3" meta:cell-count="3173" meta:object-count="0"/>
  </office:meta>
</office:document-meta>
</file>